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style:text-underline-style="solid" style:text-underline-width="auto" style:text-underline-color="font-color"/>
    </style:style>
    <style:style style:name="P4" style:family="paragraph" style:parent-style-name="Text_20_body">
      <style:text-properties style:use-window-font-color="true" style:text-underline-style="non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text-properties fo:color="#ff3333"/>
    </style:style>
    <style:style style:name="P9"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10"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11" style:family="paragraph" style:parent-style-name="Standard">
      <style:text-properties style:use-window-font-color="true" style:text-underline-style="none"/>
    </style:style>
    <style:style style:name="P12" style:family="paragraph" style:parent-style-name="Normal">
      <style:paragraph-properties fo:margin-left="0cm" fo:margin-right="0cm" fo:text-indent="0.847cm" style:auto-text-indent="false" fo:break-before="page"/>
      <style:text-properties style:use-window-font-color="true"/>
    </style:style>
    <style:style style:name="P13" style:family="paragraph" style:parent-style-name="Text_20_body" style:master-page-name="">
      <style:paragraph-properties style:page-number="auto"/>
      <style:text-properties style:use-window-font-color="true"/>
    </style:style>
    <style:style style:name="P14"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15"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16"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1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18"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19" style:family="paragraph" style:parent-style-name="Цитата_20_-_20_автор">
      <style:text-properties style:use-window-font-color="true"/>
    </style:style>
    <style:style style:name="P20" style:family="paragraph" style:parent-style-name="Эпиграф_20__2b__20_автор">
      <style:text-properties style:use-window-font-color="true"/>
    </style:style>
    <style:style style:name="P21" style:family="paragraph" style:parent-style-name="Subtitle">
      <style:text-properties style:use-window-font-color="true"/>
    </style:style>
    <style:style style:name="P22" style:family="paragraph" style:parent-style-name="Subtitle">
      <style:text-properties style:use-window-font-color="true" style:text-underline-style="none"/>
    </style:style>
    <style:style style:name="P23" style:family="paragraph" style:parent-style-name="Subtitle">
      <style:paragraph-properties fo:margin-top="0.706cm" fo:margin-bottom="0.706cm"/>
      <style:text-properties style:use-window-font-color="true"/>
    </style:style>
    <style:style style:name="P24" style:family="paragraph" style:parent-style-name="Subtitle">
      <style:paragraph-properties fo:margin-top="0.706cm" fo:margin-bottom="0.706cm"/>
      <style:text-properties style:use-window-font-color="true" fo:font-weight="normal" style:font-weight-asian="normal" style:font-weight-complex="normal"/>
    </style:style>
    <style:style style:name="P25" style:family="paragraph" style:parent-style-name="Эпиграф_20_-_20_автор">
      <style:text-properties style:use-window-font-color="true"/>
    </style:style>
    <style:style style:name="P26" style:family="paragraph" style:parent-style-name="Quotations">
      <style:text-properties style:use-window-font-color="true"/>
    </style:style>
    <style:style style:name="P27" style:family="paragraph" style:parent-style-name="Цитата_20__2b__20_автор">
      <style:text-properties style:use-window-font-color="true"/>
    </style:style>
    <style:style style:name="P28" style:family="paragraph" style:parent-style-name="Text_20_body">
      <style:text-properties style:use-window-font-color="true"/>
    </style:style>
    <style:style style:name="P29" style:family="paragraph" style:parent-style-name="Text_20_body">
      <style:paragraph-properties fo:text-align="justify" style:justify-single-word="false"/>
      <style:text-properties style:use-window-font-color="true" fo:background-color="#ffffff"/>
    </style:style>
    <style:style style:name="P30" style:family="paragraph" style:parent-style-name="Text_20_body" style:list-style-name="L1">
      <style:paragraph-properties fo:text-align="justify" style:justify-single-word="false"/>
      <style:text-properties style:use-window-font-color="true" fo:background-color="#ffffff"/>
    </style:style>
    <style:style style:name="P31" style:family="paragraph" style:parent-style-name="Text_20_body" style:list-style-name="L2">
      <style:text-properties style:use-window-font-color="true"/>
    </style:style>
    <style:style style:name="P32" style:family="paragraph" style:parent-style-name="Text_20_body" style:list-style-name="L3">
      <style:text-properties style:use-window-font-color="true"/>
    </style:style>
    <style:style style:name="P33" style:family="paragraph" style:parent-style-name="Text_20_body" style:list-style-name="диалог">
      <style:text-properties style:use-window-font-color="true" style:text-underline-style="none"/>
    </style:style>
    <style:style style:name="P34" style:family="paragraph" style:parent-style-name="Text_20_body" style:list-style-name="L22">
      <style:text-properties style:use-window-font-color="true" style:text-underline-style="none"/>
    </style:style>
    <style:style style:name="P35" style:family="paragraph" style:parent-style-name="Text_20_body">
      <style:text-properties style:use-window-font-color="true" fo:font-style="italic" fo:font-weight="bold" style:font-style-asian="italic" style:font-weight-asian="bold" style:font-style-complex="italic" style:font-weight-complex="bold"/>
    </style:style>
    <style:style style:name="P36" style:family="paragraph" style:parent-style-name="Text_20_body" style:list-style-name="диалог">
      <style:text-properties style:use-window-font-color="true"/>
    </style:style>
    <style:style style:name="P37" style:family="paragraph" style:parent-style-name="Text_20_body">
      <style:paragraph-properties fo:text-align="justify" style:justify-single-word="false"/>
      <style:text-properties style:use-window-font-color="true"/>
    </style:style>
    <style:style style:name="P38" style:family="paragraph" style:parent-style-name="Text_20_body" style:list-style-name="L16">
      <style:paragraph-properties fo:text-align="justify" style:justify-single-word="false"/>
      <style:text-properties style:use-window-font-color="true"/>
    </style:style>
    <style:style style:name="P39" style:family="paragraph" style:parent-style-name="Text_20_body" style:list-style-name="L12">
      <style:paragraph-properties fo:text-align="justify" style:justify-single-word="false"/>
      <style:text-properties style:use-window-font-color="true"/>
    </style:style>
    <style:style style:name="P40" style:family="paragraph" style:parent-style-name="Text_20_body" style:list-style-name="L13">
      <style:paragraph-properties fo:text-align="justify" style:justify-single-word="false"/>
      <style:text-properties style:use-window-font-color="true"/>
    </style:style>
    <style:style style:name="P41" style:family="paragraph" style:parent-style-name="Text_20_body" style:list-style-name="диалог">
      <style:paragraph-properties fo:text-align="justify" style:justify-single-word="false"/>
      <style:text-properties style:use-window-font-color="true"/>
    </style:style>
    <style:style style:name="P42" style:family="paragraph" style:parent-style-name="Text_20_body" style:list-style-name="L17">
      <style:paragraph-properties fo:text-align="justify" style:justify-single-word="false"/>
      <style:text-properties style:use-window-font-color="true"/>
    </style:style>
    <style:style style:name="P43" style:family="paragraph" style:parent-style-name="Text_20_body" style:list-style-name="L18">
      <style:paragraph-properties fo:text-align="justify" style:justify-single-word="false"/>
      <style:text-properties style:use-window-font-color="true"/>
    </style:style>
    <style:style style:name="P44" style:family="paragraph" style:parent-style-name="Text_20_body" style:list-style-name="L19">
      <style:paragraph-properties fo:text-align="justify" style:justify-single-word="false"/>
      <style:text-properties style:use-window-font-color="true"/>
    </style:style>
    <style:style style:name="P45" style:family="paragraph" style:parent-style-name="Text_20_body">
      <style:paragraph-properties fo:text-align="justify" style:justify-single-word="false"/>
      <style:text-properties style:use-window-font-color="true" fo:font-weight="bold" style:font-weight-asian="bold" style:font-weight-complex="bold"/>
    </style:style>
    <style:style style:name="P46" style:family="paragraph" style:parent-style-name="Text_20_body" style:list-style-name="L20">
      <style:text-properties style:use-window-font-color="true"/>
    </style:style>
    <style:style style:name="P47" style:family="paragraph" style:parent-style-name="Text_20_body" style:list-style-name="L21">
      <style:text-properties style:use-window-font-color="true"/>
    </style:style>
    <style:style style:name="P48" style:family="paragraph" style:parent-style-name="Text_20_body" style:list-style-name="диалог">
      <style:text-properties style:use-window-font-color="true" style:text-underline-style="solid" style:text-underline-width="auto" style:text-underline-color="font-color"/>
    </style:style>
    <style:style style:name="P49" style:family="paragraph" style:parent-style-name="Text_20_body" style:list-style-name="L22">
      <style:text-properties style:use-window-font-color="true"/>
    </style:style>
    <style:style style:name="P50" style:family="paragraph" style:parent-style-name="Text_20_body" style:list-style-name="L23">
      <style:text-properties style:use-window-font-color="true"/>
    </style:style>
    <style:style style:name="P51" style:family="paragraph" style:parent-style-name="Text_20_body" style:list-style-name="диалог">
      <style:text-properties style:use-window-font-color="true" fo:font-weight="normal" style:font-weight-asian="normal" style:font-weight-complex="normal"/>
    </style:style>
    <style:style style:name="P52" style:family="paragraph" style:parent-style-name="Text_20_body" style:list-style-name="диалог"/>
    <style:style style:name="P53" style:family="paragraph" style:parent-style-name="Text_20_body">
      <style:paragraph-properties fo:text-align="justify" style:justify-single-word="false"/>
    </style:style>
    <style:style style:name="P54" style:family="paragraph" style:parent-style-name="Text_20_body" style:list-style-name="диалог">
      <style:paragraph-properties fo:text-align="justify" style:justify-single-word="false"/>
    </style:style>
    <style:style style:name="P55" style:family="paragraph" style:parent-style-name="Text_20_body" style:list-style-name="L12">
      <style:paragraph-properties fo:text-align="justify" style:justify-single-word="false"/>
    </style:style>
    <style:style style:name="P56" style:family="paragraph" style:parent-style-name="Text_20_body" style:list-style-name="L24">
      <style:paragraph-properties fo:text-align="justify" style:justify-single-word="false"/>
    </style:style>
    <style:style style:name="P57" style:family="paragraph" style:parent-style-name="Text_20_body" style:list-style-name="диалог">
      <style:text-properties fo:font-style="italic" fo:font-weight="bold" style:font-style-asian="italic" style:font-weight-asian="bold" style:font-style-complex="italic" style:font-weight-complex="bold"/>
    </style:style>
    <style:style style:name="P58" style:family="paragraph" style:parent-style-name="Text_20_body">
      <style:text-properties fo:font-size="18pt" style:font-size-asian="18pt" style:font-size-complex="18pt"/>
    </style:style>
    <style:style style:name="P59" style:family="paragraph" style:parent-style-name="Text_20_body" style:list-style-name="L23"/>
    <style:style style:name="P60" style:family="paragraph" style:parent-style-name="Text_20_body" style:list-style-name="диалог">
      <style:paragraph-properties fo:margin-left="0cm" fo:margin-right="0cm" fo:text-indent="0cm" style:auto-text-indent="false"/>
    </style:style>
    <style:style style:name="P61" style:family="paragraph" style:parent-style-name="Text_20_body">
      <style:paragraph-properties fo:break-before="page"/>
      <style:text-properties fo:font-size="18pt" style:font-size-asian="18pt" style:font-size-complex="18pt"/>
    </style:style>
    <style:style style:name="P62" style:family="paragraph" style:parent-style-name="Heading_20_3">
      <style:paragraph-properties fo:break-before="page"/>
    </style:style>
    <style:style style:name="P63" style:family="paragraph" style:parent-style-name="Heading_20_4">
      <style:paragraph-properties fo:break-before="page"/>
    </style:style>
    <style:style style:name="P64" style:family="paragraph" style:parent-style-name="Heading_20_1" style:master-page-name="Index">
      <style:paragraph-properties style:page-number="auto"/>
      <style:text-properties style:use-window-font-color="true"/>
    </style:style>
    <style:style style:name="P65" style:family="paragraph" style:parent-style-name="Heading_20_2">
      <style:paragraph-properties fo:break-before="page"/>
    </style:style>
    <style:style style:name="P66" style:family="paragraph" style:parent-style-name="Heading_20_2" style:master-page-name="Right_20_Page">
      <style:paragraph-properties style:page-number="3"/>
    </style:style>
    <style:style style:name="P67" style:family="paragraph" style:parent-style-name="Para_20_05" style:master-page-name="MP0">
      <style:paragraph-properties fo:text-align="center" style:justify-single-word="false" style:page-number="auto" fo:break-before="page"/>
    </style:style>
    <style:style style:name="P68" style:family="paragraph" style:parent-style-name="Para_20_05" style:master-page-name="First_20_Page">
      <style:paragraph-properties fo:text-align="center" style:justify-single-word="false" style:page-number="1"/>
    </style:style>
    <style:style style:name="P69"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70"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71" style:family="paragraph" style:parent-style-name="Цитата_20_-_20_автор">
      <style:text-properties style:use-window-font-color="true"/>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5" style:family="paragraph" style:parent-style-name="Цитата_20__2b__20_автор">
      <style:paragraph-properties fo:text-align="justify" style:justify-single-word="false"/>
      <style:text-properties style:use-window-font-color="true"/>
    </style:style>
    <style:style style:name="P76" style:family="paragraph" style:parent-style-name="Quotations">
      <style:text-properties style:use-window-font-color="true"/>
    </style:style>
    <style:style style:name="P77" style:family="paragraph" style:parent-style-name="Quotations">
      <style:paragraph-properties fo:text-align="justify" style:justify-single-word="false"/>
      <style:text-properties style:use-window-font-color="true"/>
    </style:style>
    <style:style style:name="P78" style:family="paragraph" style:parent-style-name="Quotations">
      <style:paragraph-properties fo:text-align="justify" style:justify-single-word="false"/>
      <style:text-properties style:use-window-font-color="true" fo:background-color="#ffffff"/>
    </style:style>
    <style:style style:name="P79" style:family="paragraph" style:parent-style-name="Quotations">
      <style:paragraph-properties fo:text-align="justify" style:justify-single-word="false"/>
    </style:style>
    <style:style style:name="P80"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1" style:family="paragraph" style:parent-style-name="Subtitle">
      <style:text-properties style:use-window-font-color="true"/>
    </style:style>
    <style:style style:name="P82" style:family="paragraph" style:parent-style-name="Subtitle">
      <style:paragraph-properties fo:margin-top="0.706cm" fo:margin-bottom="0.706cm"/>
      <style:text-properties style:use-window-font-color="tru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normal" fo:font-weight="normal" style:font-style-asian="normal" style:font-weight-asian="normal" style:font-style-complex="normal" style:font-weight-complex="normal"/>
    </style:style>
    <style:style style:name="T15" style:family="text">
      <style:text-properties style:use-window-font-color="true"/>
    </style:style>
    <style:style style:name="T16" style:family="text">
      <style:text-properties style:use-window-font-color="true" style:font-name="Calibri1" fo:font-size="14pt" style:font-size-asian="14pt" style:font-size-complex="14pt" style:language-complex="ru" style:country-complex="RU"/>
    </style:style>
    <style:style style:name="T17" style:family="text">
      <style:text-properties style:use-window-font-color="true" style:font-name="Verdana5" fo:font-size="14pt" style:font-size-asian="14pt" style:font-size-complex="14pt" style:language-complex="ru" style:country-complex="RU"/>
    </style:style>
    <style:style style:name="T18" style:family="text">
      <style:text-properties style:use-window-font-color="true" style:font-name="Verdana5" style:language-complex="ru" style:country-complex="RU"/>
    </style:style>
    <style:style style:name="T19" style:family="text">
      <style:text-properties style:use-window-font-color="true" fo:font-weight="bold" style:font-weight-asian="bold" style:font-weight-complex="bold"/>
    </style:style>
    <style:style style:name="T20" style:family="text">
      <style:text-properties style:use-window-font-color="true" style:language-complex="ru" style:country-complex="RU"/>
    </style:style>
    <style:style style:name="T21" style:family="text">
      <style:text-properties style:use-window-font-color="true" fo:font-style="italic" style:font-style-asian="italic" style:font-style-complex="italic"/>
    </style:style>
    <style:style style:name="T22" style:family="text">
      <style:text-properties style:use-window-font-color="true" fo:font-style="italic" fo:background-color="#ffffff" style:font-style-asian="italic" style:font-style-complex="italic"/>
    </style:style>
    <style:style style:name="T23" style:family="text">
      <style:text-properties style:use-window-font-color="true" fo:font-style="normal" style:font-style-asian="normal" style:font-style-complex="normal"/>
    </style:style>
    <style:style style:name="T24" style:family="text">
      <style:text-properties style:use-window-font-color="true" style:text-line-through-style="none"/>
    </style:style>
    <style:style style:name="T25" style:family="text">
      <style:text-properties style:use-window-font-color="true" style:text-line-through-style="none" style:text-underline-style="none"/>
    </style:style>
    <style:style style:name="T26" style:family="text">
      <style:text-properties style:use-window-font-color="true" fo:font-weight="normal" style:font-weight-asian="normal" style:font-weight-complex="normal"/>
    </style:style>
    <style:style style:name="T27" style:family="text">
      <style:text-properties style:use-window-font-color="true" fo:background-color="#ffffff"/>
    </style:style>
    <style:style style:name="T28" style:family="text">
      <style:text-properties style:use-window-font-color="true" fo:language="ru" fo:country="RU" fo:background-color="#ffffff"/>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3"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4"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35" style:family="text">
      <style:text-properties fo:background-color="#ffffff"/>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Verdana"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Verdana"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Verdana"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Verdana"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Verdana" style:font-style-name="Regular" style:font-family-generic="swis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Verdana" style:font-style-name="Regular" style:font-family-generic="swis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Verdana"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Verdana"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Verdana" style:font-style-name="Regular" style:font-family-generic="swis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Default_20_Paragraph_20_Font"><text:span text:style-name="T16"/></text:span></text:p>
      <text:p text:style-name="P68"><text:span text:style-name="Default_20_Paragraph_20_Font"><text:span text:style-name="T17">Янина Каминская</text:span></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7"/></text:span></text:p>
      <text:p text:style-name="P1"><text:span text:style-name="Default_20_Paragraph_20_Font"><text:span text:style-name="T18"><text:s/></text:span></text:span></text:p>
      <text:p text:style-name="P10">Реквием по любви</text:p>
      <text:p text:style-name="P9">или</text:p>
      <text:p text:style-name="P9">мемуары о манипуляторе</text:p>
      <text:p text:style-name="P70"/>
      <text:p text:style-name="P70"/>
      <text:p text:style-name="P9"/>
      <text:p text:style-name="P9"/>
      <text:p text:style-name="P9"/>
      <text:p text:style-name="P9"/>
      <text:p text:style-name="P9"/>
      <text:p text:style-name="P9"/>
      <text:p text:style-name="P9"/>
      <text:h text:style-name="Heading_20_1" text:outline-level="1">Часть 1.<text:line-break/>Фирменные отношения</text:h>
      <text:p text:style-name="P9"/>
      <text:h text:style-name="P66" text:outline-level="2"><text:bookmark-start text:name="Vviedieniie"/>П<text:bookmark-end text:name="Vviedieniie"/>ролог</text:h>
      <text:p text:style-name="P20">Опыт – дитя мысли, а мысль – дитя действия. Мы не можем изучать людей по книгам.</text:p>
      <text:p text:style-name="P25">Бенджамин Дизраэли</text:p>
      <text:p text:style-name="P37">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37">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37">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37"><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37">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37">Согласны ли вы со следующими утверждениями?</text:p>
      <text:list xml:id="list8494715338854910650" text:style-name="L16">
        <text:list-item>
          <text:p text:style-name="P38">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38">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38">Вам говорят, что вы совершаете ошибки, вы всегда виноваты, но не понимаете, в чем ваша вина;</text:p>
        </text:list-item>
        <text:list-item>
          <text:p text:style-name="P38">Вам кажется, что вы в одиночку несете всю или большую часть ответственности за совершаемые действия вашей пары;</text:p>
        </text:list-item>
        <text:list-item>
          <text:p text:style-name="P38"><text:soft-page-break/>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38">Ваши чувства и настроение зависят от вашего партнера. Вы часто готовы промолчать, чтобы угодить ему;</text:p>
        </text:list-item>
        <text:list-item>
          <text:p text:style-name="P38">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38">Вам кажется, что ваш партнер не заинтересован вами, а мысли о том, что вас могут бросить приводят вас в ужас.</text:p>
        </text:list-item>
      </text:list>
      <text:p text:style-name="P37">Если вы согласны хотя бы с несколькими из этих утверждений, мне жаль — вы попали в клуб жертв психологического манипулирования.</text:p>
      <text:p text:style-name="P21">* * *</text:p>
      <text:p text:style-name="P37">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37"><text:soft-page-break/>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37">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37">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37">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227681275074802939" text:style-name="диалог">
        <text:list-item>
          <text:p text:style-name="P54"><text:span text:style-name="T15">Ты переживаешь напрасно!</text:span></text:p>
        </text:list-item>
      </text:list>
      <text:p text:style-name="P37">Или:</text:p>
      <text:list xml:id="list38306398" text:continue-numbering="true" text:style-name="диалог">
        <text:list-item>
          <text:p text:style-name="P54"><text:span text:style-name="T15">Тебе нужно просто успокоиться!</text:span></text:p>
        </text:list-item>
      </text:list>
      <text:p text:style-name="P53"><text:span text:style-name="T15">А если ваши отношения уже закончились, то вы, скорее всего, в отчаянии, но слышите:</text:span></text:p>
      <text:list xml:id="list38309547" text:continue-numbering="true" text:style-name="диалог">
        <text:list-item>
          <text:p text:style-name="P54"><text:span text:style-name="T15">Тебе нужно просто отпустить и забыть.</text:span></text:p>
        </text:list-item>
      </text:list>
      <text:p text:style-name="P37"><text:soft-page-break/>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37">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на бумаге» все воспоминания, можно смело облегчить свою голову. Не забыть. Облегчить.</text:p>
      <text:p text:style-name="P53"><text:span text:style-name="T1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5">психопатией личности</text:span></text:span><text:span text:style-name="T15">.</text:span></text:p>
      <text:p text:style-name="P53"><text:span text:style-name="T15"/></text:p>
      <text:p text:style-name="P77">«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77"/>
      <text:p text:style-name="Text_20_body"><text:soft-page-break/><text:span text:style-name="T35">Сразу отмечу, что псих и психопат — это два понятия, которые отличаются между собой серьезными факторами. Не стоит их путать.</text:span></text:p>
      <text:p text:style-name="P29">Псих — это очень буйный и эмоционально выраженный человек.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Псих — это психически неуравновешенный и эмоционально нестабильный человек. Другими словами, психа видно издалека.</text:p>
      <text:p text:style-name="P29">Психопат, это несколько другое понятие. Это человек не с нестабильной, как, например, у психа,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29">Но, по сути, разница в поведении психа и психопата лежит в понятии эмпатия.</text:p>
      <text:p text:style-name="P53"><text:span text:style-name="T27">Эмпатия (</text:span><text:span text:style-name="T22">от </text:span><text:a xlink:type="simple" xlink:href="https://ru.wikipedia.org/wiki/Греческий_язык" text:style-name="Internet_20_link" text:visited-style-name="Visited_20_Internet_20_Link"><text:span text:style-name="T32">греч.</text:span></text:a><text:span text:style-name="T33"> </text:span><text:span text:style-name="T32">empatheia</text:span><text:span text:style-name="T34"> </text:span><text:span text:style-name="T22">— страсть, сопереживание, чувство</text:span><text:span text:style-name="T27">) – </text:span><text:span text:style-name="T28">это способность осознанно переживать эмоции по отношению к эмоциональному состоянию другого человека. Э</text:span><text:span text:style-name="T27">то, так сказать, социальный механизм, который помогает сопереживать любому эмоциональному состоянию другого.</text:span></text:p>
      <text:p text:style-name="P29">Существует несколько видов эмпатии:</text:p>
      <text:list xml:id="list8228372255513355531" text:style-name="L1">
        <text:list-item>
          <text:p text:style-name="P30">эмоциональная эмпатия— основана на механизмах проекции и подражания реакциям другого человека;</text:p>
        </text:list-item>
        <text:list-item>
          <text:p text:style-name="P30"><text:soft-page-break/>когнитивная эмпатия — сравнение, аналогия;</text:p>
        </text:list-item>
        <text:list-item>
          <text:p text:style-name="P30">предикативная эмпатия — способность предсказывать реакции другого человека.</text:p>
        </text:list-item>
      </text:list>
      <text:p text:style-name="P29">Прародитель понятия «психоанализ» Зигмунд Фрейд в 1905 году одним из первых дал определение термину «эмпатия»:</text:p>
      <text:p text:style-name="P29"/>
      <text:p text:style-name="P78">«Мы учитываем психическое состояние пациента, ставим себя в это состояние и стараемся понять его, сравнивая со своим собственным.»</text:p>
      <text:p text:style-name="P78"/>
      <text:p text:style-name="P29">С точки зрения психологии способность к эмпатии считается нормой.</text:p>
      <text:p text:style-name="P29">Так вот псих, в силу своей эмоциональности, способен ощутить как легкий эмоциональный отклик, так и всецело погрузиться в мир чувств другого. Другими словами,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21">* * *</text:p>
      <text:p text:style-name="P37">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text:soft-page-break/>неизлечимы и следуют шаблонному циклу: «идеализация — обесценивание — утилизация».</text:p>
      <text:p text:style-name="P53"><text:span text:style-name="T15">Итак, </text:span><text:span text:style-name="T19">п</text:span><text:span text:style-name="_31__20_Text"><text:span text:style-name="T15">сихопатия личности</text:span></text:span><text:span text:style-name="T15">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37">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1007291649156041508" text:style-name="L12">
        <text:list-item>
          <text:p text:style-name="P39">Равнодушие. Пассивное отношение к чувствам других. Отсутствие сострадания. Неумение и неспособность оказывать поддержку.</text:p>
        </text:list-item>
        <text:list-item>
          <text:p text:style-name="P3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39">Отсутствие чувства вины и сожаления. Неспособность анализировать полученный опыт. Отрицание наказания. Отсутствие стыда.</text:p>
        </text:list-item>
        <text:list-item>
          <text:p text:style-name="P3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39"><text:soft-page-break/>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39">Неспособность выдерживать критику. Завышение собственных способностей и значимости. Самолюбие. Нарциссизм.</text:p>
        </text:list-item>
        <text:list-item>
          <text:p text:style-name="P39">Лень. Безынициативность. Однообразность. Отсутствие стремления из-за страха собственной неудачи.</text:p>
        </text:list-item>
        <text:list-item>
          <text:p text:style-name="P55"><text:span text:style-name="T15">Дезорганизация. Неумение вести и контролировать дела. Делегирование обязанностей. Нарушенная дисциплина и отсутствие самоорганизованности.</text:span></text:p>
          <text:p text:style-name="P55"><text:span text:style-name="Default_20_Paragraph_20_Font"><text:span text:style-name="T20"/></text:span></text:p>
        </text:list-item>
      </text:list>
      <text:p text:style-name="P7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7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text:soft-page-break/>что нравится, нарушая при этом общественные нормы и правила без малейшего чувства вины или сожаления.</text:p>
      <text:p text:style-name="P75">…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19">Американский психиатр-криминолог Харви Клекли, «Маска нормальности»</text:p>
      <text:p text:style-name="Text_20_body"><text:span text:style-name="Default_20_Paragraph_20_Font"><text:span text:style-name="T20"/></text:span></text:p>
      <text:p text:style-name="Subtitle"><text:span text:style-name="Default_20_Paragraph_20_Font"><text:span text:style-name="T20">* * *</text:span></text:span></text:p>
      <text:p text:style-name="P37">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37">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text:soft-page-break/>очень удивлена рядом соприкосновений его поведения с описанием расстройств личности.</text:p>
      <text:p text:style-name="P37">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37">Это моя история.</text:p>
      <text:p text:style-name="P37">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1">* * *</text:p>
      <text:p text:style-name="P37">Для начала я попробую описать себя.</text:p>
      <text:p text:style-name="P37">Я всегда была сложным ребенком. Самая младшая из четырех детей в семье — я была, скажем так, последней надеждой отца на сына. Но, какое разочарование — ро<text:soft-page-break/>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37">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37">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37">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37">Предательства — нет, я не предатель. Хотя в моей жизни пришлось пару раз принимать сложные решения, за которые совесть до сих пор грызет. Которые причини<text:soft-page-break/>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37">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37">Очень часто дралась. Всегда защищаясь или защищая. При этом я выбирала себе равных соперников, и слабаков среди них не было.</text:p>
      <text:p text:style-name="P37">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37">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37">Очень привязываюсь к людям, потом остро переживаю их нехватку или предательство.</text:p>
      <text:p text:style-name="P37"><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37">Верю в людей. Раньше это еще было доверие людям, но я и это переросла.</text:p>
      <text:p text:style-name="P37">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37">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37">А еще раньше я была очень веселой, уверенной в себе, практически бесстрашной и волевой. Теперь наверстываю...</text:p>
      <text:p text:style-name="P37">Коротко, но далеко не все.</text:p>
      <text:p text:style-name="P21">* * *</text:p>
      <text:p text:style-name="P37">А теперь давайте разберем «портрет» жертвы.</text:p>
      <text:p text:style-name="P37"><text:soft-page-break/>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37">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1">* * *</text:p>
      <text:p text:style-name="P37">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37">Приведу пример психопатии из истории, дабы у скептиков было меньше комментариев вроде:</text:p>
      <text:list xml:id="list38317543" text:continue-list="list38309547" text:style-name="диалог">
        <text:list-item>
          <text:p text:style-name="P54"><text:span text:style-name="T15">Еще одна сопливая история сопливой девочки, которая сама все испортила и сама во всем виновата. Кто ей лекарь?!</text:span></text:p>
        </text:list-item>
      </text:list>
      <text:p text:style-name="P37"><text:soft-page-break/>Вот отрывок из книги о лагерях смерти А. Чернявской «Психология господства и подчинения: Хрестоматия»:</text:p>
      <text:p text:style-name="P37"/>
      <text:p text:style-name="P79"><text:span text:style-name="T15">«...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span></text:p>
      <text:p text:style-name="P79"><text:span text:style-name="Default_20_Paragraph_20_Font"><text:span text:style-name="T20"/></text:span></text:p>
      <text:p text:style-name="P53"><text:span text:style-name="T15">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1">специально разработанным </text:span><text:span text:style-name="_30__20_Text"><text:span text:style-name="T21">методом</text:span></text:span><text:span text:style-name="T15">, с единственной целью — получить абсолютное повиновение.</text:span></text:p>
      <text:p text:style-name="P37">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3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37"><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37">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37"/>
      <text:p text:style-name="P7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19">Х. Арендт, «Банальность зла: Эйхман в Иерусалиме»</text:p>
      <text:p text:style-name="P19"/>
      <text:p text:style-name="P37">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37">К слову, сидя в суде и слушая обвинительный приговор за преступления против человечества, Эйхман улыбался.</text:p>
      <text:p text:style-name="P37"><text:soft-page-break/>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37">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1">* * *</text:p>
      <text:p text:style-name="P37">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37">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37"><text:soft-page-break/>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37">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37">Я приведу пример.</text:p>
      <text:p text:style-name="P37">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53"><text:span text:style-name="T15">Вы отметили, что сыр действительно вкусный, и уже было направились к колбасному ряду, как она предлагает вам </text:span><text:span text:style-name="_30__20_Text"><text:span text:style-name="T15">купить</text:span></text:span><text:span text:style-name="T15">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37">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text:soft-page-break/>структуры, каждый из которых описывает состояние человека:</text:p>
      <text:list xml:id="list3219584307049655195" text:style-name="L13">
        <text:list-item>
          <text:p text:style-name="P40">когнитивный консонанс — согласованность знаний и поведения;</text:p>
        </text:list-item>
        <text:list-item>
          <text:p text:style-name="P40">когнитивный диссонанс — противоречивость знаний и поведения.</text:p>
        </text:list-item>
      </text:list>
      <text:p text:style-name="P37">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37">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37">Итак, подошло время заканчивать это затянувшееся вступление и переходить к делу. Поехали.</text:p>
      <text:p text:style-name="P37">Говным гавно жили были...</text:p>
      <text:h text:style-name="P65" text:outline-level="2"><text:bookmark-start text:name="Glava_1__Eto_ieshchie_nie_koniets"/>Глава 1.<text:line-break/>Это еще не конец</text:h>
      <text:p text:style-name="P37"><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37">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37">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text:soft-page-break/>эмоция была — «Это еще не конец». Именно это эхом прошлось по моей голове, когда я впервые сказала «пока» новому знакомому.</text:p>
      <text:p text:style-name="P37">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37">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37">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37">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37">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37">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37">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37">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37">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37">Оно здесь, со мной, внутри меня, никуда не уходит и дарит спокойствие. Это было волшебно.</text:p>
      <text:p text:style-name="P37">Так я влюбилась.</text:p>
      <text:h text:style-name="P65" text:outline-level="2"><text:bookmark-start text:name="Glava_2__Tablietka"/>Глава 2.<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37">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37">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37">Так я и жила. Веселилась никому не в ущерб. И была счастлива.</text:p>
      <text:list xml:id="list38310145" text:continue-list="list38317543" text:style-name="диалог">
        <text:list-item>
          <text:p text:style-name="P41"><text:soft-page-break/>У меня депресс!!!! Помоги! — пишу однажды мартовским днем другу, тому самому — общему.</text:p>
        </text:list-item>
        <text:list-item>
          <text:p text:style-name="P41">Да. Я тут. Излагай. Жалуйся.</text:p>
        </text:list-item>
        <text:list-item>
          <text:p text:style-name="P41">Не жалей — подбодри, ты умеешь.</text:p>
        </text:list-item>
        <text:list-item>
          <text:p text:style-name="P41">Хорошо сделаю. Только в каком, собственно, воп­росе?</text:p>
        </text:list-item>
        <text:list-item>
          <text:p text:style-name="P41">Весна. Я выходная. Сижу дома. Одна и ничего не делаю...</text:p>
        </text:list-item>
        <text:list-item>
          <text:p text:style-name="P41">А не хочешь N. вызвонить? Он парень шабутной и весёлый...</text:p>
        </text:list-item>
        <text:list-item>
          <text:p text:style-name="P41">Хочу...</text:p>
        </text:list-item>
        <text:list-item>
          <text:p text:style-name="P41">Ну я его таки набрал и дозвонился. Он с удовольствием с тобой затусить рад бы. Набери его. Договоритесь...</text:p>
        </text:list-item>
      </text:list>
      <text:p text:style-name="P37">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37">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321605" text:continue-numbering="true" text:style-name="диалог">
        <text:list-item>
          <text:p text:style-name="P54"><text:span text:style-name="T15">Будешь много думать — сойдешь с ума...</text:span></text:p>
        </text:list-item>
      </text:list>
      <text:p text:style-name="P37"><text:soft-page-break/>Но я постоянно думала. И — сходила с ума. Блин, как она была права!</text:p>
      <text:p text:style-name="P37">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чему-то не работало.</text:p>
      <text:p text:style-name="P37">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37">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37">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37">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37"><text:soft-page-break/>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37">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37">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1">* * *</text:p>
      <text:p text:style-name="P37">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37">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37"><text:soft-page-break/>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37">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37">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37">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37">Уже после первых таких посиделок, вы услышите от своих друзей, что он классный парень/она очень милая девушка. И поверьте мне, вы тоже так будете думать, и <text:soft-page-break/>мнение друзей будет очередным подтверждением того, что вы не ошиблись в своих наблюдениях. Так абьюзер цепляет.</text:p>
      <text:p text:style-name="P37">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37">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37">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37">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37"><text:soft-page-break/>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37">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37">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37">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37">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37"><text:soft-page-break/>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37">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37">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1">* * *</text:p>
      <text:p text:style-name="P37">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8317055" text:continue-numbering="true" text:style-name="диалог">
        <text:list-item>
          <text:p text:style-name="P54"><text:span text:style-name="T15">А почему бы тебе с ним не попробовать? Хороший парень...</text:span></text:p>
        </text:list-item>
      </text:list>
      <text:p text:style-name="P37"><text:soft-page-break/>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8330291" text:continue-numbering="true" text:style-name="диалог">
        <text:list-item>
          <text:p text:style-name="P54"><text:span text:style-name="T15">Любви не существует — повторяла я, — есть отношения, которые всегда заканчиваются.</text:span></text:p>
        </text:list-item>
      </text:list>
      <text:p text:style-name="P37">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21">* * *</text:p>
      <text:p text:style-name="P37">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37">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37">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text:soft-page-break/>была грандиозная вечеринка в доме с бассейном. Мы веселились и отрывались.</text:p>
      <text:p text:style-name="P37">Они пришли под вечер. Я отметила, что она очень красивая и ухоженная. Я заметила между ними какое-то напряжение, и подумала, что они накануне,<text:span text:style-name="T3">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37">В тот вечер она держалась молодцом — была общительная, сразу же влилась нашу уже поддатую компанию, была естественной и вела себя просто...</text:p>
      <text:p text:style-name="P37">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53"><text:span text:style-name="_30__20_Text"><text:span text:style-name="T23">Это еще один пунктик, на который нужно обратить особое внимание — е</text:span></text:span><text:span text:style-name="T23">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3"> Я еще вернусь к этой теме. Обязательно запомните этот момент.</text:span></text:span></text:p>
      <text:p text:style-name="P37">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37"><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21">* * *</text:p>
      <text:p text:style-name="P37">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8303151" text:continue-numbering="true" text:style-name="диалог">
        <text:list-item>
          <text:p text:style-name="P54"><text:span text:style-name="T15">Если я приеду, то буду приставать...</text:span></text:p>
        </text:list-item>
        <text:list-item>
          <text:p text:style-name="P54"><text:span text:style-name="T15">Приезжай. — ответила я.</text:span></text:p>
        </text:list-item>
      </text:list>
      <text:p text:style-name="P37">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37">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53"><text:soft-page-break/><text:span text:style-name="T15">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5">Если</text:span></text:span><text:span text:style-name="T15"> я приеду — </text:span><text:span text:style-name="_30__20_Text"><text:span text:style-name="T15">то</text:span></text:span><text:span text:style-name="T15"> буду приставать», прекрасно понимая, что мне </text:span><text:span text:style-name="T15">и в голову не придет ему ответить что-то вроде: «А, да? Ну тогда не приезжай!»</text:span></text:p>
      <text:p text:style-name="P53"><text:span text:style-name="T15">Либо так — либо так. А теперь смотрите чего он этим добился — </text:span><text:span text:style-name="_30__20_Text"><text:span text:style-name="T15">я приняла решение</text:span></text:span><text:span text:style-name="T15">. Меня не спрашивали и не ставили перед выбором, меня поставили перед фак</text:span><text:span text:style-name="T15">том. Я бы сказала, что тот день положил начало его игре, но, на самом деле, его игра началась задолго до этого дня.</text:span></text:p>
      <text:p text:style-name="P37">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37">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37">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37">— Хорошо, что тогда между нами ничего не было...</text:p>
      <text:p text:style-name="P53"><text:soft-page-break/><text:span text:style-name="T23">Оказалось, что он сошелся со своей девушкой. П</text:span><text:span text:style-name="_30__20_Text"><text:span text:style-name="T23">редыдущие его отношения на тот момент еще были</text:span></text:span><text:span text:style-name="T23">. Бесповоротно заканчивались, но еще были. И он уехал. На полгода.</text:span></text:p>
      <text:h text:style-name="P65" text:outline-level="2"><text:bookmark-start text:name="Glava_3__Ostaniesh_sia_"/>Глава 3.<text:line-break/>Останешься?<text:bookmark-end text:name="Glava_3__Ostaniesh_sia_"/></text:h>
      <text:p text:style-name="P37">Поздним весенним вечером зазвенел телефон. Новое сообщение:</text:p>
      <text:list xml:id="list38329313" text:continue-numbering="true" text:style-name="диалог">
        <text:list-item>
          <text:p text:style-name="P54"><text:span text:style-name="T15">Брожу по ночному городу. Думаю о тебе, вспоминаю...</text:span></text:p>
        </text:list-item>
        <text:list-item>
          <text:p text:style-name="P54"><text:span text:style-name="T15">Привет. — отвечаю я — Как жизнь?</text:span></text:p>
        </text:list-item>
        <text:list-item>
          <text:p text:style-name="P54"><text:span text:style-name="T15">Мы на маёвку собираемся. Приезжай.</text:span></text:p>
        </text:list-item>
        <text:list-item>
          <text:p text:style-name="P54"><text:span text:style-name="T15">Время? Место?</text:span></text:p>
        </text:list-item>
      </text:list>
      <text:p text:style-name="P37">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list xml:id="list38321797" text:continue-numbering="true" text:style-name="диалог">
        <text:list-item>
          <text:p text:style-name="P54"><text:span text:style-name="T15">Я увидел ее с цветком и сказал себе: «Все, чувак, ты попал. Сопротивляться больше нет смысла...»</text:span></text:p>
        </text:list-item>
      </text:list>
      <text:p text:style-name="P37">Как романтично!</text:p>
      <text:p text:style-name="P37">Вспоминая тот день, я в замешательстве. Это была странная компания странных людей. К вечеру пошел <text:soft-page-break/>мелкий дождь. Было неуютно и уютно одновременно. Потому, что он.</text:p>
      <text:p text:style-name="P37">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37">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37">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37">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8333919" text:continue-numbering="true" text:style-name="диалог">
        <text:list-item>
          <text:p text:style-name="P41">Останешься?</text:p>
        </text:list-item>
        <text:list-item>
          <text:p text:style-name="P54"><text:span text:style-name="T15">Останусь. — ответила я.</text:span></text:p>
        </text:list-item>
      </text:list>
      <text:p text:style-name="P37">Совершенно не подозревая подвоха, я согласилась. Да я уже была по уши влюблена! Но согласилась на что? <text:soft-page-break/>Меня пригласили остаться? Нет. Меня попросили остаться? Тоже нет. Мне предложили остаться? Нет!</text:p>
      <text:p text:style-name="P53"><text:span text:style-name="T15">Он спросил меня, останусь ли я... Он просто поинтересовался, а своим «останусь» — я </text:span><text:span text:style-name="_30__20_Text"><text:span text:style-name="T15">опять приняла решение</text:span></text:span><text:span text:style-name="T15">,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37">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37">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53"><text:span text:style-name="T15">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5">одна</text:span></text:span><text:span text:style-name="T15"> и </text:span><text:span text:style-name="_30__20_Text"><text:span text:style-name="T15">для него</text:span></text:span><text:span text:style-name="T15">.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37"><text:soft-page-break/>Меня никто не звал — я сама. То, что он мне задал вопрос именно в такой форме, свидетельствует о том, что он просто «умыл руки». Я приняла решение.</text:p>
      <text:p text:style-name="P37">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37">И да, оргазма не было.</text:p>
      <text:h text:style-name="P65" text:outline-level="2"><text:bookmark-start text:name="Glava_4__Zachiem_platit__bol_shie_"/>Глава 4.<text:line-break/>Зачем платить больше?<text:bookmark-end text:name="Glava_4__Zachiem_platit__bol_shie_"/></text:h>
      <text:p text:style-name="P37">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37">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53"><text:span text:style-name="T15">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5">себе</text:span></text:span><text:span text:style-name="T15"> купил по пути ко мне, но всегда угощался. Моя мама как-то спросила: «А что он приносит? Конфеты, вино?...» Я ответила:</text:span></text:p>
      <text:list xml:id="list38327605" text:continue-numbering="true" text:style-name="диалог">
        <text:list-item>
          <text:p text:style-name="P41">Ничего.</text:p>
        </text:list-item>
        <text:list-item>
          <text:p text:style-name="P54"><text:span text:style-name="T15">Как? Что, приходит с пустыми руками?!</text:span></text:p>
        </text:list-item>
        <text:list-item>
          <text:p text:style-name="P54"><text:span text:style-name="T15">Мам, ну мы же взрослые люди, все все понимают. К чему эта показуха?</text:span></text:p>
        </text:list-item>
      </text:list>
      <text:p text:style-name="P37"><text:soft-page-break/>Ох, как мама была права!</text:p>
      <text:p text:style-name="P37">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37">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37">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37">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37">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37">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оказалась правда...</text:p>
      <text:p text:style-name="P37">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37">Единственное, что в его доме было чистым, так это компьютерный стол, за которым он фрилансил и шпилил<text:note text:id="ftn1" text:note-class="footnote"><text:note-citation text:label="*">*</text:note-citation><text:note-body><text:p text:style-name="Footnote">Шпилить <text:span text:style-name="T1">(от нем. Spielen)</text:span><text:span text:style-name="T3">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37">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1">* * *</text:p>
      <text:p text:style-name="P37">Первое время все было хорошо. Обнимая меня он часто говорил:</text:p>
      <text:list xml:id="list38309247" text:continue-numbering="true" text:style-name="диалог">
        <text:list-item>
          <text:p text:style-name="P54"><text:span text:style-name="T15">Блин, Каминская, я не могу поверить, что это ты!</text:span></text:p>
        </text:list-item>
      </text:list>
      <text:p text:style-name="P37"><text:soft-page-break/>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37">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37">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37">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37">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37">К слову, уже тогда можно было сообразить, что он совершенно безынициативен. При том что он экономист по <text:soft-page-break/>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37">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65" text:outline-level="2"><text:bookmark-start text:name="Glava_5__Introviert"/>Глава 5.<text:line-break/>Интроверт<text:bookmark-end text:name="Glava_5__Introviert"/></text:h>
      <text:p text:style-name="P20">Но одна лишь склонность к интроверсии не сделает из вас мыслителя.</text:p>
      <text:p text:style-name="P25">Автор неизвестен</text:p>
      <text:p text:style-name="P37">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37">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334057" text:continue-numbering="true" text:style-name="диалог">
        <text:list-item>
          <text:p text:style-name="P54"><text:span text:style-name="T15">Мы же живем вместе, что тебе еще надо?!</text:span></text:p>
        </text:list-item>
      </text:list>
      <text:p text:style-name="P37"><text:soft-page-break/>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37">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37">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37">На свой вопрос «почему?» он искал ответы не в той области.</text:p>
      <text:p text:style-name="P37">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37"><text:soft-page-break/>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37">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8334533" text:continue-numbering="true" text:style-name="диалог">
        <text:list-item>
          <text:p text:style-name="P54"><text:span text:style-name="T15">Ты же знаешь — я интроверт. Давай потом.</text:span></text:p>
        </text:list-item>
      </text:list>
      <text:p text:style-name="P21">* * *</text:p>
      <text:p text:style-name="P37">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37">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37">Другими словами, вокруг нас очень много всего происходит, и мы можем реагировать, изменять или игнориро<text:soft-page-break/>вать происходящее, что и является нашим взаимодействием с окружающим нас миром.</text:p>
      <text:p text:style-name="P37">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37">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37">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37">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1">* * *</text:p>
      <text:p text:style-name="P37">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37"><text:soft-page-break/>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37">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P53"><text:span text:style-name="T15">На мой вопрос: «Как это понимать?», он ответил, что это ничего не значит, и, как и всегда, замял эту тему так, </text:span><text:span text:style-name="T23">что </text:span><text:span text:style-name="_30__20_Text"><text:span text:style-name="T23">я даже не поняла, как он так просто ушел от объяснений</text:span></text:span><text:span text:style-name="T23">!</text:span></text:p>
      <text:p text:style-name="P37">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53"><text:span text:style-name="T15">Так или иначе, его отношение и поведение тогда говорило мне о том, что </text:span><text:span text:style-name="_30__20_Text"><text:span text:style-name="T15">со мной что-то не так</text:span></text:span><text:span text:style-name="T15">,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37">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53"><text:soft-page-break/><text:span text:style-name="T15">Что не так? Что-то во мне? Ну да, раз </text:span><text:span text:style-name="_30__20_Text"><text:span text:style-name="T15">он</text:span></text:span><text:span text:style-name="T1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53"><text:span text:style-name="T15">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5">, надо стараться стать лучше!</text:span></text:span><text:span text:style-name="T15"> Для него.</text:span></text:p>
      <text:p text:style-name="P37">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list xml:id="list38303513" text:continue-numbering="true" text:style-name="диалог">
        <text:list-item>
          <text:p text:style-name="P54"><text:span text:style-name="T15">У меня создается впечатление, будто тебе кроме секса и обнимашек больше ничего не нужно!</text:span></text:p>
        </text:list-item>
      </text:list>
      <text:p text:style-name="P37">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3">плане.</text:span></text:p>
      <text:p text:style-name="P53"><text:span text:style-name="T15">Конечно меня это обижало, и я обижалась, но — </text:span><text:span text:style-name="T21">старалась</text:span><text:span text:style-name="T15">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3"> </text:span><text:span text:style-name="_30__20_Text"><text:span text:style-name="T23">мне ничего не нужно — я</text:span></text:span><text:span text:style-name="T15"> же молчу!</text:span></text:p>
      <text:p text:style-name="P37"><text:soft-page-break/>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53"><text:span text:style-name="T15">Получается, что кто-то </text:span><text:span text:style-name="_30__20_Text"><text:span text:style-name="T15">одна</text:span></text:span><text:span text:style-name="T1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3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2">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3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3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7">Но у мужчин в этом плане все обстоит немного по-другому — чем сильнее проблемы, тем сильнее потребность снять напряжение. Отвлечься. Сильная половина чело<text:soft-page-break/>вечества снимает напряжение сексом. Именно в этот момент мужчина чувствует себя мужчиной в прямом смысле этого слова.</text:p>
      <text:p text:style-name="P37">Защитник, воин и — самец. Удовлетворяя свою женщину, мужчина чувствует свою силу, свое мужское начало, что удовлетворяет и его самого.</text:p>
      <text:p text:style-name="P3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3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list xml:id="list38309597" text:continue-numbering="true" text:style-name="диалог">
        <text:list-item>
          <text:p text:style-name="P54"><text:span text:style-name="T15">Мы же живем вместе, что тебе еще надо?!</text:span></text:p>
        </text:list-item>
      </text:list>
      <text:p text:style-name="P37">Или:</text:p>
      <text:list xml:id="list38309508" text:continue-numbering="true" text:style-name="диалог">
        <text:list-item>
          <text:p text:style-name="P54"><text:span text:style-name="T15">Ты же знаешь - я интроверт.</text:span></text:p>
        </text:list-item>
      </text:list>
      <text:p text:style-name="P37">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37"><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21">* * *</text:p>
      <text:p text:style-name="P37">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37">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37">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37">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37"><text:soft-page-break/>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21">* * *</text:p>
      <text:p text:style-name="P37">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53"><text:span text:style-name="T15">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3">: «Ч</text:span><text:span text:style-name="_30__20_Text"><text:span text:style-name="T23">то со мной не так?»</text:span></text:span><text:span text:style-name="T23">.</text:span><text:span text:style-name="T15"> Что-то выпало из моего внимания и я не понимала, что именно.</text:span></text:p>
      <text:p text:style-name="P37">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37">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text:soft-page-break/>мени проводить вместе. Благо, что не дошло дело до «волшебной палочки» по голове.</text:p>
      <text:p text:style-name="P37">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37">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37">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37">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37">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1"><text:soft-page-break/>* * *</text:p>
      <text:p text:style-name="P37">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53"><text:span text:style-name="T15">Это нормально. Но! Когда это занятие отбирает </text:span><text:span text:style-name="_30__20_Text"><text:span text:style-name="T15">все</text:span></text:span><text:span text:style-name="T15"> свободное время, отношения перестают быть здоровыми и начинают приносить боль.</text:span></text:p>
      <text:p text:style-name="P53"><text:span text:style-name="T15">Когда один из партнеров </text:span><text:span text:style-name="_30__20_Text"><text:span text:style-name="T15">слишком часто</text:span></text:span><text:span text:style-name="T15">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37">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догонять его.</text:p>
      <text:p text:style-name="P37">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text:soft-page-break/>рит, что манера широко шагать свойственна экстравертам.</text:p>
      <text:p text:style-name="P37">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37">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37">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53"><text:span text:style-name="T15">Мои просьбы стали восприниматься в «штыки». Уже тогда он мог пообещать что-то сделать, но</text:span><text:span text:style-name="T23"> </text:span><text:span text:style-name="_30__20_Text"><text:span text:style-name="T23">не сдерживал свое слово в самый последний момент</text:span></text:span><text:span text:style-name="T23">.</text:span><text:span text:style-name="T15"> Это порождало во мне ощущение, что меня обманули и вызывало чувство обиды, хоть он и красноречиво описывал причины.</text:span></text:p>
      <text:p text:style-name="P53"><text:span text:style-name="T15">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oft-page-break/><text:span text:style-name="T15">не единичный случай. Так было практически каждый день, когда у</text:span><text:span text:style-name="T23"> </text:span><text:span text:style-name="_30__20_Text"><text:span text:style-name="T23">нас</text:span></text:span><text:span text:style-name="T23"> </text:span><text:span text:style-name="T15">были договоренности.</text:span></text:p>
      <text:p text:style-name="P37">О изменениях в планах он всегда говорил с сожалением, <text:span text:style-name="T3">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37">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37">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1">* * *</text:p>
      <text:p text:style-name="P37">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37">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P53"><text:span text:style-name="T15">Мы выбираем жанры, характер развлечений и </text:span><text:span text:style-name="_30__20_Text"><text:span text:style-name="T15">людей</text:span></text:span><text:span text:style-name="T15">,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37">Мы выбираем сами, как нам реагировать, и эта реакция основывается как раз на ряде убеждений и принципов, которые формируют наши характеры.</text:p>
      <text:p text:style-name="P37">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53"><text:span text:style-name="T15">И вот тут стоит напомнить про эмпатию. Ведь, говоря простыми словами, эмпатия — это понимание и, своего рода, </text:span><text:span text:style-name="_30__20_Text"><text:span text:style-name="T15">способность поставить себя на место другого.</text:span></text:span><text:span text:style-name="T15">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37">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37"><text:soft-page-break/>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37">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37">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37">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37">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3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37"><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37">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37">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37">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37">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text:soft-page-break/>эту информацию, не задев самолюбие абьюзера, ведь если что пойдет не так, то он начнет мстить за укоры и замечания.</text:p>
      <text:p text:style-name="P37">В ходе разговора я получала свое «заслуженное»:</text:p>
      <text:list xml:id="list38311848" text:continue-numbering="true" text:style-name="диалог">
        <text:list-item>
          <text:p text:style-name="P54"><text:span text:style-name="T15">Что ты выдумываешь?</text:span></text:p>
        </text:list-item>
      </text:list>
      <text:p text:style-name="P37">Или:</text:p>
      <text:list xml:id="list38309158" text:continue-numbering="true" text:style-name="диалог">
        <text:list-item>
          <text:p text:style-name="P54"><text:span text:style-name="T15">Ты поражаешь меня своей иррациональностью!</text:span></text:p>
        </text:list-item>
      </text:list>
      <text:p text:style-name="P37">И шла в угол зализывать свои ранки и думать, как сделать так, чтоб теперь за эту иррациональность простили.</text:p>
      <text:p text:style-name="P37">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37">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37">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37">Все, во что я влюбилась постепенно куда-то исчезало, оставляя меня ни с чем. Это уже не было заботой о нас. <text:soft-page-break/>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1">* * *</text:p>
      <text:p text:style-name="P37">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37">Проведем параллель.</text:p>
      <text:p text:style-name="P45">Немногословность.</text:p>
      <text:p text:style-name="P37">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5">Пунктуальность.</text:p>
      <text:p text:style-name="P37">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5"><text:soft-page-break/>Педантичность.</text:p>
      <text:p text:style-name="P37">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37">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37">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5">Независимость в суждениях.</text:p>
      <text:p text:style-name="P37">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5">Сила воли.</text:p>
      <text:p text:style-name="P37"><text:soft-page-break/>Если я правильно понимаю, то здесь речь идет о самодисциплине, способности преодолевать препятствия на пути к достижению своих целей.</text:p>
      <text:p text:style-name="P37">Цель: стать качком.</text:p>
      <text:p text:style-name="P37">Действия: покупка абонемента и дорогой брендовой спортивной сумки (стоимостью, как годовой абонемент).</text:p>
      <text:p text:style-name="P37">Достижение: спортивная сумка превратилась в дорожную, абонемент использовался лишь в течении месяца.</text:p>
      <text:p text:style-name="P37">Цель: стать водителем байка.</text:p>
      <text:p text:style-name="P37">Действия: ходил на курсы по вождению.</text:p>
      <text:p text:style-name="P37">Достижение: курсы не закончил.</text:p>
      <text:p text:style-name="P37">Этот список можно продолжить, но зачем, когда итак все ясно?</text:p>
      <text:p text:style-name="P45">Самоанализ.</text:p>
      <text:p text:style-name="P37">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37">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1"><text:soft-page-break/>* * *</text:p>
      <text:p text:style-name="P37">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37">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37">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3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37">Только сейчас, оглядываясь назад, я понимаю, что моя влюбленность уже тогда превратилась в зависимость.</text:p>
      <text:p text:style-name="P37"><text:soft-page-break/>Только сейчас я задаю себе вопрос: «Я влюбилась в его отношение ко мне или в красивую демонстрацию?»</text:p>
      <text:p text:style-name="P3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37"/>
      <text:p text:style-name="P77">«Большинство людей не видят ловушки, в которой находятся.»</text:p>
      <text:p text:style-name="P19">Роберт Кийосаки</text:p>
      <text:p text:style-name="P19"/>
      <text:p text:style-name="P37">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321771" text:continue-numbering="true" text:style-name="диалог">
        <text:list-item>
          <text:p text:style-name="P54"><text:span text:style-name="T15">Не мешай мне жить, женщина! — якобы в шутку, часто говорил он.</text:span></text:p>
        </text:list-item>
      </text:list>
      <text:p text:style-name="P37">Но, как мы знаем, в каждой шутке есть доля шутки, а остальное — правда.</text:p>
      <text:p text:style-name="P21">* * *</text:p>
      <text:p text:style-name="P37">И тут нас приглашают в гости. Это была прекрасная возможность развеяться и поговорить с живыми людьми! <text:soft-page-break/>Конечно я согласилась, но он сказал, что никуда не пойдет — нет настроения.</text:p>
      <text:p text:style-name="P37">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37">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37">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8332440" text:continue-numbering="true" text:style-name="диалог">
        <text:list-item>
          <text:p text:style-name="P54"><text:span text:style-name="T15">Погуляй без меня. — говорил он.</text:span></text:p>
        </text:list-item>
      </text:list>
      <text:p text:style-name="P37">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1">* * *</text:p>
      <text:p text:style-name="P37">Эта тактика очень проста. Сначала он выработал у меня зависимость от его поддержки, ведь когда наши отношения еще были дружескими — он выслушивал меня, <text:soft-page-break/>«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37">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37">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37">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37">И что мы видим — снова противоречия. «Почему ты не можешь провести время без меня!?» - «Как ты могла оставить меня одного!?»</text:p>
      <text:p text:style-name="P37">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text:soft-page-break/>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p text:style-name="P21">* * *</text:p>
      <text:p text:style-name="P37">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37">И как бы да... но — в таком случае пары расходятся, а он держал меня возле себя и всегда возвращал, когда мне все надоедало и я от него уходила (а я неоднократно пыталась уйти). Так что нет. Я склонна полагать, что ему это было нужно. Он утверждался за счет таких вот действий, за счет меня и моей любви.</text:p>
      <text:p text:style-name="P37">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37">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37"><text:soft-page-break/>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37">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65" text:outline-level="2"><text:bookmark-start text:name="Glava_6__Straziki"/>Глава 6.<text:line-break/>Стразики<text:bookmark-end text:name="Glava_6__Straziki"/></text:h>
      <text:p text:style-name="P37">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37">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2" text:note-class="footnote"><text:note-citation text:label="*">*</text:note-citation><text:note-body><text:p text:style-name="Footnote">Хоткей <text:span text:style-name="T1">(от англ. hot key)</text:span><text:span text:style-name="T3"> </text:span><text:span text:style-name="T1">— горячая клавиша</text:span><text:span text:style-name="T3">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3" text:note-class="footnote"><text:note-citation text:label="**">**</text:note-citation><text:note-body><text:p text:style-name="Footnote">Девайс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37">Его, вроде бы, безобидные замечания были ни чем иным, как попыткой понизить мою самооценку. Он знал, <text:soft-page-break/>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37">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37">«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37">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37">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text:soft-page-break/>прислушиваться, кто же любит замечания?! А он, в свою очередь, видел, что это работает и продолжал продвигать через меня свои идеи.</text:p>
      <text:p text:style-name="P37">Таким образом он обеспечил себе мою зависимость от его мнения, и, как следствие — подготовил почву для новых манипуляций.</text:p>
      <text:p text:style-name="P37">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37">Я так тоже думала. Но все равно не могла понять, что такого в моих действиях, внешности не так, и почему на меня сыпятся постоянные замечания?</text:p>
      <text:p text:style-name="P37">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37">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1"><text:soft-page-break/>* * *</text:p>
      <text:p text:style-name="P37">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37">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312598" text:continue-numbering="true" text:style-name="диалог">
        <text:list-item>
          <text:p text:style-name="P54"><text:span text:style-name="T15">О боже! Что это?</text:span></text:p>
        </text:list-item>
      </text:list>
      <text:p text:style-name="P37">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8304958" text:continue-numbering="true" text:style-name="диалог">
        <text:list-item>
          <text:p text:style-name="P54"><text:span text:style-name="T15">Уже лучше.</text:span></text:p>
        </text:list-item>
      </text:list>
      <text:p text:style-name="P37">Ну это уже куда не шло!..</text:p>
      <text:p text:style-name="P37">Или:</text:p>
      <text:list xml:id="list38310093" text:continue-numbering="true" text:style-name="диалог">
        <text:list-item>
          <text:p text:style-name="P41">Нормально.</text:p>
        </text:list-item>
      </text:list>
      <text:p text:style-name="P37">Я чувствовала себя неуютно на протяжении всего вечера и не могла в полной мере расслабиться. Помните, я выше писала про «Эксперимент пошаговых действий»? <text:soft-page-break/>Вот он во всей своей красе и неоспоримости! И продолжение следует.</text:p>
      <text:p text:style-name="P37">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1">* * *</text:p>
      <text:p text:style-name="P37">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8334139" text:continue-numbering="true" text:style-name="диалог">
        <text:list-item>
          <text:p text:style-name="P41">Почему ты с ними общаешься?</text:p>
        </text:list-item>
      </text:list>
      <text:p text:style-name="P37">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37">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53"><text:span text:style-name="T15">Следующим этапом, как вы поняли, является </text:span><text:span text:style-name="_30__20_Text"><text:span text:style-name="T23">изоляция жертвы от ее привычного окружения</text:span></text:span><text:span text:style-name="T23">.</text:span><text:span text:style-name="T15"> До него у меня </text:span><text:soft-page-break/><text:span text:style-name="T15">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37">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37">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332814" text:continue-numbering="true" text:style-name="диалог">
        <text:list-item>
          <text:p text:style-name="P54"><text:span text:style-name="T15">Либо тех, либо тех!</text:span></text:p>
        </text:list-item>
        <text:list-item>
          <text:p text:style-name="P54"><text:span text:style-name="T15">Но я хочу видеть всех в этот день! Это мой день. Это мои друзья...</text:span></text:p>
        </text:list-item>
        <text:list-item>
          <text:p text:style-name="P41">Это плохая идея. Как ты себе это представляешь твоих и моих друзей вместе? Тебе надо выбрать!</text:p>
        </text:list-item>
      </text:list>
      <text:p text:style-name="P37">Хочу отметить, что речь не шла о том, чтобы пригласить моих друзей.</text:p>
      <text:p text:style-name="P37"/>
      <text:p text:style-name="P7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text:soft-page-break/>привычного окружения. В идеале у нее должно появиться ощущение, что она покидает один мир и вступает в другой.</text:p>
      <text:p text:style-name="P7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19">В. Адамчик, «Манипулятор. Секреты успешной манипуляции человеком»</text:p>
      <text:p text:style-name="P19"/>
      <text:p text:style-name="P37">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3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1">* * *</text:p>
      <text:p text:style-name="P37">На протяжении нескольких дней споров он пытался аргументировать, приводя примеры, почему мои друзья <text:soft-page-break/>«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53"><text:span text:style-name="_30__20_Text"><text:span text:style-name="T15">Если</text:span></text:span><text:span text:style-name="T15"> я приглашу, </text:span><text:span text:style-name="_30__20_Text"><text:span text:style-name="T15">то</text:span></text:span><text:span text:style-name="T15">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37">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37">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37">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37"><text:soft-page-break/>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7">Другими словами, при воспитании ребенка родители выдвигали сразу два одновременно невыполнимых или противоречивых послания:</text:p>
      <text:list xml:id="list38326897" text:continue-numbering="true" text:style-name="диалог">
        <text:list-item>
          <text:p text:style-name="P54"><text:span text:style-name="T15">Стой там — иди сюда.</text:span></text:p>
        </text:list-item>
        <text:list-item>
          <text:p text:style-name="P54"><text:span text:style-name="T15">Я приказываю тебе не выполнять моих приказов.</text:span></text:p>
        </text:list-item>
      </text:list>
      <text:p text:style-name="P37">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1">* * *</text:p>
      <text:p text:style-name="P37">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37">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37">Как мне было обидно! Мне? Надо выбирать? Между друзьями? Он практически ультимативно поставил меня <text:soft-page-break/>перед выбором, давая понять, что, если я не послушаю его добрых советов, то праздник вряд ли получится.</text:p>
      <text:p text:style-name="P37">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37">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37">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37">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37">Хочу отметить, что я сдалась только после его подарка, который «замылил» мне глаза на его попытки «отме<text:soft-page-break/>ны» меня, всего, что мне нравится и всех, кто мне дорог. Он дал мне понять, что внимателен и запомнил, чего я хочу. И я купилась.</text:p>
      <text:p text:style-name="P37">Харриет Брейкер идентифицировала этот способ манипулирования, как «положительное подкрепление». К нему относится:</text:p>
      <text:list xml:id="list3159494846570025486" text:style-name="L17">
        <text:list-item>
          <text:p text:style-name="P42">похвала, поверхностное очарование, поверхностное сочувствие, чрезмерные извинения;</text:p>
        </text:list-item>
        <text:list-item>
          <text:p text:style-name="P42">деньги, одобрение, подарки;</text:p>
        </text:list-item>
        <text:list-item>
          <text:p text:style-name="P42">внимание, выражения лица, такое как притворный смех или улыбка;</text:p>
        </text:list-item>
        <text:list-item>
          <text:p text:style-name="P42">общественное признание.</text:p>
        </text:list-item>
      </text:list>
      <text:p text:style-name="P37">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37">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1">* * *</text:p>
      <text:p text:style-name="P37">День рождения я провела в одиночестве на берегу озера за городом с бутылкой пива и пачкой каких-то <text:soft-page-break/>снеков. Потому что он работал, а друзей я так и не позвала, дабы не развивать конфликт. Это же важно для него. Я-то переживу...</text:p>
      <text:p text:style-name="P37">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text:p>
      <text:p text:style-name="P37">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37">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37">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65" text:outline-level="2"><text:bookmark-start text:name="Glava_7__Z____Zabota"/>Глава 7.<text:line-break/>З — Забота<text:bookmark-end text:name="Glava_7__Z____Zabota"/></text:h>
      <text:p text:style-name="P20">В пустой душе и в сердце эгоиста не может быть божественной любви.</text:p>
      <text:p text:style-name="P25">Автор неизвестен</text:p>
      <text:p text:style-name="P37">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37">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307369" text:continue-list="list38326897" text:style-name="диалог">
        <text:list-item>
          <text:p text:style-name="P54"><text:span text:style-name="T15">Что-то ты бледненькая, тебе плохо? — спросила она.</text:span></text:p>
        </text:list-item>
        <text:list-item>
          <text:p text:style-name="P54"><text:span text:style-name="T15">Да, — ответила я, — иначе бы меня здесь не было.</text:span></text:p>
        </text:list-item>
      </text:list>
      <text:p text:style-name="P37">Я все еще ждала приема, когда она опять прошла мимо меня, и снова отметила, что я слишком бледная. Я <text:soft-page-break/>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37">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37">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37">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37">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37">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37">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37">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37">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37">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37"><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37">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37">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37">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37">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37">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37">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37">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3">* * *</text:p>
      <text:p text:style-name="P37">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37"><text:soft-page-break/>Пару раз я просила его о помощи и пыталась слегка распределить обязанности. Что-то вроде:</text:p>
      <text:list xml:id="list38334618" text:continue-numbering="true" text:style-name="диалог">
        <text:list-item>
          <text:p text:style-name="P54"><text:span text:style-name="T15">Мне так было бы приятно, если бы ты встретил меня с работы с ужином...</text:span></text:p>
        </text:list-item>
      </text:list>
      <text:p text:style-name="P37">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37">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37">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3">* * *</text:p>
      <text:p text:style-name="P37">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37"><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37">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37">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37">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37">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37">Он не был злым, или обиженным. Он не был растерянным или сильно занятым. Он. Просто. Перестал. Со. Мной. Разговаривать.</text:p>
      <text:p text:style-name="P37"><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37">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37">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37">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37">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37">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37">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37">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37">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Что я 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37">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37"><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37">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37">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37">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53"><text:span text:style-name="T15">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5">только себе</text:span></text:span><text:span text:style-name="T15"> и доедал последнее, что было в холодильнике.</text:span></text:p>
      <text:p text:style-name="P37"><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37">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37">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37">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37">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3"><text:soft-page-break/>* * *</text:p>
      <text:p text:style-name="P37">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37">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37">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37">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37"/>
      <text:p text:style-name="P7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19">Личко А.Е., «Синдром неустойчивого поведения»</text:p>
      <text:p text:style-name="P19"/>
      <text:p text:style-name="P37">Итак, я с рюкзачком на костылях выходила каждый вечер в магазин, брала себе каких-то сосисок, потому что голодная, пива, чтоб уснуть, и сигарет.</text:p>
      <text:p text:style-name="P37">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37">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37">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37">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334058" text:continue-numbering="true" text:style-name="диалог">
        <text:list-item>
          <text:p text:style-name="P54"><text:span text:style-name="T15">Я еду! — сказала она и приехала.</text:span></text:p>
        </text:list-item>
      </text:list>
      <text:p text:style-name="P37"><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37">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37">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3">* * *</text:p>
      <text:p text:style-name="P37">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37">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37">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37">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37">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37">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37">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37">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37">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37">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37">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37">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37">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37"><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37">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37">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37">«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37">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21"><text:soft-page-break/>* * *</text:p>
      <text:p text:style-name="P37">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37">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53"><text:span text:style-name="T15">Это была моя ошибка, пожалуй самая горькая для меня, ведь в то время, как я </text:span><text:span text:style-name="T23">и</text:span><text:span text:style-name="_30__20_Text"><text:span text:style-name="T23">скала в себе причины</text:span></text:span><text:span text:style-name="T23"> наших разногласий, </text:span><text:span text:style-name="_30__20_Text"><text:span text:style-name="T23">он продолжал паразитировать</text:span></text:span><text:span text:style-name="T23"> на</text:span><text:span text:style-name="T15"> моей к нему привязанности. Я строила отношения, в то время, как он ими пользовался.</text:span></text:p>
      <text:h text:style-name="P65" text:outline-level="2"><text:bookmark-start text:name="Glava_8__Sama__kotik"/>Глава 8.<text:line-break/>Сама, котик<text:bookmark-end text:name="Glava_8__Sama__kotik"/></text:h>
      <text:p text:style-name="P37">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37">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37">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37">Он не бросал меня, не рвал со мной отношения, он возвращал меня каждый раз, когда я уходила. Он просил меня не бросать его. И гнобил своим поведением, добив<text:soft-page-break/>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37">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37">«Я желаю тебе добра»,</text:p>
      <text:p text:style-name="P37">«Для тебя так будет лучше».</text:p>
      <text:p text:style-name="P37">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1">* * *</text:p>
      <text:p text:style-name="P37">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8310863" text:continue-numbering="true" text:style-name="диалог">
        <text:list-item>
          <text:p text:style-name="P54"><text:span text:style-name="T15">Я вчера ходил в кино.</text:span></text:p>
        </text:list-item>
      </text:list>
      <text:p text:style-name="P37">Мы едем в за город отдыхать, он скажет:</text:p>
      <text:list xml:id="list38306977" text:continue-numbering="true" text:style-name="диалог">
        <text:list-item>
          <text:p text:style-name="P54"><text:soft-page-break/><text:span text:style-name="T15">Я еду...</text:span></text:p>
        </text:list-item>
      </text:list>
      <text:p text:style-name="P53"><text:span text:style-name="T15">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5">он</text:span></text:span><text:span text:style-name="T15">, и он красноречиво об этом расскажет, не упоминая обо мне.</text:span></text:p>
      <text:p text:style-name="P37">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53"><text:span text:style-name="T15">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5">нас</text:span></text:span><text:span text:style-name="T15">, где я стояла на втором месте, а не в одной иерархии с ним. Я — дополнение.</text:span></text:p>
      <text:p text:style-name="P53"><text:span text:style-name="T15">Еще раз повторю это противное </text:span><text:span text:style-name="T23">«</text:span><text:span text:style-name="_30__20_Text"><text:span text:style-name="T23">я до сих пор не понимаю</text:span></text:span><text:span text:style-name="T23">»</text:span><text:span text:style-name="T1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37">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text:soft-page-break/>оплачиваемую работу, и через пять минут из-за мелочи мог пошутить:</text:p>
      <text:list xml:id="list38311647" text:continue-numbering="true" text:style-name="диалог">
        <text:list-item>
          <text:p text:style-name="P54"><text:span text:style-name="T15">Что, ручки из жопы? — при друзьях, да с такой радостью на лице, будто его ребенок сделал первые шаги.</text:span></text:p>
        </text:list-item>
      </text:list>
      <text:p text:style-name="P23">* * *</text:p>
      <text:p text:style-name="P37">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37">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37">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37">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37"><text:soft-page-break/>Да, я хотела семью, но у меня не было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37">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37">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37">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8329075" text:continue-numbering="true" text:style-name="диалог">
        <text:list-item>
          <text:p text:style-name="P54"><text:span text:style-name="T15">Ого, ты что, предложение делаешь?</text:span></text:p>
        </text:list-item>
      </text:list>
      <text:p text:style-name="P37">Он засмеялся и ответил:</text:p>
      <text:list xml:id="list38331256" text:continue-numbering="true" text:style-name="диалог">
        <text:list-item>
          <text:p text:style-name="P54"><text:span text:style-name="_30__20_Text"><text:span text:style-name="T15">Конечно</text:span></text:span><text:span text:style-name="T15"> нет! Мы тут запутались...</text:span></text:p>
        </text:list-item>
      </text:list>
      <text:p text:style-name="P37">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text:soft-page-break/>подарки, то пусть хоть как-то разбавляет их неожиданным презентом...</text:p>
      <text:p text:style-name="P23">* * *</text:p>
      <text:p text:style-name="P37">Часто его просьбы были провокацией и сопровождались:</text:p>
      <text:list xml:id="list38321174" text:continue-numbering="true" text:style-name="диалог">
        <text:list-item>
          <text:p text:style-name="P54"><text:span text:style-name="T15">Слабо? Ты сможешь!</text:span></text:p>
        </text:list-item>
      </text:list>
      <text:p text:style-name="P53"><text:span text:style-name="T15">Откажись я, это означало бы, что я открыто призн</text:span><text:span text:style-name="_30__20_Text"><text:span text:style-name="T15">а</text:span></text:span><text:span text:style-name="T15">юсь, что не смогу, хотя смогла бы, но просто не хочу. Ну и конечно — разочарование на его лице.</text:span></text:p>
      <text:p text:style-name="P37">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37">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37">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text:soft-page-break/>угодно, чтобы тебя снова зауважали. С должной прилежностью, прилагая все усилия и не жалея времени.</text:p>
      <text:p text:style-name="P37">Кстати, родители, хотите покалечить ребенку психику — говорите ему почаще: «Я думал, ты справишься»...</text:p>
      <text:p text:style-name="P37">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37">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37">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37">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53"><text:soft-page-break/><text:span text:style-name="T1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5">ты,</text:span></text:span><text:span text:style-name="T15"> на самом деле, хочешь.</text:span></text:p>
      <text:p text:style-name="P37">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37">Но будьте готовы заплатить за эту его доброту... собой, потому именно себя вы лишитесь, возможно, раз и навсегда, если не начнете действовать.</text:p>
      <text:p text:style-name="P37">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37">Ой, мы лишь на полпути к развязке, а я уже на «ты» перешла...</text:p>
      <text:p text:style-name="P23">* * *</text:p>
      <text:p text:style-name="P37">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324842" text:continue-numbering="true" text:style-name="диалог">
        <text:list-item>
          <text:p text:style-name="P54"><text:span text:style-name="T15">Давай сама, котик. Я не хочу/занят/мне ничего нужно/там дождь/голова болит...</text:span></text:p>
        </text:list-item>
      </text:list>
      <text:p text:style-name="P37">Или его коронное:</text:p>
      <text:list xml:id="list38324952" text:continue-numbering="true" text:style-name="диалог">
        <text:list-item>
          <text:p text:style-name="P54"><text:soft-page-break/><text:span text:style-name="T15">Давай, но без меня...</text:span></text:p>
        </text:list-item>
      </text:list>
      <text:p text:style-name="P37">Не говоря уже о разных бытовых штуках, и плевать, мужская это работа по дому или женская. Это всегда «сама».</text:p>
      <text:p text:style-name="P37">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list xml:id="list38316924" text:continue-numbering="true" text:style-name="диалог">
        <text:list-item>
          <text:p text:style-name="P54"><text:span text:style-name="T15">Ты что, сама не справишься? Я тебе такси вызову...</text:span></text:p>
        </text:list-item>
      </text:list>
      <text:p text:style-name="P37">Он был не на работе. Он вызвал мне машину и остался дома играть по сети с друзьями!</text:p>
      <text:p text:style-name="P37">А как дойти до такси?!</text:p>
      <text:p text:style-name="P37">Как выйти из такси и дойти до входа в больницу?!</text:p>
      <text:p text:style-name="P37">Дойти до регистратуры?!</text:p>
      <text:p text:style-name="P37">Найти кабинет врача?!</text:p>
      <text:p text:style-name="P37">Дойти до рентгена?!</text:p>
      <text:p text:style-name="P37">Обратно к врачу?!</text:p>
      <text:p text:style-name="P37">До такси?!</text:p>
      <text:p text:style-name="P37">До квартиры?!</text:p>
      <text:p text:style-name="P37">Учитывая ступеньки, двери?!..</text:p>
      <text:p text:style-name="P37">Это же нога, а не рука! Но зачем об этом думать?!</text:p>
      <text:list xml:id="list38303543" text:continue-numbering="true" text:style-name="диалог">
        <text:list-item>
          <text:p text:style-name="P54"><text:span text:style-name="T15">Ты же у меня баба сильная, справишься сама...</text:span></text:p>
        </text:list-item>
      </text:list>
      <text:p text:style-name="P37"><text:soft-page-break/>«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37">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37">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8326472" text:continue-numbering="true" text:style-name="диалог">
        <text:list-item>
          <text:p text:style-name="P54"><text:span text:style-name="T15">Зачем ты вообще туда полезла!? Ты этим занималась, значит и виновата ты. Я же ничего не сделал!</text:span></text:p>
        </text:list-item>
      </text:list>
      <text:p text:style-name="P37">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53"><text:span text:style-name="T15">Этот прием манипулирования называется </text:span><text:span text:style-name="_30__20_Text"><text:span text:style-name="T15">виктимблейминг</text:span></text:span><text:span text:style-name="T1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5">это было моим решением</text:span></text:span><text:span text:style-name="T15">, это давало ему право освободить себя от ответственности за меня и заботы обо мне, ведь я получила, как он считал, по заслугам.</text:span></text:p>
      <text:p text:style-name="P37"><text:soft-page-break/>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37">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321351" text:continue-numbering="true" text:style-name="диалог">
        <text:list-item>
          <text:p text:style-name="P54"><text:span text:style-name="T15">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span></text:p>
        </text:list-item>
      </text:list>
      <text:p text:style-name="P37">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37">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37">Конкуренция? Зависть? Да. Это соперничество, которое тщательно скрывалось под маской равнодушия. Он всегда был недостаточно признан, или недостаточно <text:soft-page-break/>успешен, но при этом не считал нужным прилагать какие-то усилия.</text:p>
      <text:p text:style-name="P37">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37">Потом с новым другом я долго смеялась, рассказывая, как тот уродливый шкаф рухнул мне на ногу!</text:p>
      <text:p text:style-name="P23">* * *</text:p>
      <text:p text:style-name="P37">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37">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322659" text:continue-numbering="true" text:style-name="диалог">
        <text:list-item>
          <text:p text:style-name="P54"><text:span text:style-name="T15">Автобусом?! Лучше бы ты мне не говорила!..</text:span></text:p>
        </text:list-item>
      </text:list>
      <text:p text:style-name="P37">Я потратила 4 часа на поиски. Я дошла до восьмой страницы гугла. Сделала несколько десятков звонков — а он остался недоволен!</text:p>
      <text:p text:style-name="P53"><text:span text:style-name="T15">Из-за высокого роста, его ноги никуда не помещаются. Я не предусмотрела. Я виновата. Теперь он будет мучиться </text:span><text:span text:style-name="_30__20_Text"><text:span text:style-name="T15">из-за меня</text:span></text:span><text:span text:style-name="T15"> несколько часов, и нет мне прощения. На меня возложили ответственность за его муки и вину </text:span><text:soft-page-break/><text:span text:style-name="T15">за его страдания, совершенно упустив из вида заслуги и старания.</text:span></text:p>
      <text:p text:style-name="P37">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37">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37">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8305210" text:continue-numbering="true" text:style-name="диалог">
        <text:list-item>
          <text:p text:style-name="P54"><text:span text:style-name="T15">Спасибо, котик, все было очень вкусно/круто/весело...</text:span></text:p>
        </text:list-item>
      </text:list>
      <text:p text:style-name="P37">В такие редкие моменты я светилась от счастья и все умилялись и твердили, какая мы замечательная пара!</text:p>
      <text:p text:style-name="P37"/>
      <text:p text:style-name="P7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text:soft-page-break/>ки, становятся невольными заложницами другой формулы отношений с мудаком: "Я хороший, а она — стерва".»</text:p>
      <text:p text:style-name="P19">Ирина Мельниченко, «Мудаки и игра на публику»</text:p>
      <text:p text:style-name="P19"/>
      <text:p text:style-name="P21">* * *</text:p>
      <text:p text:style-name="P37">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37">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8319458" text:continue-numbering="true" text:style-name="диалог">
        <text:list-item>
          <text:p text:style-name="P54"><text:span text:style-name="T15">Почему каждый раз после вечеринок мы с тобой опять ссоримся? — злился он.</text:span></text:p>
        </text:list-item>
      </text:list>
      <text:p text:style-name="P37">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37">Будучи первезным нарциссом, он играл на публику, и с виду казался заботливым, любящим, внимательным, и — я была счастлива. А возвратившись домой, заботу и <text:soft-page-break/>внимание отбирали, как конфету у ребенка и я сходила с ума. Дома для него меня не было. Было только:</text:p>
      <text:list xml:id="list38315728" text:continue-numbering="true" text:style-name="диалог">
        <text:list-item>
          <text:p text:style-name="P54"><text:span text:style-name="T15">Сама, котик...</text:span></text:p>
        </text:list-item>
        <text:list-item>
          <text:p text:style-name="P54"><text:span text:style-name="T15">Я интроверт и хочу побыть наедине с собой...</text:span></text:p>
        </text:list-item>
      </text:list>
      <text:p text:style-name="P37">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37">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37">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37">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37"><text:soft-page-break/>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37">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321027" text:continue-numbering="true" text:style-name="диалог">
        <text:list-item>
          <text:p text:style-name="P54"><text:span text:style-name="T15">Да сколько же можно!? Тебе что, больше заняться нечем?</text:span></text:p>
        </text:list-item>
      </text:list>
      <text:p text:style-name="P37">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37">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65" text:outline-level="2"><text:bookmark-start text:name="Glava_9__My_tak_obshchaiemsia"/>Глава 9.<text:line-break/>Мы так общаемся<text:bookmark-end text:name="Glava_9__My_tak_obshchaiemsia"/></text:h>
      <text:p text:style-name="P20">Скажи мне, кто твой друг и я скажу кто ты.</text:p>
      <text:p text:style-name="P25">Еврипид</text:p>
      <text:p text:style-name="P37">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37">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37"/>
      <text:p text:style-name="P7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75"><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Цитата_20_-_20_автор"><text:span text:style-name="T15">Я.А. Волкова, «Деструктивное общение: к определению понятия»</text:span></text:p>
      <text:p text:style-name="Цитата_20_-_20_автор"><text:span text:style-name="_31__20_Text"><text:span text:style-name="T15"/></text:span></text:p>
      <text:p text:style-name="P53"><text:span text:style-name="T15">Его </text:span><text:span text:style-name="_30__20_Text"><text:span text:style-name="T15">лучший друг</text:span></text:span><text:span text:style-name="T15">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37">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37">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text:soft-page-break/>и говорила, что, например не знаю, что это за термин — объясните. Но стоило мне высказать свое мнение, на него накидывались, как волки на дичь.</text:p>
      <text:p text:style-name="P37">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37">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37">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37">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37">Мне было не комфортно. Я люблю рассуждать, получать новую информацию, анализировать, а не мериться писями. Такой подавляющий или императивный диалог <text:soft-page-break/>выстраивает взаимодействие, основанное на унижении и высмеивании точки зрения собеседника.</text:p>
      <text:p text:style-name="P37"/>
      <text:p text:style-name="P75">«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7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Цитата_20_-_20_автор"><text:span text:style-name="T15">Я. А. Волкова, «Деструктивное общение в когнитивно-дискурсивнов аспекте»</text:span></text:p>
      <text:p text:style-name="Цитата_20_-_20_автор"><text:span text:style-name="Default_20_Paragraph_20_Font"><text:span text:style-name="T20"><text:s/></text:span></text:span></text:p>
      <text:p text:style-name="P37">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37">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37"><text:soft-page-break/>Стоит ли привести пример такого «дружеского» общения? Пожалуй, да!</text:p>
      <text:p text:style-name="P3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8333415" text:continue-numbering="true" text:style-name="диалог">
        <text:list-item>
          <text:p text:style-name="P54"><text:span text:style-name="T15">Тю! Ты серьезно?! Посмотри на себя! Это был вопрос времени! Она слишком хороша для тебя! Хватит нюни распускать!..</text:span></text:p>
        </text:list-item>
      </text:list>
      <text:p text:style-name="P23">* * *</text:p>
      <text:p text:style-name="P37">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37">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37">Однажды мы компанией праздновали Новый год. Сидим ночью, все уже порядком выпившие, и тут его Странный друг говорит:</text:p>
      <text:list xml:id="list38327030" text:continue-numbering="true" text:style-name="диалог">
        <text:list-item>
          <text:p text:style-name="P54"><text:soft-page-break/><text:span text:style-name="T15">Если на земле не останется ни одной </text:span><text:span text:style-name="_30__20_Text"><text:span text:style-name="T15">бабы</text:span></text:span><text:span text:style-name="T15">, иметь первым мы будем тебя.</text:span></text:p>
        </text:list-item>
      </text:list>
      <text:p text:style-name="P37">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37">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316561" text:continue-numbering="true" text:style-name="диалог">
        <text:list-item>
          <text:p text:style-name="P54"><text:span text:style-name="T15">Ну он же у нас самый красивый, вот его и пустим первым по кругу...</text:span><text:span text:style-name="Default_20_Paragraph_20_Font"><text:span text:style-name="T20"> </text:span></text:span></text:p>
        </text:list-item>
      </text:list>
      <text:p text:style-name="P37">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37"/>
      <text:p text:style-name="P7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7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19"><text:soft-page-break/>Я. А. Волкова, «Деструктивное общение в когнитивно-дискурсивном аспекте»</text:p>
      <text:p text:style-name="P19"/>
      <text:p text:style-name="P37">Позже, как и всегда, когда заходили подобного рода разговоры, а они заходили довольно часто, я аккуратно ему намекала, что это не правильно. И:</text:p>
      <text:list xml:id="list38330652" text:continue-numbering="true" text:style-name="диалог">
        <text:list-item>
          <text:p text:style-name="P54"><text:span text:style-name="T15">Неужели тебе нравятся такое общение!?</text:span></text:p>
        </text:list-item>
      </text:list>
      <text:p text:style-name="P53">Ответ всегда был один:</text:p>
      <text:list xml:id="list38314839" text:continue-numbering="true" text:style-name="диалог">
        <text:list-item>
          <text:p text:style-name="P54"><text:span text:style-name="T15">Ты слишком остро реагируешь. Мы так общаемся...</text:span></text:p>
        </text:list-item>
      </text:list>
      <text:p text:style-name="P37">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37">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37">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37"><text:soft-page-break/>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37">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37">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3">* * *</text:p>
      <text:p text:style-name="P37">Вернемся к делу. Основных тем у них было несколько:</text:p>
      <text:list xml:id="list6714136879437231112" text:style-name="L18">
        <text:list-item>
          <text:p text:style-name="P43">Женские жопы;</text:p>
        </text:list-item>
        <text:list-item>
          <text:p text:style-name="P43">Как изменить девушке/жене и сделать так, чтоб об этом никто не узнал;</text:p>
        </text:list-item>
        <text:list-item>
          <text:p text:style-name="P43"><text:soft-page-break/>Печальная история о том, как одна их общая подруга «дала» им всем, кроме одного, чем жестоко задела самолюбие оного;</text:p>
        </text:list-item>
        <text:list-item>
          <text:p text:style-name="P43">Размер мужского достоинства;</text:p>
        </text:list-item>
        <text:list-item>
          <text:p text:style-name="P43">HOTS<text:note text:id="ftn4" text:note-class="footnote"><text:note-citation text:label="*">*</text:note-citation><text:note-body><text:p text:style-name="Footnote"><text:span text:style-name="T29">HOTS (Heroes of the Storm) – </text:span><text:span text:style-name="T12">компьютерная игра, разработанная </text:span><text:span text:style-name="T29">Blizzard Entertainment.</text:span></text:p></text:note-body></text:note>;</text:p>
        </text:list-item>
        <text:list-item>
          <text:p text:style-name="P43">Ну и конечно — обсуждения отсутствующих за их спиной не в лучшей форме.</text:p>
        </text:list-item>
      </text:list>
      <text:p text:style-name="P37">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37"/>
      <text:p text:style-name="P7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5">Я. А. Волкова, «Деструктивное общение в когнитивно-дискурсивнов аспекте»</text:span></text:p>
      <text:p text:style-name="Цитата_20_-_20_автор"><text:span text:style-name="Default_20_Paragraph_20_Font"><text:span text:style-name="T20"/></text:span></text:p>
      <text:p text:style-name="P37">Удивительным был еще один немаловажный факт. Часто, когда я говорила о ненормальности такого общения, он обижался, и мы ссорились. Но, при этом, не могу <text:soft-page-break/>вспомнить ни одного человека, на которого бы он мне не жаловался и не оскорблял за глаза, будь то друг, подруга или близкие родственники.</text:p>
      <text:p text:style-name="P37">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37">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37">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37">—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37">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37">Он говорит за спиной друга гадости, а на деле — держится за него, ведь тот нужен ему. Как инструмент для достижения целей. Куда же он без него?! И что он отдает <text:soft-page-break/>ему в замен? Лесть и лицемерие, и — портит другу репутацию своим похабным отношением к работе и внешним видом?..</text:p>
      <text:p text:style-name="P37">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37">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37">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37">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3">* * *</text:p>
      <text:p text:style-name="P53"><text:span text:style-name="T15">Так вот, все это о </text:span><text:span text:style-name="_30__20_Text"><text:span text:style-name="T15">его</text:span></text:span><text:span text:style-name="T15"> окружении, именно о </text:span><text:span text:style-name="_30__20_Text"><text:span text:style-name="T15">его</text:span></text:span><text:span text:style-name="T15"> друзьях. Но есть еще другое окружение — наше. Это те ребята, которых мы повстречали уже будучи в паре. То </text:span><text:soft-page-break/><text:span text:style-name="T15">есть, наши общие друзья. Их он обрабатывал по-другому, немного аккуратней. Если </text:span><text:span text:style-name="_30__20_Text"><text:span text:style-name="T15">своим</text:span></text:span><text:span text:style-name="T15"> друзьям он говорил:</text:span></text:p>
      <text:list xml:id="list38310212" text:continue-list="list38314839" text:style-name="диалог">
        <text:list-item>
          <text:p text:style-name="P41">Она неадекватная...</text:p>
        </text:list-item>
      </text:list>
      <text:p text:style-name="P53"><text:span text:style-name="T15">И дальше по тексту, то </text:span><text:span text:style-name="_30__20_Text"><text:span text:style-name="T15">нашим</text:span></text:span><text:span text:style-name="T15"> друзьям говорилось все в другой форме:</text:span></text:p>
      <text:list xml:id="list38316435" text:continue-numbering="true" text:style-name="диалог">
        <text:list-item>
          <text:p text:style-name="P54"><text:span text:style-name="T15">Я ее люблю, но...</text:span></text:p>
        </text:list-item>
      </text:list>
      <text:p text:style-name="P37">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37">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53"><text:span text:style-name="T15">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5">снова</text:span></text:span><text:span text:style-name="T15"> что-то делает не так», то есть — постоянно что-то делает не так.</text:span></text:p>
      <text:p text:style-name="P37">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равнодушным и эгоистичным зверем, в костюме несчастной овечки.</text:p>
      <text:p text:style-name="P37"><text:soft-page-break/>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37">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37">«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37">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3">* * *</text:p>
      <text:p text:style-name="P37">Не могу не вставить пару слов о его семье... Точнее — 4 слова:</text:p>
      <text:list xml:id="list6083552260683364633" text:style-name="L19">
        <text:list-item>
          <text:p text:style-name="P44"><text:soft-page-break/>Все</text:p>
        </text:list-item>
        <text:list-item>
          <text:p text:style-name="P44">Друг</text:p>
        </text:list-item>
        <text:list-item>
          <text:p text:style-name="P44">Друга</text:p>
        </text:list-item>
        <text:list-item>
          <text:p text:style-name="P44">Ненавидят</text:p>
        </text:list-item>
      </text:list>
      <text:p text:style-name="P37">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37">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37">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37">О папе не могу ничего плохого сказать. Он добрый и это видно невооруженным взглядом. Но, на фоне очень <text:soft-page-break/>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37">Вся ситуация с его родными поменялась прямо пропорционально при последующем общении.</text:p>
      <text:p text:style-name="P37">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37">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37">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37">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37"><text:soft-page-break/>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37">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37">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37">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37">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304416" text:continue-list="list38316435" text:style-name="диалог">
        <text:list-item>
          <text:p text:style-name="P54"><text:soft-page-break/><text:span text:style-name="T15">Да перестань! Они же простые ребята — даже внимание не обратят...</text:span></text:p>
        </text:list-item>
      </text:list>
      <text:p text:style-name="P37">И я заплела косу.</text:p>
      <text:p text:style-name="P37">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37">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37">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37">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37">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37"><text:soft-page-break/>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8320381" text:continue-numbering="true" text:style-name="диалог">
        <text:list-item>
          <text:p text:style-name="P52"><text:span text:style-name="T15">Мам, я сделал свой выбор, и не собираюсь менять это решение. Она нормальная! Ну что ты начинаешь?!</text:span></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65" text:outline-level="2"><text:bookmark-start text:name="Glava_10__Eto_nie_ia"/>Глава 10.<text:line-break/>Это не я<text:bookmark-end text:name="Glava_10__Eto_nie_ia"/></text:h>
      <text:p text:style-name="P20">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0">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5"><text:s/></text:span></text:span><text:span text:style-name="T15">Хайек Ф.</text:span></text:p>
      <text:p text:style-name="P2">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text:soft-page-break/>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text:soft-page-break/>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list xml:id="list38316809" text:continue-numbering="true" text:style-name="диалог">
        <text:list-item>
          <text:p text:style-name="P52"><text:span text:style-name="T15">Это не я.</text:span></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5">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5">говорить</text:span></text:span><text:span text:style-name="T15"> сколько угодно, но когда </text:span><text:soft-page-break/><text:span text:style-name="T15">приходило время </text:span><text:span text:style-name="_30__20_Text"><text:span text:style-name="T15">делать</text:span></text:span><text:span text:style-name="T15">, ему всегда что-то «мешало». Но чаще всего было:</text:span></text:p>
      <text:list xml:id="list38324334" text:continue-numbering="true" text:style-name="диалог">
        <text:list-item>
          <text:p text:style-name="P52"><text:span text:style-name="T15">Обещал? Я этого не помню, а если я не помню, значит этого не было.</text:span></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text:soft-page-break/>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23">*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text:soft-page-break/>фабрикатами, и ему очень не хватало моих вкусных ужинов.</text:p>
      <text:list xml:id="list38331602" text:continue-numbering="true" text:style-name="диалог">
        <text:list-item>
          <text:p text:style-name="P52"><text:span text:style-name="T15">Когда ты уже вернешься?</text:span></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3">*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text:soft-page-break/>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8306915" text:continue-numbering="true" text:style-name="диалог">
        <text:list-item>
          <text:p text:style-name="P52"><text:span text:style-name="T15">Это не я...</text:span></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8309937" text:continue-numbering="true" text:style-name="диалог">
        <text:list-item>
          <text:p text:style-name="P52"><text:span text:style-name="T15">Мне не обязательно стирать трусы каждый день!</text:span></text:p>
        </text:list-item>
      </text:list>
      <text:p text:style-name="Text_20_body"><text:soft-page-break/><text:span text:style-name="T15">Мне приходилось просить его чистить уши, потому, что </text:span><text:span text:style-name="_30__20_Text"><text:span text:style-name="T15">мне было стыдно</text:span></text:span><text:span text:style-name="T15">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8310708" text:continue-numbering="true" text:style-name="диалог">
        <text:list-item>
          <text:p text:style-name="P52"><text:span text:style-name="T15">Пойдем купим тебе что-нибудь новое.</text:span></text:p>
        </text:list-item>
      </text:list>
      <text:p text:style-name="P2">Он отвечал:</text:p>
      <text:list xml:id="list38315282" text:continue-numbering="true" text:style-name="диалог">
        <text:list-item>
          <text:p text:style-name="P52"><text:span text:style-name="T15">У меня все есть, мне ничего не надо.</text:span></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шел на ра<text:soft-page-break/>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15">Это было еще одно чувство вины. Но в отличии от всех остальных, навязанных мне, это был стыд. </text:span><text:span text:style-name="_30__20_Text"><text:span text:style-name="T15">Мне было стыдно</text:span></text:span><text:span text:style-name="T15">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1">* * *</text:p>
      <text:p text:style-name="Text_20_body"><text:span text:style-name="T15">А вы знали, что </text:span><text:span text:style-name="_30__20_Text"><text:span text:style-name="T15">неряшливость является одним из симптомов психического отклонения</text:span></text:span><text:span text:style-name="T15">?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text:soft-page-break/>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list xml:id="list38319157" text:continue-numbering="true" text:style-name="диалог">
        <text:list-item>
          <text:p text:style-name="P52"><text:span text:style-name="T15">Котик, поставь, пожалуйста кружку в раковину, можешь не мыть...</text:span></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Вот так все просто. Этот способ манипуляцией чувством вины. Он строил из себя «жертву» после малейшего замечания, озвучивая это простой фразой:</text:p>
      <text:list xml:id="list38320200" text:continue-numbering="true" text:style-name="диалог">
        <text:list-item>
          <text:p text:style-name="P52"><text:span text:style-name="T15">Я не буду тебе ничего доказывать.</text:span></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8328460" text:continue-numbering="true" text:style-name="диалог">
        <text:list-item>
          <text:p text:style-name="P52"><text:span text:style-name="T15">Это не я...</text:span></text:p>
        </text:list-item>
        <text:list-item>
          <text:p text:style-name="P52"><text:span text:style-name="T15">Если я этого не помню, значит этого не было.</text:span></text:p>
        </text:list-item>
        <text:list-item>
          <text:p text:style-name="P52"><text:span text:style-name="T15">Я имею право хранить молчание.</text:span></text:p>
        </text:list-item>
        <text:list-item>
          <text:p text:style-name="P52"><text:span text:style-name="T15">Я ничего не обещал.</text:span></text:p>
        </text:list-item>
      </text:list>
      <text:p text:style-name="P23"><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не было — попросить прощение за испорченный праздник.</text:p>
      <text:list xml:id="list38334326" text:continue-numbering="true" text:style-name="диалог">
        <text:list-item>
          <text:p text:style-name="P52"><text:span text:style-name="T15">Я ничего не помню. А, если я ничего не помню — значит этого не было. — улыбаясь, повторял он.</text:span></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3"><text:soft-page-break/>* * *</text:p>
      <text:p text:style-name="Text_20_body"><text:span text:style-name="T1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5">триггера</text:span></text:span><text:span text:style-name="T15">.</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text:soft-page-break/>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23">*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text:soft-page-break/>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26"><text:soft-page-break/>«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2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26">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26">В судьбу я не верю, я верю только в свои силы. Если ты считаешь, что сил больше нет — я не вправе тебе ничего навязывать.»</text:p>
      <text:p text:style-name="P26"/>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5">«У нас все прекрасно»</text:p>
      <text:p text:style-name="P2">Это ложь. Мы постоянно ссоримся. У нас все плохо настолько, что мы решили расстаться.</text:p>
      <text:p text:style-name="P2"><text:span text:style-name="T9">Цель</text:span>: сбить с толку с первой фразы, которая совершенно противоречит сложившейся ситуации. Ведь мы приняли решение разорвать отношения.</text:p>
      <text:p text:style-name="P5">«У нас отлично получается»</text:p>
      <text:p text:style-name="P6"><text:soft-page-break/>Что получается? Жить? Строить семью? Делать друг-друга счастливыми? Заботиться друг о друге? Не понятно...</text:p>
      <text:p text:style-name="P2"><text:span text:style-name="T9">Цель</text:span>: внушить утверждение, что ошибок не было. Все идет по плану, как и должно быть.</text:p>
      <text:p text:style-name="P5">«Нас любят. В нас верят»</text:p>
      <text:p text:style-name="Text_20_body"><text:span text:style-name="T15">На первый взгляд ничего странного. Мы кому-то нравимся — это же хорошо. Но, на самом деле, это — </text:span><text:span text:style-name="_30__20_Text"><text:span text:style-name="T15">триангуляция</text:span></text:span><text:span text:style-name="T15"> — метод, в котором манипуляторы оперируют </text:span><text:span text:style-name="T15">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В этом утверждении он объединил нас в одно целое. Ты и я — мы пара, и нас — любят. То есть — и я хороший, и ты.</text:p>
      <text:p text:style-name="P2"><text:span text:style-name="T9">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text:soft-page-break/>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5">Этот метод называется </text:span><text:span text:style-name="_30__20_Text"><text:span text:style-name="T15">манипуляцией тщеславием (положительное подкрепление)</text:span></text:span><text:span text:style-name="T15">. Когда жертву хвалят, отмечая ее заслуги и достоинства — шанс получить желаемое увеличивается. Люди очень наивны и порой не понима</text:span><text:span text:style-name="T15">ют, что это не похвала, а наживка, которую они заглатывают без малейших сомнений и опасений.</text:span></text:p>
      <text:p text:style-name="P2"><text:span text:style-name="T9">Цель</text:span>: ввести в заблуждение похвалой, что ослабляет жертву в ее позиции сопротивления.</text:p>
      <text:p text:style-name="P5">«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9">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15">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5">манипуляция чувством вины</text:span></text:span><text:span text:style-name="T15"> — он надевает маску «жертвы» обвиняет меня в несправедливости уже моих действий.</text:span></text:p>
      <text:p text:style-name="P2"><text:soft-page-break/><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9">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15">Манипуляция жалостью</text:span></text:span><text:span text:style-name="T15"> — посмотри, как мне страшно!</text:span></text:p>
      <text:p text:style-name="P2"><text:span text:style-name="T9">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2">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oft-page-break/><text:span text:style-name="T9">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9">Цель</text:span>: попытка оправдаться за счет общепринятого мнения.</text:p>
      <text:p text:style-name="P5">«Если ты поймешь, что история заканчивается здесь — да будет так»</text:p>
      <text:p text:style-name="P2"><text:span text:style-name="T9">Цель</text:span><text:span text:style-name="T10">:</text:span> заставить жертву нести ответственность, демонстрируя свое смирение.</text:p>
      <text:p text:style-name="P5">«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5">«Если ты считаешь, что сил больше нет — я не вправе тебе ничего навязывать»</text:p>
      <text:p text:style-name="P2"><text:soft-page-break/>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pan text:style-name="T9">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26">«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2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26">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2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26"><text:soft-page-break/>Никто не говорил, что будет легко. Все говорят, будет сложно и ты должна с этим смириться. Этого не избежать — так все сказали, они знают лучше.</text:p>
      <text:p text:style-name="P2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2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26">Я растерян и не знаю, что мне делать. Мне страшно и я обессилен. Ты не можешь быть такой бесчувственной и бросить меня, когда ты мне так нужна!</text:p>
      <text:p text:style-name="P2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26">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text:soft-page-break/>глашусь со всем, что ты скажешь и не буду спорить, дабы не брать на себя обязательств.</text:p>
      <text:p text:style-name="P26">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2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26"/>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65" text:outline-level="2"><text:bookmark-start text:name="Glava_11__Trio"/>Глава 11.<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308868" text:continue-numbering="true" text:style-name="диалог">
        <text:list-item>
          <text:p text:style-name="P52"><text:span text:style-name="T15">Лучшая измена та, о которой никто ничего не знает!</text:span></text:p>
        </text:list-item>
      </text:list>
      <text:p text:style-name="P2">И обсуждали они это при мне и при своих девушках и женах. Я человек не ревнивый, так что я отшучивалась, мол:</text:p>
      <text:list xml:id="list38304051" text:continue-numbering="true" text:style-name="диалог">
        <text:list-item>
          <text:p text:style-name="P52"><text:span text:style-name="T15">Спасибо, что сказали... Буду знать!</text:span></text:p>
        </text:list-item>
      </text:list>
      <text:p text:style-name="P2">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303007" text:continue-numbering="true" text:style-name="диалог">
        <text:list-item>
          <text:p text:style-name="P52"><text:span text:style-name="T15">И, будь уверен, я это сделаю...</text:span></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327071" text:continue-numbering="true" text:style-name="диалог">
        <text:list-item>
          <text:p text:style-name="P52"><text:soft-page-break/><text:span text:style-name="T15">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span></text:p>
        </text:list-item>
      </text:list>
      <text:p text:style-name="P2">И я действительно не знала. Теперь знаю, но тогда — нет...</text:p>
      <text:p text:style-name="P2">Бывало, идем по улице, а он такой:</text:p>
      <text:list xml:id="list38317891" text:continue-numbering="true" text:style-name="диалог">
        <text:list-item>
          <text:p text:style-name="P52"><text:span text:style-name="T15">Смотри, какая жопа!</text:span></text:p>
        </text:list-item>
      </text:list>
      <text:p text:style-name="P2">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2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2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Цитата_20_-_20_автор"><text:soft-page-break/><text:span text:style-name="T15">Шейнов В. П., «Скрытое управление человеком»</text:span></text:p>
      <text:p text:style-name="Цитата_20_-_20_автор"><text:span text:style-name="Default_20_Paragraph_20_Font"><text:span text:style-name="T20"><text:s/></text:span></text:span></text:p>
      <text:p text:style-name="P2">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4">*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text:soft-page-break/>Конечно, я говорила в шутку, но старалась, чтоб прозвучало это, как можно убедительнее. Так смешно вспоминать его удивленное лицо:</text:p>
      <text:list xml:id="list38319645" text:continue-numbering="true" text:style-name="диалог">
        <text:list-item>
          <text:p text:style-name="P52"><text:span text:style-name="T1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span></text:p>
        </text:list-item>
      </text:list>
      <text:p text:style-name="P2">Не, ну вы поняли? А я значит представляю! Насчет третьей девочки он говорил, что даже прикасаться к ней не будет:</text:p>
      <text:list xml:id="list38311600" text:continue-numbering="true" text:style-name="диалог">
        <text:list-item>
          <text:p text:style-name="P52"><text:span text:style-name="T15">Я просто на вас посижу посмотрю...</text:span></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5">пользуются, но при этом не бросают</text:span></text:span><text:span text:style-name="T15">.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8305987" text:continue-numbering="true" text:style-name="диалог">
        <text:list-item>
          <text:p text:style-name="P52"><text:soft-page-break/><text:span text:style-name="T15">Да кому ты нужна, кроме меня?! — и понимала, что и правда, ведь в ней столько недостатков! Она ведь постоянно в чем-то виновата...</text:span></text:p>
        </text:list-item>
        <text:list-item>
          <text:p text:style-name="P52"><text:span text:style-name="T15">Ты без меня ничто! — слушала она, опуская голову, понимая, что ее неуверенность в себе и забитое чувство самодостаточности делает ее таковой.</text:span></text:p>
        </text:list-item>
        <text:list-item>
          <text:p text:style-name="P52"><text:span text:style-name="T15">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span></text:p>
        </text:list-item>
      </text:list>
      <text:p text:style-name="P2">Список можно продолжать.</text:p>
      <text:p text:style-name="P2">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5">В процессе </text:span><text:span text:style-name="_30__20_Text"><text:span text:style-name="T15">отмены</text:span></text:span><text:span text:style-name="T1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1">*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8313366" text:continue-numbering="true" text:style-name="диалог">
        <text:list-item>
          <text:p text:style-name="P52"><text:span text:style-name="T15">Да! Мне нравятся женские жопы. Я хожу и смотрю на женские жопы. В мире три миллиарда людей, и из них даже бабы любят смотреть на женские жопы...</text:span></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65" text:outline-level="2"><text:bookmark-start text:name="Glava_12__Nie_noi"/>Глава 12.<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8304436" text:continue-numbering="true" text:style-name="диалог">
        <text:list-item>
          <text:p text:style-name="P36">Я могу с этим жить? — Да.</text:p>
        </text:list-item>
        <text:list-item>
          <text:p text:style-name="P36">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8320783" text:continue-numbering="true" text:style-name="диалог">
        <text:list-item>
          <text:p text:style-name="P36">Не ной.</text:p>
        </text:list-item>
        <text:list-item>
          <text:p text:style-name="P36"><text:soft-page-break/>Мне неинтересно это слушать.</text:p>
        </text:list-item>
        <text:list-item>
          <text:p text:style-name="P36">Это ты виновата, это ты допустила.</text:p>
        </text:list-item>
        <text:list-item>
          <text:p text:style-name="P36">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330254" text:continue-numbering="true" text:style-name="диалог">
        <text:list-item>
          <text:p text:style-name="P52"><text:span text:style-name="T15">А я тут при чем?!</text:span></text:p>
        </text:list-item>
      </text:list>
      <text:p text:style-name="P2">Или:</text:p>
      <text:list xml:id="list38323275" text:continue-numbering="true" text:style-name="диалог">
        <text:list-item>
          <text:p text:style-name="P52"><text:span text:style-name="T15">Почему я должен это выслушивать?!</text:span></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text:soft-page-break/>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327955" text:continue-numbering="true" text:style-name="диалог">
        <text:list-item>
          <text:p text:style-name="P52"><text:span text:style-name="T15">Я сейчас выключу, если ты не успокоишься! Хватит нюни распускать — это же просто фильм!</text:span></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21"><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text:soft-page-break/>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333231" text:continue-numbering="true" text:style-name="диалог">
        <text:list-item>
          <text:p text:style-name="P52"><text:span text:style-name="T15">Хватит ныть! Соберись, тряпка!</text:span></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3">*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text:soft-page-break/>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8331439" text:continue-numbering="true" text:style-name="диалог">
        <text:list-item>
          <text:p text:style-name="P52"><text:span text:style-name="T15">Объятия, — говорила я, — это как стена, которая ограждает меня от всех проблем и дарит чувство защищенности, что особенно помогает в минуты, когда тяже</text:span><text:soft-page-break/><text:span text:style-name="T15">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24">*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5">Он берет стакан, набирает воды, запивает таблетку и просто </text:span><text:span text:style-name="_30__20_Text"><text:span text:style-name="T15">бросает</text:span></text:span><text:span text:style-name="T15"> стакан в раковину, в которой лежит еще </text:span><text:soft-page-break/><text:span text:style-name="T15">не помытая посуда! Этот жест повествовал, стало быть, о невыносимой головной боли, и на мой вопрос: «Зачем ты </text:span><text:span text:style-name="T15">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21">*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8324520" text:continue-numbering="true" text:style-name="диалог">
        <text:list-item>
          <text:p text:style-name="P52"><text:span text:style-name="T15">Тебе что совсем наплевать на мои проблемы?! ВОТ ТАК ВСЕГДА! Иди спи. Главное, чтоб тебе было хорошо...</text:span></text:p>
        </text:list-item>
      </text:list>
      <text:p text:style-name="P2"><text:soft-page-break/>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309122" text:continue-numbering="true" text:style-name="диалог">
        <text:list-item>
          <text:p text:style-name="P52"><text:span text:style-name="T15">Хватит ныть! Соберись, тряпка!</text:span></text:p>
        </text:list-item>
      </text:list>
      <text:p text:style-name="Text_20_body"><text:span text:style-name="T1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5">ему это неинтересно</text:span></text:span><text:span text:style-name="T15">, говорил, что </text:span><text:span text:style-name="_30__20_Text"><text:span text:style-name="T15">я выношу ему мозг</text:span></text:span><text:span text:style-name="T15">.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8306068" text:continue-numbering="true" text:style-name="диалог">
        <text:list-item>
          <text:p text:style-name="P52"><text:span text:style-name="T15">Ты же девочка, ты должна быть слабой... (в понимании женственности).</text:span></text:p>
        </text:list-item>
      </text:list>
      <text:p text:style-name="P2">У меня один ответ:</text:p>
      <text:list xml:id="list38329900" text:continue-numbering="true" text:style-name="диалог">
        <text:list-item>
          <text:p text:style-name="P52"><text:span text:style-name="T15">Я не могу себе этого позволить!</text:span></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text:soft-page-break/>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text:soft-page-break/>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65" text:outline-level="2"><text:bookmark-start text:name="Glava_13__Nieadiekvatnaia"/>Глава 13.<text:line-break/>Неадекватная<text:bookmark-end text:name="Glava_13__Nieadiekvatnaia"/></text:h>
      <text:p text:style-name="P20">Если вдруг вы стали для кого-то плохим, значит много хорошего было сделано для этого человека!</text:p>
      <text:p text:style-name="P25">Фаина Раневская</text:p>
      <text:p text:style-name="P18">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3">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335080" text:continue-numbering="true" text:style-name="диалог">
        <text:list-item>
          <text:p text:style-name="P52"><text:span text:style-name="T15">Я никогда не говорил это!</text:span></text:p>
        </text:list-item>
      </text:list>
      <text:p text:style-name="P2">И вот вы начинаете сомневаться в том, что слышали.</text:p>
      <text:list xml:id="list38333662" text:continue-numbering="true" text:style-name="диалог">
        <text:list-item>
          <text:p text:style-name="P52"><text:span text:style-name="T15">Тебе кажется, что ты переживаешь!</text:span></text:p>
        </text:list-item>
      </text:list>
      <text:p text:style-name="P2">И вы сомневаетесь, что ваши переживания реальны.</text:p>
      <text:list xml:id="list38333172" text:continue-numbering="true" text:style-name="диалог">
        <text:list-item>
          <text:p text:style-name="P52"><text:span text:style-name="T15">С тобой что-то в последнее время происходит... Нет нет, это не усталость. Может нервный срыв?</text:span></text:p>
        </text:list-item>
      </text:list>
      <text:p text:style-name="P2">И вы сомневаетесь в том, что с вами все в порядке.</text:p>
      <text:list xml:id="list38317946" text:continue-numbering="true" text:style-name="диалог">
        <text:list-item>
          <text:p text:style-name="P52"><text:span text:style-name="T15">Это была не твоя идея, а моя...</text:span></text:p>
        </text:list-item>
      </text:list>
      <text:p text:style-name="P2">И вы сомневаетесь в своей памяти.</text:p>
      <text:p text:style-name="P2"><text:soft-page-break/>Даже такое распространенное выражение, как «делать из мухи слона», является прекрасным примером 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8326273" text:continue-numbering="true" text:style-name="диалог">
        <text:list-item>
          <text:p text:style-name="P52"><text:span text:style-name="T15">Ну не говорил, так не говорил...</text:span></text:p>
        </text:list-item>
      </text:list>
      <text:p text:style-name="P21">* * *</text:p>
      <text:p text:style-name="Text_20_body"><text:span text:style-name="T15">Знаете, я не просто так пишу об этом. Это описание моей жизни на протяжении нескольких лет. </text:span><text:span text:style-name="_30__20_Text"><text:span text:style-name="T15">Психоз порождает психоз.</text:span></text:span><text:span text:style-name="T15">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oft-page-break/><text:span text:style-name="T15">Например, он ясно давал понять, что он имеет право на свободу действий. Он четко расписывал по слогам </text:span><text:span text:style-name="T15">каждый раз, что для него важен его собственный комфорт. И это здорово, Да? Мы </text:span><text:span text:style-name="_30__20_Text"><text:span text:style-name="T15">все</text:span></text:span><text:span text:style-name="T15"> имеем право на свободу действий. Согласны? Ключевое слово — «все»!</text:span></text:p>
      <text:p text:style-name="Text_20_body"><text:span text:style-name="T15">Он так не считал. </text:span><text:span text:style-name="_30__20_Text"><text:span text:style-name="T15">Он</text:span></text:span><text:span text:style-name="T1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8331604" text:continue-numbering="true" text:style-name="диалог">
        <text:list-item>
          <text:p text:style-name="P52"><text:span text:style-name="T15">Ты преувеличиваешь — не болит у тебя ничего, ведь так?</text:span></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text:soft-page-break/>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8322455" text:continue-numbering="true" text:style-name="диалог">
        <text:list-item>
          <text:p text:style-name="P52"><text:span text:style-name="T15">Как же так? Я же слышала!</text:span></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8314571" text:continue-numbering="true" text:style-name="диалог">
        <text:list-item>
          <text:p text:style-name="P52"><text:span text:style-name="T15">Я снова все напутала.</text:span></text:p>
          <text:p text:style-name="P60"><text:span text:style-name="T15"/></text:p>
        </text:list-item>
      </text:list>
      <text:p text:style-name="P27">«Для того чтобы сидеть в клетке, не всегда нужны прутья.»</text:p>
      <text:p text:style-name="P19">Рональд Дэвид Лэйнг, «Политика семьи»</text:p>
      <text:p text:style-name="P19"/>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Итак, в результате длительной и грамотной обработки, я стала неадекватной. Это лично моя оценка своего поведения. Процесс отмены моего мировоззрения, моих <text:soft-page-break/>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8308392" text:continue-numbering="true" text:style-name="диалог">
        <text:list-item>
          <text:p text:style-name="P52"><text:span text:style-name="T15">Но ведь было же!</text:span></text:p>
        </text:list-item>
      </text:list>
      <text:p text:style-name="P2">Но мне повторяли и повторяли:</text:p>
      <text:list xml:id="list38315987" text:continue-numbering="true" text:style-name="диалог">
        <text:list-item>
          <text:p text:style-name="P52"><text:span text:style-name="T15">Да что ты опять придумываешь?! Тебе что, драмы не хватает?</text:span></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text:soft-page-break/>В случае моей непреклонности, он, обычно, использовал контрманевр. Ты уверена? — На тебе разряд! — Ах ты настаиваешь?</text:p>
      <text:list xml:id="list38316031" text:continue-numbering="true" text:style-name="диалог">
        <text:list-item>
          <text:p text:style-name="P52"><text:span text:style-name="T15">Ты так говоришь, потому, что тебе на меня наплевать!</text:span></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326567" text:continue-numbering="true" text:style-name="диалог">
        <text:list-item>
          <text:p text:style-name="P52"><text:span text:style-name="T15">Ты неадекватная, я не собираюсь продолжать с тобой разговор!</text:span></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304024" text:continue-numbering="true" text:style-name="диалог">
        <text:list-item>
          <text:p text:style-name="P52"><text:span text:style-name="T15">С тобой невозможно разговаривать. Поговорим, когда ты успокоишься!</text:span></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8303168" text:continue-numbering="true" text:style-name="диалог">
        <text:list-item>
          <text:p text:style-name="P52"><text:span text:style-name="T15">Ты уже так вела себя на прошлой неделе.</text:span></text:p>
        </text:list-item>
      </text:list>
      <text:p text:style-name="P2">Я пыталась оправдаться, и говорила, что в той ситуации были те же причины:</text:p>
      <text:list xml:id="list38323790" text:continue-numbering="true" text:style-name="диалог">
        <text:list-item>
          <text:p text:style-name="P52"><text:span text:style-name="T15">Потому что тогда, как и сегодня, ты меня перебивал и не давал мне сказать...</text:span></text:p>
        </text:list-item>
      </text:list>
      <text:p text:style-name="P2">И тут же получала в ответ «подзатыльник», например:</text:p>
      <text:list xml:id="list38327615" text:continue-numbering="true" text:style-name="диалог">
        <text:list-item>
          <text:p text:style-name="P52"><text:span text:style-name="T15">Почему ты постоянно возвращаешься к старым конфликтам!?</text:span></text:p>
        </text:list-item>
      </text:list>
      <text:p text:style-name="P2">Что вводило меня в еще большее заблуждение, ведь он же сам вспомнил о той прошлой ситуации!</text:p>
      <text:p text:style-name="P2"><text:soft-page-break/>Ну и конечно:</text:p>
      <text:list xml:id="list38332942" text:continue-numbering="true" text:style-name="диалог">
        <text:list-item>
          <text:p text:style-name="P52"><text:span text:style-name="T15">Поговорим, когда ты успокоишься!</text:span></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1"><text:soft-page-break/>* * *</text:p>
      <text:p text:style-name="P2">Но на что стоило обратить тогда свое внимание?</text:p>
      <text:p text:style-name="P2">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text:soft-page-break/>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text:soft-page-break/>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329451" text:continue-numbering="true" text:style-name="диалог">
        <text:list-item>
          <text:p text:style-name="P52"><text:span text:style-name="T15">Да все считают, что ты неадекватная!</text:span></text:p>
        </text:list-item>
      </text:list>
      <text:p text:style-name="P2">Или:</text:p>
      <text:list xml:id="list38326756" text:continue-numbering="true" text:style-name="диалог">
        <text:list-item>
          <text:p text:style-name="P52"><text:span text:style-name="T15">Все знают, что ты истеричка!</text:span></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3">* * *</text:p>
      <text:p text:style-name="Text_20_body"><text:span text:style-name="T15">Вот реальный тому пример. В последнюю нашу поездку в другой город мы всю дорогу ругались, обсуждая </text:span><text:span text:style-name="_30__20_Text"><text:span text:style-name="T15">замявшийся накануне конфликт</text:span></text:span><text:span text:style-name="T15"> из-за брачного контракта, </text:span><text:soft-page-break/><text:span text:style-name="T15">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text:soft-page-break/>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317821" text:continue-numbering="true" text:style-name="диалог">
        <text:list-item>
          <text:p text:style-name="P52"><text:span text:style-name="T15">Мне это неприятно! Как ты не понимаешь?!</text:span></text:p>
        </text:list-item>
      </text:list>
      <text:p text:style-name="P2">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text:soft-page-break/>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2">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2">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2"/>
      <text:p text:style-name="P2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27"><text:soft-page-break/>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5">Ирина Мельниченко, «Мудаки и игра на публику»</text:span></text:p>
      <text:p text:style-name="Цитата_20_-_20_автор"><text:span text:style-name="Default_20_Paragraph_20_Font"><text:span text:style-name="T20"><text:s/></text:span></text:span></text:p>
      <text:p text:style-name="P21">*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text:soft-page-break/>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3">* * *</text:p>
      <text:p text:style-name="P2">Есть еще один момент. Я его опишу, так как он имеет отношение к общему «сюжету». Ну, и конечно, это еще <text:soft-page-break/>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319513" text:continue-numbering="true" text:style-name="диалог">
        <text:list-item>
          <text:p text:style-name="P52"><text:span text:style-name="T15">Я на полчасика. — сказал он мне примерно в 3 часа дня в ответ на мое удивление. </text:span></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8307011" text:continue-numbering="true" text:style-name="диалог">
        <text:list-item>
          <text:p text:style-name="P52"><text:soft-page-break/><text:span text:style-name="T15">Я уже дома. А ты где? - по голосу было понятно, что он улыбается.</text:span></text:p>
        </text:list-item>
        <text:list-item>
          <text:p text:style-name="P52"><text:span text:style-name="T15">Я гуляю.</text:span></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8303816" text:continue-numbering="true" text:style-name="диалог">
        <text:list-item>
          <text:p text:style-name="P52"><text:span text:style-name="T1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span></text:p>
        </text:list-item>
      </text:list>
      <text:p text:style-name="Text_20_body"><text:span text:style-name="T15">Но речь о том, что сейчас мы </text:span><text:span text:style-name="_30__20_Text"><text:span text:style-name="T15">договорились</text:span></text:span><text:span text:style-name="T15">!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text:soft-page-break/>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313184" text:continue-numbering="true" text:style-name="диалог">
        <text:list-item>
          <text:p text:style-name="P36">Помнишь, утром коту вкололи лекарство?</text:p>
        </text:list-item>
        <text:list-item>
          <text:p text:style-name="P36">Помню.</text:p>
        </text:list-item>
        <text:list-item>
          <text:p text:style-name="P36">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36">Помню. Мы договорились, что ты останешься дома с котом, потому, что не можешь его оставить больного одного дома.</text:p>
        </text:list-item>
        <text:list-item>
          <text:p text:style-name="P36">Да, но с небольшой поправкой — пока не буду уверена в том, что лекарство подействовало, и ему легче.</text:p>
        </text:list-item>
        <text:list-item>
          <text:p text:style-name="P36">Я тебя неправильно понял...</text:p>
        </text:list-item>
        <text:list-item>
          <text:p text:style-name="P36">А что конкретно ты не так понял? Тебе нужно было просто набрать меня, когда ты освободишься и узнать, пойду я с тобой или нет?</text:p>
        </text:list-item>
        <text:list-item>
          <text:p text:style-name="P36">Я подумал, что если коту плохо, то ты никуда не пойдешь.</text:p>
        </text:list-item>
        <text:list-item>
          <text:p text:style-name="P36">Но мы договорились, что если ему станет лучше, то я пойду. Было?</text:p>
        </text:list-item>
        <text:list-item>
          <text:p text:style-name="P36"><text:soft-page-break/>Было.</text:p>
        </text:list-item>
        <text:list-item>
          <text:p text:style-name="P36">Так почему ты не позвонил?</text:p>
        </text:list-item>
        <text:list-item>
          <text:p text:style-name="P36">Я тебя не так понял...</text:p>
          <text:p text:style-name="P36"/>
        </text:list-item>
      </text:list>
      <text:p text:style-name="P2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2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19">С. А. Зелинский, «Психотехнологии гипнотического манипулирования сознанием»</text:p>
      <text:p text:style-name="P19"/>
      <text:p text:style-name="P2">И эта техника прекрасно прослеживается здесь:</text:p>
      <text:list xml:id="list38308624" text:continue-numbering="true" text:style-name="диалог">
        <text:list-item>
          <text:p text:style-name="P52"><text:span text:style-name="T23">Помнишь, мы договорились, что ты меня наберешь и узнаешь, как обстоят дела и, </text:span><text:span text:style-name="_30__20_Text"><text:span text:style-name="T23">если все хорошо, то я поеду</text:span></text:span><text:span text:style-name="T23"> с тобой? — говорю я.</text:span></text:p>
        </text:list-item>
        <text:list-item>
          <text:p text:style-name="P52"><text:span text:style-name="T15">Помню. Мы договорились, что ты </text:span><text:span text:style-name="_30__20_Text"><text:span text:style-name="T15">останешься дома</text:span></text:span><text:span text:style-name="T15"> с котом, потому, что не можешь его оставить больного одного дома. — отвечают мне.</text:span></text:p>
        </text:list-item>
      </text:list>
      <text:p text:style-name="P2">В тот день я была не просто не в себе — я была в гневе. И речь даже не столько о том, что он оставил меня <text:soft-page-break/>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Text_20_body"><text:span text:style-name="T15">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span></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8330437" text:continue-numbering="true" text:style-name="диалог">
        <text:list-item>
          <text:p text:style-name="P52"><text:span text:style-name="T15">О, какая молодец! И после этого ты будешь говорить, что ты нормальная? Давай-давай, продолжай!</text:span></text:p>
        </text:list-item>
      </text:list>
      <text:p text:style-name="P2"><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text:soft-page-break/>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65" text:outline-level="2"><text:bookmark-start text:name="Glava_14__Vozhak"/>Глава 14.<text:line-break/>Вожак<text:bookmark-end text:name="Glava_14__Vozhak"/></text:h>
      <text:p text:style-name="P20">Для неверных нет любви, для порочных нет радости.</text:p>
      <text:p text:style-name="P25">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315593" text:continue-numbering="true" text:style-name="диалог">
        <text:list-item>
          <text:p text:style-name="P52"><text:soft-page-break/><text:span text:style-name="T15">Так легче переносить такой напряженный график, — говорил он мне.</text:span></text:p>
        </text:list-item>
      </text:list>
      <text:p text:style-name="P2">Дома его постоянно не было, и я снова за ним заскучала.</text:p>
      <text:list xml:id="list38327432" text:continue-numbering="true" text:style-name="диалог">
        <text:list-item>
          <text:p text:style-name="P36">Выдели хоть выходные для меня! — просила я.</text:p>
        </text:list-item>
        <text:list-item>
          <text:p text:style-name="P36">Хотя бы день!</text:p>
        </text:list-item>
        <text:list-item>
          <text:p text:style-name="P36">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text:soft-page-break/>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text:soft-page-break/>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8311268" text:continue-numbering="true" text:style-name="диалог">
        <text:list-item>
          <text:p text:style-name="P52"><text:span text:style-name="T15">Я съем кусочек пиццы и домой. — сказал он мне в 9 вечера.</text:span></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3"><text:soft-page-break/>*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8324923" text:continue-numbering="true" text:style-name="диалог">
        <text:list-item>
          <text:p text:style-name="P52"><text:span text:style-name="T15">Все не так! Я ожидал совсем другого! Ты все неправильно сделала!</text:span></text:p>
        </text:list-item>
        <text:list-item>
          <text:p text:style-name="P52"><text:span text:style-name="T15">А что конкретно тебя не устраивает — манера письма?</text:span></text:p>
        </text:list-item>
        <text:list-item>
          <text:p text:style-name="P52"><text:span text:style-name="T15">Здесь просто — все не так!!!</text:span></text:p>
        </text:list-item>
      </text:list>
      <text:p text:style-name="Text_20_body"><text:span text:style-name="T15">Да. Вместо того, чтобы обратить внимание на то, </text:span><text:span text:style-name="_30__20_Text"><text:span text:style-name="T15">что</text:span></text:span><text:span text:style-name="T15"> написано — он же сам предложил, он обратил внимание на то, </text:span><text:span text:style-name="_30__20_Text"><text:span text:style-name="T15">как</text:span></text:span><text:span text:style-name="T15"> написано. Он в очередной раз соскользнул с темы, не вникнув в суть. И, вместо того, чтоб думать, как </text:span><text:soft-page-break/><text:span text:style-name="T15">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8498492840932042498" text:style-name="L20">
        <text:list-item>
          <text:p text:style-name="P46">У меня</text:p>
        </text:list-item>
        <text:list-item>
          <text:p text:style-name="P46">Идеальная</text:p>
        </text:list-item>
        <text:list-item>
          <text:p text:style-name="P46">Девушка</text:p>
        </text:list-item>
        <text:list-item>
          <text:p text:style-name="P46">Которую</text:p>
        </text:list-item>
        <text:list-item>
          <text:p text:style-name="P46">Я очень</text:p>
        </text:list-item>
        <text:list-item>
          <text:p text:style-name="P46">Сильно</text:p>
        </text:list-item>
        <text:list-item>
          <text:p text:style-name="P46">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text:soft-page-break/>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0"><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5">Нужно отметить, что </text:span><text:span text:style-name="_30__20_Text"><text:span text:style-name="T15">я его таким никогда не видела</text:span></text:span><text:span text:style-name="T15">.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text:soft-page-break/>«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2"/>
      <text:p text:style-name="P2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2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27">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19"><text:soft-page-break/>С. А. Зелинский, «Методы, приемы и способы манипуляций. (Современные психотехнологии манипулирования)»</text:p>
      <text:p text:style-name="P19"/>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На удивление для самой себя я была спокойна, даже слишком. Но, как оказалось — это был еще один тактический ход.</text:p>
      <text:p text:style-name="P2"/>
      <text:p text:style-name="P2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2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19"><text:soft-page-break/>С. А. Зелинский, «Методы, приемы и способы манипуляций. (Современные психотехнологии манипулирования)»</text:p>
      <text:p text:style-name="P19"/>
      <text:p text:style-name="P2">Когда я спокойным тоном попросила его расслабиться и не перебивать меня, мол, мы ведь разговариваем.</text:p>
      <text:list xml:id="list38335206" text:continue-list="list38324923" text:style-name="диалог">
        <text:list-item>
          <text:p text:style-name="P52"><text:span text:style-name="T15">Я не собираюсь с тобой ссориться, — сказала я. — Мы же хотим помириться! А ты обращаешься со мной, как с шавкой, и затыкаешь мне рот.</text:span></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326797" text:continue-numbering="true" text:style-name="диалог">
        <text:list-item>
          <text:p text:style-name="P52"><text:span text:style-name="T15">Помогите! Кто-нибудь! Помогите!</text:span></text:p>
        </text:list-item>
      </text:list>
      <text:p text:style-name="P2">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329624" text:continue-numbering="true" text:style-name="диалог">
        <text:list-item>
          <text:p text:style-name="P52"><text:span text:style-name="T15">Помогите! Кто-нибудь! Я не знаю, что мне делать! Он сейчас упадет! Я не удержу...</text:span></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text:soft-page-break/>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8335523" text:continue-numbering="true" text:style-name="диалог">
        <text:list-item>
          <text:p text:style-name="P52"><text:span text:style-name="T15"><text:s/>Что же мне делать? Я знаю! Нужно содрать татуировку, чтоб он не напоминала мне о нем!</text:span></text:p>
        </text:list-item>
      </text:list>
      <text:p text:style-name="P2">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text:soft-page-break/>делала. Помню, что разбила оба свои телефона об стену, когда они попросили номер моей сестры.</text:p>
      <text:list xml:id="list38318442" text:continue-numbering="true" text:style-name="диалог">
        <text:list-item>
          <text:p text:style-name="P52"><text:span text:style-name="T15">Что ты с ним сделала? — спрашивали они. — Он сказал, что ты взбесилась, что ты кричала, что он хотел уйти, а ты не пускала...</text:span></text:p>
        </text:list-item>
      </text:list>
      <text:p text:style-name="P2">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1">*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5">Итак, ему нужны были доказательства своих жалоб и он все спланировал. Он, впервые </text:span><text:span text:style-name="_30__20_Text"><text:span text:style-name="T15">сам</text:span></text:span><text:span text:style-name="T15"> </text:span><text:span text:style-name="_30__20_Text"><text:span text:style-name="T15">позвонил</text:span></text:span><text:span text:style-name="T15"> мне и </text:span><text:span text:style-name="_30__20_Text"><text:span text:style-name="T15">сам предложил</text:span></text:span><text:span text:style-name="T15"> поговорить о наших проблемах, хотя </text:span><text:span text:style-name="_30__20_Text"><text:span text:style-name="T15">всегда</text:span></text:span><text:span text:style-name="T15"> отлынивал от любых выяснений отношений.</text:span></text:p>
      <text:p text:style-name="P2">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text:soft-page-break/>Весь разговор занял не больше 2-3-х минут, а ведь Жена уже ждала под окнами! До начала разговора он отправил ей сигнал <text:span text:style-name="T2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text:soft-page-break/>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Блюдо готово — уважаемые гости, прошу к столу!</text:p>
      <text:p text:style-name="Text_20_body"><text:span text:style-name="T15">Он привел свидетелей для подтверждения всех своих жалоб и застал меня — в </text:span><text:span text:style-name="_30__20_Text"><text:span text:style-name="T15">Совершенно Неадекватном Состоянии</text:span></text:span><text:span text:style-name="T15">.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23">*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2">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65" text:outline-level="2"><text:bookmark-start text:name="Glava_15__Ad"/>Глава 15.<text:line-break/>Ад<text:bookmark-end text:name="Glava_15__Ad"/></text:h>
      <text:p text:style-name="P20">И, улыбаясь, мне ломали крылья,</text:p>
      <text:p text:style-name="P20">Мой хрип порой похожим был на вой,</text:p>
      <text:p text:style-name="P20">И я немел от боли и бессилья</text:p>
      <text:p text:style-name="P20">И лишь шептал: «Спасибо, что живой».</text:p>
      <text:p text:style-name="P25">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2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26"/>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text:soft-page-break/>Так, как я вела всегда активный образ жизни, когда жир «ушел», моя фигура была похожа на комплекцию взрослеющего жилистого мальчика.</text:p>
      <text:p text:style-name="P23">*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318484" text:continue-numbering="true" text:style-name="диалог">
        <text:list-item>
          <text:p text:style-name="P52"><text:span text:style-name="T15">Забери меня, рак, я больше не хочу жить...</text:span></text:p>
        </text:list-item>
      </text:list>
      <text:p text:style-name="P2">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text:note text:id="ftn5" text:note-class="footnote"><text:note-citation text:label="*">*</text:note-citation><text:note-body><text:p text:style-name="Footnote">Бан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сенджер<text:note text:id="ftn6" text:note-class="footnote"><text:note-citation text:label="**">**</text:note-citation><text:note-body><text:p text:style-name="Footnote">Мессенджер <text:span text:style-name="T1">(от </text:span><text:span text:style-name="T13">ст.</text:span><text:span text:style-name="T30">-фр</text:span><text:span text:style-name="T13">анц</text:span><text:span text:style-name="T30">.</text:span><text:span text:style-name="T1"> </text:span><text:span text:style-name="T30">message — </text:span><text:span text:style-name="T13"><text:s/>в</text:span><text:span text:style-name="T1">ыпускать, посылать)</text:span> — приложение для обмена мгновенными сообщениями.</text:p></text:note-body></text:note> прислал со<text:soft-page-break/>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7" text:note-class="footnote"><text:note-citation text:label="*">*</text:note-citation><text:note-body><text:p text:style-name="Footnote">Залогиниться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23">*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text:soft-page-break/>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308751" text:continue-numbering="true" text:style-name="диалог">
        <text:list-item>
          <text:p text:style-name="P52"><text:span text:style-name="T15">А где тот браслет, который я тебе подарила?</text:span></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text:soft-page-break/>лучшему другу о ночных времяпро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text:soft-page-break/>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23"><text:soft-page-break/>*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text:soft-page-break/>как раз и стало причиной всего, что со мной будет происходить дальше.</text:p>
      <text:p text:style-name="Text_20_body"><text:span text:style-name="T15">Это высказанное вслух сомнение. Это всего лишь два коротких простых слова. Но давайте попробуем понять, какой смысл они несут.</text:span></text:p>
      <text:p text:style-name="Text_20_body"><text:span text:style-name="T15"/></text:p>
      <text:p text:style-name="Quotations">«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Quotations">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text:soft-page-break/>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315758" text:continue-numbering="true" text:style-name="диалог">
        <text:list-item>
          <text:p text:style-name="P52"><text:span text:style-name="T15">Больше я не допущу такой ошибки!</text:span></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8334172" text:continue-numbering="true" text:style-name="диалог">
        <text:list-item>
          <text:p text:style-name="P52"><text:span text:style-name="T15">Он любит! Я спрашивала, и он не сказал «нет»!!!</text:span></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1">*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text:soft-page-break/>ло. Он не отпускал меня, но и не подпускал меня к себе. Держал на расстоянии, прикармливая надеждой, каждый раз блокируя новый канал связи.</text:p>
      <text:p text:style-name="P2">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65" text:outline-level="2"><text:bookmark-start text:name="Glava_16__Nosce_te_ipsum"/>Глава 16.<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5">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5">показалось</text:span></text:span><text:span text:style-name="T15">.</text:span></text:p>
      <text:p text:style-name="P2">Я ждала его еще примерно час, выходила на общий балкон покурить и выглядывала его. Что-то дернуло <text:soft-page-break/>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8324004" text:continue-numbering="true" text:style-name="диалог">
        <text:list-item>
          <text:p text:style-name="P52"><text:span text:style-name="T15">Мне нужно с кем-нибудь поговорить...</text:span></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2">И вот он мне говорит:</text:p>
      <text:list xml:id="list38335365" text:continue-numbering="true" text:style-name="диалог">
        <text:list-item>
          <text:p text:style-name="P52"><text:span text:style-name="T15">А это не он идет?</text:span></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8321770" text:continue-numbering="true" text:style-name="диалог">
        <text:list-item>
          <text:p text:style-name="P52"><text:span text:style-name="T15">Я очень его люблю. Я хочу быть с ним. Я хочу, чтоб мы были счастливы вместе. Я не хочу, чтобы он страдал, но не знаю как это сделать...</text:span></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text:soft-page-break/>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Он высказал свою уверенность в том, что в этом случае между нами не может ничего быть, и — попросил уйти. Ба-бах.</text:p>
      <text:p text:style-name="P23">*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text:soft-page-break/>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330006" text:continue-numbering="true" text:style-name="диалог">
        <text:list-item>
          <text:p text:style-name="P52"><text:span text:style-name="T15">Мне все равно, — причитала я, — что это будет: укол или палата с мягкими стенами. Я хочу есть и спать, но не могу... Сделайте так, чтоб это прекратилось...</text:span></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2"><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text:soft-page-break/>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65" text:outline-level="2"><text:bookmark-start text:name="Glava_17__Ia_vsie_ponial"/>Глава 17.<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Я не понимала, что бы это могло значить:</text:p>
      <text:list xml:id="list38332597" text:continue-numbering="true" text:style-name="диалог">
        <text:list-item>
          <text:p text:style-name="P52"><text:span text:style-name="T15">Я хочу провести с тобой ночь, но тебе это вряд ли понравится...</text:span></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8306527" text:continue-numbering="true" text:style-name="диалог">
        <text:list-item>
          <text:p text:style-name="P36"><text:soft-page-break/>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5">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5">ждала</text:span></text:span><text:span text:style-name="T15">.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text:soft-page-break/>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330752" text:continue-numbering="true" text:style-name="диалог">
        <text:list-item>
          <text:p text:style-name="P36">Ты очень хорошо выглядишь.</text:p>
        </text:list-item>
        <text:list-item>
          <text:p text:style-name="P36">Я очень за тобой соскучился.</text:p>
        </text:list-item>
        <text:list-item>
          <text:p text:style-name="P36">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8304307" text:continue-numbering="true" text:style-name="диалог">
        <text:list-item>
          <text:p text:style-name="P52"><text:span text:style-name="T15">По понедельникам, средам и пятницам я хожу на бокс, по субботам работаю в кофейне, по воскресеньем </text:span><text:soft-page-break/><text:span text:style-name="T15">договорилась с другом заниматься уроками игры на гитаре, четверги оставила для встреч с друзьями...</text:span></text:p>
        </text:list-item>
        <text:list-item>
          <text:p text:style-name="P36">А по вторникам? — спросил он.</text:p>
        </text:list-item>
        <text:list-item>
          <text:p text:style-name="P36">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text:soft-page-break/>он в это время еще больше наслаждался победой в собственной игре. О, да! Игра еще не закончилась.</text:p>
      <text:h text:style-name="P65" text:outline-level="2"><text:bookmark-start text:name="Glava_18__A_zachiem_vam_Ona_"/>Глава 18.<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text:soft-page-break/>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 мне:</text:p>
      <text:list xml:id="list38313610" text:continue-numbering="true" text:style-name="диалог">
        <text:list-item>
          <text:p text:style-name="P52"><text:span text:style-name="T15">Останьтесь, Яна...</text:span></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306215" text:continue-numbering="true" text:style-name="диалог">
        <text:list-item>
          <text:p text:style-name="P36">А скажите мне, пожалуйста, зачем вам Яна?</text:p>
        </text:list-item>
        <text:list-item>
          <text:p text:style-name="P36">В смысле: «зачем мне Яна»? <text:span text:style-name="T12">Я ее люблю!</text:span></text:p>
        </text:list-item>
        <text:list-item>
          <text:p text:style-name="P36">Вот вы говорите, что Яна очень плохая: обижает вас и неправильно себя ведет. Делает вас несчастным. Так зачем она вам?</text:p>
        </text:list-item>
      </text:list>
      <text:p text:style-name="P2">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2">«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text:soft-page-break/>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text:soft-page-break/>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8327714" text:continue-numbering="true" text:style-name="диалог">
        <text:list-item>
          <text:p text:style-name="P52"><text:span text:style-name="T15">С вами все в полном порядке, — сказал он, — но вот Его я бы хотел видеть.</text:span></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text:soft-page-break/>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65" text:outline-level="2"><text:bookmark-start text:name="Glava_19__Ia_podumaiu"/>Глава 19.<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text:soft-page-break/>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text:soft-page-break/>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text:soft-page-break/>Конечно, все были на эмоциях и пошли курить. Мы собираемся на террасе, я трепещу от счастья, мы закуриваем и я спрашиваю...</text:p>
      <text:list xml:id="list38328496" text:continue-numbering="true" text:style-name="диалог">
        <text:list-item>
          <text:p text:style-name="P36">Котик, а когда ты принял такое решение — на мне жениться?</text:p>
        </text:list-item>
        <text:list-item>
          <text:p text:style-name="P36">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text:soft-page-break/>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8317505" text:continue-numbering="true" text:style-name="диалог">
        <text:list-item>
          <text:p text:style-name="P36">Ну и когда же мы поженимся? — спросила я.</text:p>
        </text:list-item>
        <text:list-item>
          <text:p text:style-name="P36">Давай летом. — предложил он.</text:p>
        </text:list-item>
      </text:list>
      <text:p text:style-name="P2">Отличная идея.</text:p>
      <text:p text:style-name="P2">Я не знаю, как мы вообще до лета дожили.</text:p>
      <text:h text:style-name="P65" text:outline-level="2"><text:bookmark-start text:name="Glava_20__Mien_shie_niuansov"/>Глава 20.<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text:soft-page-break/>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322770" text:continue-numbering="true" text:style-name="диалог">
        <text:list-item>
          <text:p text:style-name="P52"><text:span text:style-name="T15">Так будет меньше нюансов при разводе! — сказал он мне.</text:span></text:p>
        </text:list-item>
      </text:list>
      <text:p text:style-name="P2"><text:soft-page-break/>Я не выдержала и сказала, что если он хочет «подстраховаться», то пусть составляет сам этот договор, но чтоб моего имени там не было:</text:p>
      <text:list xml:id="list38305279" text:continue-numbering="true" text:style-name="диалог">
        <text:list-item>
          <text:p text:style-name="P52"><text:span text:style-name="T15">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еще не нажитое имущество?!</text:span></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21">* * *</text:p>
      <text:p text:style-name="P13">У меня сохранилась переписка, где на следующий день он идет на попятную — забирает свои слова обратно:</text:p>
      <text:list xml:id="list38305993" text:continue-numbering="true" text:style-name="диалог">
        <text:list-item>
          <text:p text:style-name="P52"><text:span text:style-name="T15">...Я не хотел никогда никаких бумажек. Вчера это был просто разговор, из которого ты нашифровала!</text:span></text:p>
        </text:list-item>
        <text:list-item>
          <text:p text:style-name="P52"><text:span text:style-name="T15">Просто разговор заканчивается на фразе «мне не приятен этот разговор», — отвечаю я, — а не длится до трех ночи со словами «да как ты не понимаешь?..» учи</text:span><text:soft-page-break/><text:span text:style-name="T15">тывая факт того, что мне рано вставать. Так что ничего я себе не нашифровывала.</text:span></text:p>
        </text:list-item>
        <text:list-item>
          <text:p text:style-name="P52"><text:span text:style-name="T15">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span></text:p>
        </text:list-item>
        <text:list-item>
          <text:p text:style-name="P52"><text:span text:style-name="T15">Меня такое отношение мягко говоря не устраивает! Что-то ты часто уходишь от своих сказанных слов! С аргументом: «Я ляпнул не подумав»...</text:span></text:p>
        </text:list-item>
        <text:list-item>
          <text:p text:style-name="P52"><text:span text:style-name="T1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span></text:p>
        </text:list-item>
        <text:list-item>
          <text:p text:style-name="P52"><text:span text:style-name="T15">Если бы этот разговор был </text:span><text:span text:style-name="_30__20_Text"><text:span text:style-name="T15">до</text:span></text:span><text:span text:style-name="T15"> твоего предложения — сказала бы!</text:span></text:p>
        </text:list-item>
        <text:list-item>
          <text:p text:style-name="P36">Поэтому я не понимаю, почему ты так упорно ее пытаешься пропихнуть. Когда причина не в этом.</text:p>
        </text:list-item>
        <text:list-item>
          <text:p text:style-name="P36">Короче, хватит. Мне надоело. Мне тут работать надо... — попыталась я закончить этот бред.</text:p>
        </text:list-item>
      </text:list>
      <text:p text:style-name="P2">Что мы видим?</text:p>
      <text:p text:style-name="P5">«Я не хотел никогда никаких бумажек.»</text:p>
      <text:p text:style-name="P2">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2"><text:soft-page-break/>«Всерьез намерен?»... А что, можно быть намеренным не всерьез?</text:p>
      <text:p text:style-name="P2">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2">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3">истиной причиной</text:span> того, что я сняла кольцо! Но самое главное — о которой я ничего не знаю, и за которую от меня требуют извинений!..</text:p>
      <text:p text:style-name="P2">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2">Я ничего не упустила? Ах да — куда я только смотрела?!</text:p>
      <text:p text:style-name="P5">«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5">«Думал проснется — может дойдет.»</text:p>
      <text:p text:style-name="P2">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 Главное что ты права.»</text:p>
      <text:p text:style-name="P2">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2">Двойной смысл, который «кричит» о том, что я не права, осуждает в иррациональности.</text:p>
      <text:p text:style-name="P5">«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5">«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3"><text:soft-page-break/>*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5">причины</text:span></text:span><text:span text:style-name="T15">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8318377" text:continue-numbering="true" text:style-name="диалог">
        <text:list-item>
          <text:p text:style-name="P36"><text:soft-page-break/>Когда вещи заберешь? — пишет он в тот же день.</text:p>
        </text:list-item>
        <text:list-item>
          <text:p text:style-name="P36">Сегодня, — отвечаю я, на что он отвечает:</text:p>
        </text:list-item>
        <text:list-item>
          <text:p text:style-name="P36">Целую в шею...</text:p>
        </text:list-item>
      </text:list>
      <text:p text:style-name="P2">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315845" text:continue-numbering="true" text:style-name="диалог">
        <text:list-item>
          <text:p text:style-name="P52"><text:span text:style-name="T15">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span></text:p>
        </text:list-item>
      </text:list>
      <text:p text:style-name="P2">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2"><text:soft-page-break/>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65" text:outline-level="2"><text:bookmark-start text:name="Glava_21__Byt__chiestnym_ochien__lieghko"/>Глава 21.<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2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text:span text:style-name="T15">Анджей Сапковский, «Крещение огнём»</text:span></text:p>
      <text:p text:style-name="Цитата_20_-_20_автор"><text:span text:style-name="T15"/></text:p>
      <text:p text:style-name="P2"><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27">«Мы все должны бояться злых людей. Но есть другое зло, которого мы должны бояться еще больше. Это зло — равнодушие хороших людей.»</text:p>
      <text:p text:style-name="P19">Х/Ф «Святые из Бундока»</text:p>
      <text:p text:style-name="P19"/>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text:soft-page-break/>—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1"><text:soft-page-break/>*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329082" text:continue-numbering="true" text:style-name="диалог">
        <text:list-item>
          <text:p text:style-name="P52"><text:span text:style-name="T1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span></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2"><text:soft-page-break/>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8320813" text:continue-numbering="true" text:style-name="диалог">
        <text:list-item>
          <text:p text:style-name="P52"><text:span text:style-name="T1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span></text:p>
        </text:list-item>
      </text:list>
      <text:p text:style-name="P2">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8319186" text:continue-numbering="true" text:style-name="диалог">
        <text:list-item>
          <text:p text:style-name="P52"><text:soft-page-break/><text:span text:style-name="T15">Давай завтра созвонимся и обсудим (уже не помню что)...</text:span></text:p>
        </text:list-item>
        <text:list-item>
          <text:p text:style-name="P52"><text:span text:style-name="T15">Давай, — отвечаю я, — только ты мой номер сначала из черного списка удали, а потом и созвонимся...</text:span></text:p>
        </text:list-item>
      </text:list>
      <text:p text:style-name="Text_20_body"><text:span text:style-name="T15">И тут я увидела ее </text:span><text:span text:style-name="T23">Л</text:span><text:span text:style-name="_30__20_Text"><text:span text:style-name="T23">ицо</text:span></text:span><text:span text:style-name="T23">...</text:span><text:span text:style-name="T15"> Она совершенно не понимала, о чем я говорю. А мой суженый сидел на полу на подушках, пафосно так курил, и на выдохе так сказал:</text:span></text:p>
      <text:list xml:id="list38314391" text:continue-numbering="true" text:style-name="диалог">
        <text:list-item>
          <text:p text:style-name="P52"><text:span text:style-name="T15">Это я тебя заблокировал у нее на телефоне.</text:span></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3">* * *</text:p>
      <text:p text:style-name="P2">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text:soft-page-break/>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 «Ведьмак 3»<text:note text:id="ftn8" text:note-class="footnote"><text:note-citation text:label="*">*</text:note-citation><text:note-body><text:p text:style-name="Footnote">«Ведьмак 3: Дикая Охота» — компьютерная игра, разработанная студией CD Projekt RED по мотивам серии романов «Ведьмак» Анджея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text:soft-page-break/>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3">*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313434" text:continue-numbering="true" text:style-name="диалог">
        <text:list-item>
          <text:p text:style-name="P36">Да, мать, ты такая сильная! Я бы так не смогла...</text:p>
        </text:list-item>
        <text:list-item>
          <text:p text:style-name="P36">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36">Я бы не смогла простить, но ты молодец!</text:p>
        </text:list-item>
        <text:list-item>
          <text:p text:style-name="P36">Что простить?</text:p>
        </text:list-item>
        <text:list-item>
          <text:p text:style-name="P36">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8315216" text:continue-numbering="true" text:style-name="диалог">
        <text:list-item>
          <text:p text:style-name="P52"><text:span text:style-name="T15">Что значит — трахал двух баб?</text:span></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2"><text:soft-page-break/>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8307051" text:continue-numbering="true" text:style-name="диалог">
        <text:list-item>
          <text:p text:style-name="P52"><text:span text:style-name="T15">Рассказывай. Рассказывай все!</text:span></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3"><text:soft-page-break/>*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309145" text:continue-numbering="true" text:style-name="диалог">
        <text:list-item>
          <text:p text:style-name="P36">Все в порядке;</text:p>
        </text:list-item>
        <text:list-item>
          <text:p text:style-name="P36">Ты себе накручиваешь;</text:p>
        </text:list-item>
        <text:list-item>
          <text:p text:style-name="P36"><text:soft-page-break/>Ты придумываешь драму на пустом месте;</text:p>
        </text:list-item>
        <text:list-item>
          <text:p text:style-name="P36">Ты паришься без причины...</text:p>
        </text:list-item>
        <text:list-item>
          <text:p text:style-name="P36">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text:soft-page-break/>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oft-page-break/><text:span text:style-name="T1">она узнала в тот вечер и от меня</text:span>. И сказала она мне это в догонку к информации «он трахал двух баб».</text:p>
      <text:p text:style-name="P2">А теперь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2">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2">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23">*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text:soft-page-break/>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2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text:soft-page-break/>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19">Анджей Сапковский, «Крещение огнём»</text:p>
      <text:p text:style-name="P19"/>
      <text:p text:style-name="P2">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как например мне, под видом: «мы делаем друг-друга несчастными», или Жене Странного друга, под видом: «Все в порядке. Не накручивай».</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Наши с ней ситуации похожи, и несложно объяснить и это — ее муж и мой будущий несостоявшийся муж был <text:soft-page-break/>лучшими друзьями. Не исключено, что они это все спланировали и отрабатывали каждый на своей бабе...</text:p>
      <text:p text:style-name="P23">*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315203" text:continue-numbering="true" text:style-name="диалог">
        <text:list-item>
          <text:p text:style-name="P52"><text:span text:style-name="T15">Что с тобой? — спросил он, когда заметил, что со мной что-то не так.</text:span></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309915" text:continue-numbering="true" text:style-name="диалог">
        <text:list-item>
          <text:p text:style-name="P36">И что тебе приснилось? — спросил он.</text:p>
        </text:list-item>
        <text:list-item>
          <text:p text:style-name="P3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36"><text:soft-page-break/>В смысле: «обманываю»? Что я тебе изменил?</text:p>
        </text:list-item>
        <text:list-item>
          <text:p text:style-name="P36">Да, — ответила я, — с темноволосой девочкой.</text:p>
        </text:list-item>
        <text:list-item>
          <text:p text:style-name="P36">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9"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5">посмеялся</text:span></text:span><text:span text:style-name="T15">, обнял меня и попытался успокоить, мол — это всего лишь сон.</text:span></text:p>
      <text:list xml:id="list38317640" text:continue-numbering="true" text:style-name="диалог">
        <text:list-item>
          <text:p text:style-name="P52"><text:span text:style-name="T15">Это тебе в голову солнышко припекло...</text:span></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2">К тому же, с нами были друзья, перед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21">*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text:soft-page-break/>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8309268" text:continue-numbering="true" text:style-name="диалог">
        <text:list-item>
          <text:p text:style-name="P52"><text:span text:style-name="T15">Хрен с тобой — записывай... Ты вокруг меня плетешь какую-то западню...</text:span></text:p>
        </text:list-item>
      </text:list>
      <text:p text:style-name="P2">Вот так. Разговор уж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8335205" text:continue-numbering="true" text:style-name="диалог">
        <text:list-item>
          <text:p text:style-name="P52"><text:span text:style-name="T15">Есть ли что-то, что я должна знать, как твоя девушка, как твоя будущая жена? То, что может в будущем причинить мне боль?</text:span></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text:soft-page-break/>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Вот несколько его реплик:</text:p>
      <text:list xml:id="list38332234" text:continue-numbering="true" text:style-name="диалог">
        <text:list-item>
          <text:p text:style-name="P52"><text:span text:style-name="T15">Я очень часто задумывался о том, что мне одиноко и мне хотелось бы с кем-нибудь переспать, </text:span><text:span text:style-name="T21">но эти попытки не увенчались успехом</text:span><text:span text:style-name="T15">.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8327106" text:continue-numbering="true" text:style-name="диалог">
        <text:list-item>
          <text:p text:style-name="P52"><text:span text:style-name="T15">Ну, тут не бывает почти. Либо было, либо не было, и под </text:span><text:span text:style-name="_30__20_Text"><text:span text:style-name="T15">было</text:span></text:span><text:span text:style-name="T15">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8326609" text:continue-numbering="true" text:style-name="диалог">
        <text:list-item>
          <text:p text:style-name="P52"><text:span text:style-name="T1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span></text:p>
        </text:list-item>
      </text:list>
      <text:p text:style-name="P2"><text:soft-page-break/>«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7">Признание</text:span> — хотел потрахаться. Что звучит довольно честно, да?</text:p>
      <text:p text:style-name="P2"><text:span text:style-name="T7">Попытка оправдаться</text:span> — мужская полигамность. Что сразу избавляет его от чувства вины.</text:p>
      <text:p text:style-name="P2"><text:span text:style-name="T7">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23">*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303986" text:continue-numbering="true" text:style-name="диалог">
        <text:list-item>
          <text:p text:style-name="P52"><text:span text:style-name="T15">Мне было стыдно от мысли о том, что эта информация может докатиться до нее... — сказал он.</text:span></text:p>
        </text:list-item>
      </text:list>
      <text:p text:style-name="P2"><text:soft-page-break/>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5">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5">относится к ней лучше, чем ко мне</text:span></text:span><text:span text:style-name="T15">. Он продемонстрировал мне контраст его чувств ко мне и его чувств к ней — более глубокое уважение.</text:span></text:p>
      <text:p text:style-name="P2">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8315414" text:continue-numbering="true" text:style-name="диалог">
        <text:list-item>
          <text:p text:style-name="P52"><text:span text:style-name="T15">Я тонко намекну, так сказать. И либо намек будет услышан, либо нет. — пишет он.</text:span></text:p>
        </text:list-item>
        <text:list-item>
          <text:p text:style-name="P52"><text:soft-page-break/><text:span text:style-name="T15">А ты рассматривал вариант, что тебя просто попробуют, а потом скажут, что это было так — просто для души отдохнуть?</text:span></text:p>
        </text:list-item>
        <text:list-item>
          <text:p text:style-name="P52"><text:span text:style-name="T15">Это невозможный вариант. Я склонен считать, что мы хорошо друг друга понимаем. И такой расклад (</text:span><text:span text:style-name="T21">дружеский секс — </text:span><text:span text:style-name="_30__20_Text"><text:span text:style-name="T21">примеч. авт.</text:span></text:span><text:span text:style-name="T1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5">«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Я даже не удивлюсь, если это намек — что-то вроде «Останешься?» или «Если я приеду, то буду приставать»...</text:p>
      <text:p text:style-name="P2">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2"><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15">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5">Либо — либо</text:span></text:span><text:span text:style-name="T15">, или никак.</text:span></text:p>
      <text:p text:style-name="P2">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2">Помимо меня, я знаю еще двоих девушек, кто подвергся его влиянию: Бывшая до меня и Университетская подруга. Мы все подходим под это описание...</text:p>
      <text:p text:style-name="P21">* * *</text:p>
      <text:p text:style-name="P2">Стоит отметить, что я когда-то была на месте каждой из них.</text:p>
      <text:p text:style-name="P2">Говоря о девушке Бывшей до меня, <text:span text:style-name="T12">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text:soft-page-break/>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8328901" text:continue-numbering="true" text:style-name="диалог">
        <text:list-item>
          <text:p text:style-name="P52"><text:span text:style-name="T15">Мне было стыдно от мысли о том, что эта информация может докатиться до нее...</text:span></text:p>
        </text:list-item>
      </text:list>
      <text:p text:style-name="P2">Будет звучать так:</text:p>
      <text:p text:style-name="P2"/>
      <text:p text:style-name="P26">«Она меня понимает, а ты нет. Кто ты вообще такая, чтобы втягивать ее в наши разборки? Ты не должна этого делать!</text:p>
      <text:p text:style-name="P2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2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26"/>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text:soft-page-break/>то время, как она для него — лишь инструмент для достижения его цели.</text:p>
      <text:p text:style-name="P2">А теперь давайте вспомним хронологию:</text:p>
      <text:p text:style-name="P5">Знакомство.</text:p>
      <text:p text:style-name="P2">Он познакомил меня со своей Бывшей девушкой, незадолго, как расстаться с ней.</text:p>
      <text:p text:style-name="P2">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2">Они встречались около трех лет.</text:p>
      <text:p text:style-name="P2">Мы встречались почти три года.</text:p>
      <text:p text:style-name="P5">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5">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5">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5">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text:soft-page-break/>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3"><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329566" text:continue-numbering="true" text:style-name="диалог">
        <text:list-item>
          <text:p text:style-name="P52"><text:span text:style-name="T15">Не имеет никакого значения, кто принял решение (</text:span><text:span text:style-name="T21">разойтись — </text:span><text:span text:style-name="_30__20_Text"><text:span text:style-name="T21">прим. авт.</text:span></text:span><text:span text:style-name="T15">)...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322646" text:continue-numbering="true" text:style-name="диалог">
        <text:list-item>
          <text:p text:style-name="P52"><text:span text:style-name="T15">Давай мы договоримся, что мы не будем спорить о том, чья боль сильнее... — ответил он.</text:span></text:p>
        </text:list-item>
      </text:list>
      <text:p text:style-name="P2"><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text:soft-page-break/>он хотел, чтобы я услышала. Это те же слова, но, уже зная о его методах, эти слова несут для меня совершенно иной смысл.</text:p>
      <text:p text:style-name="P2">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text:soft-page-break/>поведением, ни с отношением ко мне/к проблеме/к быту...</text:p>
      <text:p text:style-name="Text_20_body"><text:span text:style-name="T15">В таких моментах он </text:span><text:span text:style-name="T19">«задумывался об идее отсутствия авторитета в области его отношения ко мне»</text:span><text:span text:style-name="T15">,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5">сама</text:span></text:span><text:span text:style-name="T15">.</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2">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text:soft-page-break/>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2">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5"><text:soft-page-break/>«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3">* * *</text:p>
      <text:p text:style-name="P2">Идем дальше.</text:p>
      <text:list xml:id="list38314131" text:continue-numbering="true" text:style-name="диалог">
        <text:list-item>
          <text:p text:style-name="P52"><text:span text:style-name="T15">Моя позиция очень проста — я ничего такого не делал. — сказал он в ходе разговора.</text:span></text:p>
        </text:list-item>
      </text:list>
      <text:p text:style-name="P2">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313892" text:continue-numbering="true" text:style-name="диалог">
        <text:list-item>
          <text:p text:style-name="P52"><text:span text:style-name="T15">Мои действия, поступки, слова и моя жизнь не являются достаточным в нужной степени аргументом для того, чтобы проявлять ко мне доверие и в ход вступают </text:span><text:soft-page-break/><text:span text:style-name="T15">события, которые произошли в тот момент, когда люди уже, как бы, в общем-то, не вместе... — очередная его реплика.</text:span></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2">Представьте себе его разочарование!</text:p>
      <text:p text:style-name="P2">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2">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323216" text:continue-numbering="true" text:style-name="диалог">
        <text:list-item>
          <text:p text:style-name="P52"><text:soft-page-break/><text:span text:style-name="T15">Я тебе могу так сказать, в свою очередь, что я, как бы, в очередной раз убеждаюсь в том, что </text:span><text:span text:style-name="_30__20_Text"><text:span text:style-name="T15">быть честным очень легко</text:span></text:span><text:span text:style-name="T1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5">Мы видим, что он верит в то, что честен. Он говорит об этом спокойно, ровно, размеренно и без угрызений совести: «Б</text:span><text:span text:style-name="_30__20_Text"><text:span text:style-name="T15">ыть честным очень легко</text:span></text:span><text:span text:style-name="T21">!</text:span><text:span text:style-name="T15">». В то время, как я уже достаточно знаю, чтобы понимать — он лжет.</text:span></text:p>
      <text:p text:style-name="P23">* * *</text:p>
      <text:list xml:id="list38328227" text:continue-numbering="true" text:style-name="диалог">
        <text:list-item>
          <text:p text:style-name="P52"><text:span text:style-name="T1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span></text:p>
        </text:list-item>
        <text:list-item>
          <text:p text:style-name="P52"><text:soft-page-break/><text:span text:style-name="T15">Я счастлива, когда все открыто, все прозрачно, но ты начинаешь защищаться, хотя на тебя никто не нападает...</text:span></text:p>
        </text:list-item>
        <text:list-item>
          <text:p text:style-name="P52"><text:span text:style-name="T15">Меня оскорбляют твои мысли, о том, что даже после того, как я сделал тебе предложение... — он замялся, но продолжил. — И тем не менее нахожусь по подозрением.</text:span></text:p>
        </text:list-item>
      </text:list>
      <text:p text:style-name="P2">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2"/>
      <text:p text:style-name="P26">«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2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26"/>
      <text:p text:style-name="P2">Едем дальше.</text:p>
      <text:list xml:id="list38316373" text:continue-numbering="true" text:style-name="диалог">
        <text:list-item>
          <text:p text:style-name="P52"><text:span text:style-name="T15">Мои действия абсолютно ясны. Я честен перед законом. — сказал он.</text:span></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вышеописанное его <text:soft-page-break/>поведение <text:span text:style-name="T1">не карается законом</text:span><text:span text:style-name="T3">, равно как и</text:span> зависть и ложь... </text:p>
      <text:p text:style-name="Text_20_body"><text:span text:style-name="T15">Понимаете? Он считает, что </text:span><text:span text:style-name="_30__20_Text"><text:span text:style-name="T15">это</text:span></text:span><text:span text:style-name="T15">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38314543" text:continue-numbering="true" text:style-name="диалог">
        <text:list-item>
          <text:p text:style-name="P52"><text:span text:style-name="T15">В моем, как бы, мире человек застрахован от этого (</text:span><text:span text:style-name="T21">от подобных разговоров и вопросов. — </text:span><text:span text:style-name="_30__20_Text"><text:span text:style-name="T21">примеч. авт.</text:span></text:span><text:span text:style-name="T15">)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1">лучше чем я</text:span><text:span text:style-name="T15">,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2">Попробую расшифровать эту реплику:</text:p>
      <text:p text:style-name="P2"/>
      <text:p text:style-name="P26">«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26"/>
      <text:p text:style-name="P2"><text:soft-page-break/>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В завершение вставлю еще один его спич. Без объяснений:</text:p>
      <text:list xml:id="list38335557" text:continue-numbering="true" text:style-name="диалог">
        <text:list-item>
          <text:p text:style-name="P52"><text:span text:style-name="T15">Я осознал одну простую истину — я не имею кредита доверия, и не имею... как это называется.... слово такое хорошее.... Авторитета в твоих глазах...</text:span></text:p>
        </text:list-item>
      </text:list>
      <text:p text:style-name="P2">И в качестве нашего диалога:</text:p>
      <text:list xml:id="list38302923" text:continue-numbering="true" text:style-name="диалог">
        <text:list-item>
          <text:p text:style-name="P36">Ты понимаешь, что существует определенная ответственность, которая, извини, ложится на твои плечи?! — спрашивает он.</text:p>
        </text:list-item>
        <text:list-item>
          <text:p text:style-name="P36">Какого рода ответственность? — спрашиваю я.</text:p>
        </text:list-item>
        <text:list-item>
          <text:p text:style-name="P36">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3"><text:soft-page-break/>*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15">Сначала я подумала, что просто он что-то уронил, но когда поняла, что это просто нездоровые психи, вышла к нему и </text:span><text:span text:style-name="_30__20_Text"><text:span text:style-name="T15">снова включила диктофон</text:span></text:span><text:span text:style-name="T15">!</text:span></text:p>
      <text:p text:style-name="P2">Он потерял самообладание, в то время, как я была непоколебима. На этой записи он скажет:</text:p>
      <text:list xml:id="list38324439" text:continue-numbering="true" text:style-name="диалог">
        <text:list-item>
          <text:p text:style-name="P52"><text:span text:style-name="T15">Все ох*енно! Главное, что хорошо тебе! Вот это самое главное! — он почти плакал.</text:span></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text:soft-page-break/>меньше всего хочется, чтоб мне было хорошо». И подтекст — запрет: «Тебе нельзя идти спать, ты должна извиниться за свое поведение»...</text:p>
      <text:list xml:id="list38329864" text:continue-numbering="true" text:style-name="диалог">
        <text:list-item>
          <text:p text:style-name="P36">Я не могу с этим спокойно, смириться. — причитал он.</text:p>
        </text:list-item>
        <text:list-item>
          <text:p text:style-name="P36">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Вы понимаете? Нет? Попробую перефразировать:</text:p>
      <text:p text:style-name="P2"/>
      <text:p text:style-name="P26">«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2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2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26"/>
      <text:p text:style-name="P2">Вот еще несколько его реплик:</text:p>
      <text:list xml:id="list38335467" text:continue-numbering="true" text:style-name="диалог">
        <text:list-item>
          <text:p text:style-name="P52"><text:soft-page-break/><text:span text:style-name="T15">Я теперь не могу спать из-за этого. Ты хочешь, чтоб я тебе начал какие-то претензии высказывать? У меня нет никаких претензий!</text:span></text:p>
        </text:list-item>
      </text:list>
      <text:p text:style-name="P2">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list xml:id="list38327698" text:continue-numbering="true" text:style-name="диалог">
        <text:list-item>
          <text:p text:style-name="P52"><text:span text:style-name="T15">Мне нечего тебе сейчас ответить. Меня это бесит то, что я живу в мире, где мне задают такие вопросы!</text:span></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8312860" text:continue-numbering="true" text:style-name="диалог">
        <text:list-item>
          <text:p text:style-name="P52"><text:span text:style-name="T15">Ну, раз ты такой счастливый человек, который знает, как себя успокоить в таких ситуациях (</text:span><text:span text:style-name="T21">его реакция на то, что я легла спать — </text:span><text:span text:style-name="_30__20_Text"><text:span text:style-name="T21">примеч. авт.</text:span></text:span><text:span text:style-name="T15">) — я несчастный, и я не знаю, как мне себя успокоить в таких ситуациях. </text:span><text:span text:style-name="_30__20_Text"><text:span text:style-name="T15">И уж точно не лицезрением тебя, спокойно спящей и получившей все свои ответы на свои вопросы</text:span></text:span><text:span text:style-name="T15">!!!</text:span></text:p>
        </text:list-item>
      </text:list>
      <text:p text:style-name="Text_20_body"><text:span text:style-name="T15">У него горе, ведь мне хорошо. «</text:span><text:span text:style-name="_30__20_Text"><text:span text:style-name="T15">И уж точно не лицезрением тебя, спокойно спящей</text:span></text:span><text:span text:style-name="T15">» - говорит о том, что этот исход для него неприемлем. Это истерика! Было бы </text:span><text:span text:style-name="T15">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text:soft-page-break/>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324657" text:continue-numbering="true" text:style-name="диалог">
        <text:list-item>
          <text:p text:style-name="P52"><text:span text:style-name="T15">Ой... не надо из меня клеить обиженного. Я не обижен! Я взбешен! Я в ярости!!!...</text:span></text:p>
        </text:list-item>
      </text:list>
      <text:p text:style-name="P2">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65" text:outline-level="2"><text:bookmark-start text:name="Glava_22__Gori_v_adu"/>Глава 22.<text:line-break/>Гори в аду<text:bookmark-end text:name="Glava_22__Gori_v_adu"/></text:h>
      <text:p text:style-name="P20">Весна покажет кто где срал.</text:p>
      <text:p text:style-name="P25">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text:soft-page-break/>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list xml:id="list38320965" text:continue-numbering="true" text:style-name="диалог">
        <text:list-item>
          <text:p text:style-name="P52"><text:span text:style-name="T15">А ты сегодня в парадном белье?...</text:span></text:p>
        </text:list-item>
      </text:list>
      <text:p text:style-name="Text_20_body"><text:span text:style-name="T15">Как бы так выразиться без матов, чтобы в полной мере передать мое... удивление? Я оху... Я очень оооочень очень </text:span><text:span text:style-name="_30__20_Text"><text:span text:style-name="T15">удивилась</text:span></text:span><text:span text:style-name="T15">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8321601" text:continue-numbering="true" text:style-name="диалог">
        <text:list-item>
          <text:p text:style-name="P52"><text:span text:style-name="T15">Привет, слушай, я тут с твоего компа хотела музыку свою поставить и кое-что увидела. А кто такая ТТ (</text:span><text:span text:style-name="T21">инициалы той барышни</text:span><text:span text:style-name="T15">)?</text:span></text:p>
        </text:list-item>
        <text:list-item>
          <text:p text:style-name="P52"><text:soft-page-break/><text:span text:style-name="T15">Ой, да я ее еще с университета знаю, — сказал он и его ответ сопровождался нервными смешками, — а что?</text:span></text:p>
        </text:list-item>
        <text:list-item>
          <text:p text:style-name="P36">Она тебе сообщение прислала: «А ты сегодня в парадном белье?» Это как понимать?</text:p>
        </text:list-item>
        <text:list-item>
          <text:p text:style-name="P36">Ой! Да ты можешь вообще все прочитать, — он был растерян, и, по видимому, это первое, что пришло в его голову. В его глупую голову.</text:p>
        </text:list-item>
      </text:list>
      <text:p text:style-name="P2">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Это единственный человек в моей жизни, под которым я прогнулась.</text:p>
      <text:p text:style-name="P2"><text:soft-page-break/>Это был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8310039" text:continue-numbering="true" text:style-name="диалог">
        <text:list-item>
          <text:p text:style-name="P36">Что ты придумываешь?! Ты что шуток не понимаешь?</text:p>
        </text:list-item>
        <text:list-item>
          <text:p text:style-name="P36">У тебя есть пару минут, чтобы поменять все пароли... — я просто устала. Мне надоело церемониться.</text:p>
        </text:list-item>
      </text:list>
      <text:p text:style-name="P2">Я начала рыть. И нарыла.</text:p>
      <text:p text:style-name="P2">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text:soft-page-break/>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2">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0" text:note-class="footnote"><text:note-citation text:label="*">*</text:note-citation><text:note-body><text:p text:style-name="Footnote">Скриншот <text:span text:style-name="T1">(от англ. </text:span><text:span text:style-name="T30">Screenshot</text:span><text:span text:style-name="T1">)</text:span><text:span text:style-name="T3">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5">Ох, боюсь я, эта книга станет началом новых разборок. Но мне все равно. </text:span><text:span text:style-name="_30__20_Text"><text:span text:style-name="T15">Я готова ответить за все сказанное здесь</text:span></text:span><text:span text:style-name="T15">.</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text:soft-page-break/>рится — «море». Но я просто расскажу, как мой благоверный попытался выйти из всей этой ситуации.</text:p>
      <text:p text:style-name="P23">*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text:soft-page-break/>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5">Если еще зимой, когда я жила у сестры, она считала, что это я испортила наши отношения своей </text:span><text:span text:style-name="_30__20_Text"><text:span text:style-name="T15">эмоциональностью</text:span></text:span><text:span text:style-name="T15">,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23"><text:soft-page-break/>* * *</text:p>
      <text:p text:style-name="P2">На следующий день мне написала ТэТэ на личный номер:</text:p>
      <text:p text:style-name="P2"/>
      <text:p text:style-name="P26">«Он в панике по поводу происходящего. И я чувствую себя, отчасти, виноватой. Не знаю что именно ты там прочла, но это несерьезно...</text:p>
      <text:p text:style-name="P2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6">Ему ведь не все равно... Не возьмусь говорить о высоких чувствах, но то, что не все-равно, это точно.»</text:p>
      <text:p text:style-name="P26"/>
      <text:list xml:id="list38316394" text:continue-numbering="true" text:style-name="диалог">
        <text:list-item>
          <text:p text:style-name="P36">Ты мужу переписку показывала? — спросила я.</text:p>
        </text:list-item>
        <text:list-item>
          <text:p text:style-name="P36">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5">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5">«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2">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23"><text:soft-page-break/>*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8308460" text:continue-numbering="true" text:style-name="диалог">
        <text:list-item>
          <text:p text:style-name="P36">А я, блять, рад, что ты страдаешь от этой конченой квартиры...</text:p>
        </text:list-item>
        <text:list-item>
          <text:p text:style-name="P36">Да ты просто самое низкое, блять, существо!</text:p>
        </text:list-item>
        <text:list-item>
          <text:p text:style-name="P36">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36">Провались в ад, блять, к дьяволу самому и целуй его в задницу...</text:p>
        </text:list-item>
        <text:list-item>
          <text:p text:style-name="P36">Уебуй нахуй из моей жизни!</text:p>
        </text:list-item>
      </text:list>
      <text:p text:style-name="P2">И моя любимая:</text:p>
      <text:list xml:id="list38307489" text:continue-numbering="true" text:style-name="диалог">
        <text:list-item>
          <text:p text:style-name="P36"><text:soft-page-break/>Видимо, Каминская, ты его заслуживаешь — <text:span text:style-name="_30__20_Text"><text:span text:style-name="T7">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3">* * *</text:p>
      <text:p text:style-name="P2">На следующее утро он прислал сообщение. В отличии от предыдущего посыла, содержание в нем было следующее:</text:p>
      <text:p text:style-name="P2"/>
      <text:p text:style-name="P26">«Прости что нагрубил и наговорил гадостей. Я уже сам не ведаю что творю. Но не провоцируй меня, пожалуйста.</text:p>
      <text:p text:style-name="P2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2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26"><text:soft-page-break/>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26">Я не обманывал тебя. Ты просто хотела услышать не то, о чем спрашивала.»</text:p>
      <text:p text:style-name="P26"/>
      <text:p text:style-name="P2">Ну что, разбираем?</text:p>
      <text:p text:style-name="P5">«Прости, что нагрубил и наговорил гадостей. Я уже сам не ведаю что творю.»</text:p>
      <text:p text:style-name="P2">Ого! Он просит прощение! Вот это поворот, хотя...</text:p>
      <text:p text:style-name="P2">Он тут же стремится оправдаться, что «перечеркивает» его, так называемое, извинение. Плюс, попытка вызвать жалость. К тому же, следом идет «но»:</text:p>
      <text:p text:style-name="P5">«<text:span text:style-name="T3">Но</text:span> не провоцируй меня, пожалуйста.»</text:p>
      <text:p text:style-name="P2">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2">Выглядит очень искренне, не так ли?</text:p>
      <text:p text:style-name="P2"><text:soft-page-break/>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text:soft-page-break/>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26">«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P2">Получив несколько <text:span text:style-name="T1">отказов, </text:span><text:span text:style-name="T3">и</text:span>менно это он написал нашему общему другу перед тем, как, тогда зимой, вернуть меня.</text:p>
      <text:p text:style-name="P5">«Но эта чертова ТТ и переписка... И вот больше ты мне не веришь.»</text:p>
      <text:p text:style-name="P2">«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text:soft-page-break/>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5">И вот результаты такого отношения: разочарование жертвы, недоверие, что, несомненно, </text:span><text:span text:style-name="_30__20_Text"><text:span text:style-name="T15">расстраивает его</text:span></text:span><text:span text:style-name="T1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2">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2">«Демотивирует»? То есть я его еще и мотивировать должна была?! Ох...</text:p>
      <text:p text:style-name="P2"><text:soft-page-break/>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Твоя реакция настолько ужасна, ты не представляешь, как с тобой трудно справиться.»</text:p>
      <text:p text:style-name="P6">Не «мои действия ужасны», а «твоя реакция». Тут мне добавить нечего.</text:p>
      <text:p text:style-name="P5">Я не обманывал тебя.</text:p>
      <text:p text:style-name="P2">Я даже не знаю, кого он продолжает убеждать в этом — меня или себя?</text:p>
      <text:p text:style-name="P5"><text:soft-page-break/>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2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2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26">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26">Но вот эта чертова ТТ и переписка... И ты больше мне не веришь.</text:p>
      <text:p text:style-name="P2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text:soft-page-break/>Важно, что ты громко ругалась и говорила, что я не мужик.</text:p>
      <text:p text:style-name="P2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2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26">Но я бы никогда не позволил себе того, что позволил!</text:p>
      <text:p text:style-name="P2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2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26">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26">Я ведь уже все сказал тебе в том разговоре. Я просто не понял, что нужно было говорить правду. <text:soft-page-break/>Я думал, что мне нужно говорить то, что ты хочешь услышать...»</text:p>
      <text:p text:style-name="P26"/>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65" text:outline-level="2"><text:bookmark-start text:name="Glava_26__Apofieoz_otnoshienii_s_manipul"/>Глава 23.<text:line-break/>Апофеоз отношений с манипулятором<text:bookmark-end text:name="Glava_26__Apofieoz_otnoshienii_s_manipul"/></text:h>
      <text:p text:style-name="P20">Кто хочет жить, кто весел, кто не тля —</text:p>
      <text:p text:style-name="P20">Готовьте ваши руки к рукопашной!</text:p>
      <text:p text:style-name="P25"><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5">На восьмой день </text:span><text:span text:style-name="_32__20_Text"><text:span text:style-name="T25">заключения, то есть лечения </text:span></text:span><text:span text:style-name="T15">у меня случилась истерика. Я требовала привести ко мне врача, ссылаясь на то, что таблетки могу пить и дома. В итоге </text:span><text:soft-page-break/><text:span text:style-name="T15">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2">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text:soft-page-break/>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5">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5">ам мне самое место: «Д</text:span></text:span><text:span text:style-name="T15">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309706" text:continue-numbering="true" text:style-name="диалог">
        <text:list-item>
          <text:p text:style-name="P52"><text:span text:style-name="T15">Что, ручки из жопы?</text:span></text:p>
        </text:list-item>
      </text:list>
      <text:p text:style-name="P2">Или:</text:p>
      <text:list xml:id="list38317244" text:continue-numbering="true" text:style-name="диалог">
        <text:list-item>
          <text:p text:style-name="P52"><text:soft-page-break/><text:span text:style-name="T15">О, продолжай! Я же говорил, что ты неадекватная... — повторял он, снимая на камеру меня, доведенную до состояние сумасшествия...</text:span></text:p>
        </text:list-item>
      </text:list>
      <text:p text:style-name="P23">* * *</text:p>
      <text:p text:style-name="P2">Спустя месяц 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1"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26">«Ахах! И это запостила! Тебя даже дурка не исправит, ты просто безнадежна.</text:p>
      <text:p text:style-name="P2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26"/>
      <text:p text:style-name="P2">То есть, скриншот на моей стене с его посланием «Ну шо, кобыла...» - это клевета! Мой не правдивый аргумент... Но ведь это не аргумент! Это был скриншот его сообщения!..</text:p>
      <text:p text:style-name="P2">Ну и неудачная метафора — школьная драка.</text:p>
      <text:p text:style-name="P2">Он рассказывал, что в детстве не участвовал в драках. Да и в принципе он ни разу не дрался — музыкальная <text:soft-page-break/>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2">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2">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2">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2">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26">«Это письмо не начнется со слова я или со слова ты или даже мы. И тут не будет ни обращений ни гадостей.</text:p>
      <text:p text:style-name="P26">Очень хочется, чтоб все было хорошо. Всем хочется. Как бы кто не злился, как бы ни было не<text:soft-page-break/>справедливо, каждый понимает, что хочет просто быть счастливым.</text:p>
      <text:p text:style-name="P2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6">Почему нельзя проститься? Разойтись? Сколько еще нужно крови? Очень хочется чтоб это закончилось.</text:p>
      <text:p text:style-name="P2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2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26">P.S.: Прости, что обозвал.</text:p>
      <text:p text:style-name="P26">С прошедшим тебя. Будь счастлива.»</text:p>
      <text:p text:style-name="P26"/>
      <text:p text:style-name="P2">Эээээ, постойте... что?! Что это было?</text:p>
      <text:p text:style-name="P5">«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2"><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5">«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2">Под «ошибкой» он подразумевает мой пост? Или свое сообщение? Не понятно...</text:p>
      <text:p text:style-name="P5">«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2">«Воевать»... Кто воюет? Я? Я только отбиваюсь, отказываясь терпеть его оскорбления даже за «пределами ситуации».</text:p>
      <text:p text:style-name="P2">И правда — зачем эти оскорбления?!</text:p>
      <text:p text:style-name="Text_20_body"><text:soft-page-break/><text:span text:style-name="T15">Я решила, пусть все это видят. Ведь он считает свое поведение нормальным. Ну так, зачем прятаться в моей личке — айда на </text:span><text:span text:style-name="_32__20_Text"><text:span text:style-name="T24">сцену... то есть на </text:span></text:span><text:span text:style-name="T15">стену!</text:span></text:p>
      <text:p text:style-name="P5">«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5">«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5"><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2">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text:soft-page-break/>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1">* * *</text:p>
      <text:p text:style-name="P2">Что теперь?</text:p>
      <text:p text:style-name="Text_20_body"><text:span text:style-name="T15">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5">ВЫ НИ В ЧЕМ НЕ ВИНОВАТЫ</text:span></text:span><text:span text:style-name="T15">!</text:span></text:p>
      <text:p text:style-name="P2">Осознание факта манипуляций даст вам ответ на большинство ваших вопросов, таких, как:</text:p>
      <text:list xml:id="list38330520" text:continue-numbering="true" text:style-name="диалог">
        <text:list-item>
          <text:p text:style-name="P36">Что происходит?</text:p>
        </text:list-item>
        <text:list-item>
          <text:p text:style-name="P36">Почему он так поступает?</text:p>
        </text:list-item>
      </text:list>
      <text:p text:style-name="P2">Ответ очень прост — потому, что этот человек — манипулятор. Он заманил вас в зависимость обманным пу<text:soft-page-break/>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text:soft-page-break/>точного промежутка времени, чтобы вы почувствовали наконец, что несчастны и ущербны.</text:p>
      <text:p text:style-name="P2">Он этого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text:soft-page-break/>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включите диктофон.</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text:soft-page-break/>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2">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text:soft-page-break/>информация о его похождениях — фото в соц-сетях, рассказы общих знакомых о его новой паре...</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2">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2">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2">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2"><text:soft-page-break/>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Будьте готовы к тому, что вас не поймут окружающие близкие вам люди! Все будут говорить:</text:p>
      <text:list xml:id="list38324514" text:continue-numbering="true" text:style-name="диалог">
        <text:list-item>
          <text:p text:style-name="P52"><text:soft-page-break/><text:span text:style-name="T15">Как же ты не заметила это все?! Куда же ты смотрела?!</text:span></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text:soft-page-break/>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2"/>
      <text:h text:style-name="P65" text:outline-level="2"><text:bookmark-start text:name="Glava_24__Prichiny_manipuliatsii"/>Глава 24.<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Каждый из описанных здесь методов имеет серьезное влияние и оказывает сильное воздействие на психику жертвы.</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Осознанны эти действия, или нет, сейчас не важно. Это вопрос, на который могут ответить только специалисты данной области, коим я не являюсь.</text:p>
      <text:p text:style-name="P21"><text:soft-page-break/>* * *</text:p>
      <text:p text:style-name="P2">Существует две причины психопатии личности:</text:p>
      <text:list xml:id="list7006707855247479948" text:style-name="L2">
        <text:list-item>
          <text:p text:style-name="P31"><text:span text:style-name="T4">врожденная</text:span> патологическая особенность развития нервной системы;</text:p>
        </text:list-item>
        <text:list-item>
          <text:p text:style-name="P31"><text:span text:style-name="T4">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при относительной сохранности интеллекта.</text:p>
      <text:p text:style-name="P2">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2">Людям с психическими отклонениями свойственна:</text:p>
      <text:list xml:id="list2688642894606757748" text:style-name="L3">
        <text:list-item>
          <text:p text:style-name="P32">инфантильность (незрелость психики);</text:p>
        </text:list-item>
        <text:list-item>
          <text:p text:style-name="P32">необоснованная мстительность;</text:p>
        </text:list-item>
        <text:list-item>
          <text:p text:style-name="P32">патологическая или намеренная глупость или слабоумие.</text:p>
        </text:list-item>
      </text:list>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text:soft-page-break/>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2">Давайте попробуем описать переживания и чувства ребенка.</text:p>
      <text:p text:style-name="P2">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2">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2">Так вот, во взрослом возрасте, возможно, эти воспоминания стираются, как факты из прошлого, которые были, на самом деле. Человек может не помнить, что с <text:soft-page-break/>ним произошло в детстве, но иметь подсознательное представление о том, как к этому событию относиться. Грубо говоря, это ассоциация.</text:p>
      <text:p text:style-name="P2">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2">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8324523" text:continue-list="list38324514" text:style-name="диалог">
        <text:list-item>
          <text:p text:style-name="P52"><text:span text:style-name="T15">Будешь баловаться, мы тебя этому дяде отдадим/сдадим в полицию/папу позову и он тебя накажет...</text:span></text:p>
        </text:list-item>
      </text:list>
      <text:p text:style-name="P2">Другими словами — это воспитание страхом без объяснений, почему так делать нельзя или нужно. Такой под<text:soft-page-break/>ход развивает в ребенке неуверенность в правильности собственных действий.</text:p>
      <text:p text:style-name="P2"/>
      <text:list xml:id="list38308432" text:continue-numbering="true" text:style-name="диалог">
        <text:list-item>
          <text:p text:style-name="P36">Нельзя.</text:p>
        </text:list-item>
        <text:list-item>
          <text:p text:style-name="P36">Не плачь.</text:p>
        </text:list-item>
        <text:list-item>
          <text:p text:style-name="P36">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text:soft-page-break/>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8303894" text:continue-numbering="true" text:style-name="диалог">
        <text:list-item>
          <text:p text:style-name="P52"><text:span text:style-name="T15">Мама лучше знает...</text:span></text:p>
        </text:list-item>
      </text:list>
      <text:p text:style-name="P2">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text:soft-page-break/></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8303831" text:continue-numbering="true" text:style-name="диалог">
        <text:list-item>
          <text:p text:style-name="P36">У всех дети, как дети, а у нас…</text:p>
        </text:list-item>
        <text:list-item>
          <text:p text:style-name="P36">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8320714" text:continue-numbering="true" text:style-name="диалог">
        <text:list-item>
          <text:p text:style-name="P52"><text:span text:style-name="T15">Ты получил пять по математике? Хорошо, НО ЕСЛИ БЫ ТЫ ЕЩЕ и по английскому пять получил... — часто слышал ребенок от своих воспитателей.</text:span></text:p>
        </text:list-item>
      </text:list>
      <text:p text:style-name="P2">Он не верил в свои силы и искал опору в окружающих, зачастую у самых близких ему людей — родителей.</text:p>
      <text:p text:style-name="P2"/>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text:soft-page-break/>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p text:style-name="P2"/>
      <text:list xml:id="list38309377" text:continue-numbering="true" text:style-name="диалог">
        <text:list-item>
          <text:p text:style-name="P52"><text:span text:style-name="T15">Мы думали, что ты справишься...</text:span></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text:soft-page-break/>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P2"/>
      <text:p text:style-name="Text_20_body"><text:span text:style-name="T15">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5">он</text:span></text:span><text:span text:style-name="T15">,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2"/>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text:soft-page-break/>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8334112" text:continue-numbering="true" text:style-name="диалог">
        <text:list-item>
          <text:p text:style-name="P52"><text:span text:style-name="T15">Мы папе не скажем...</text:span></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
      <text:p text:style-name="P2"><text:soft-page-break/>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
      <text:p text:style-name="P2">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text:soft-page-break/>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2"/>
      <text:list xml:id="list38305837" text:continue-numbering="true" text:style-name="диалог">
        <text:list-item>
          <text:p text:style-name="P52"><text:span text:style-name="T15">Сегодня не куплю — завтра куплю...</text:span></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text:soft-page-break/>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text:s/>Родители не демонстрировали ему должным образом чистоплотность своего поведения, и ребенок считает такое поведение нормой.</text:p>
      <text:p text:style-name="P2"/>
      <text:p text:style-name="P2">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text:soft-page-break/>такое внезапное вмешательство игнорировалось. Появлялся шантаж:</text:p>
      <text:list xml:id="list38313271" text:continue-numbering="true" text:style-name="диалог">
        <text:list-item>
          <text:p text:style-name="P36">Ты не ценишь меня.</text:p>
        </text:list-item>
        <text:list-item>
          <text:p text:style-name="P36">Ты не любишь меня.</text:p>
        </text:list-item>
        <text:list-item>
          <text:p text:style-name="P36">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8325559" text:continue-numbering="true" text:style-name="диалог">
        <text:list-item>
          <text:p text:style-name="P52"><text:span text:style-name="T15">Родители не вечны...</text:span></text:p>
        </text:list-item>
      </text:list>
      <text:p text:style-name="Text_20_body"><text:span text:style-name="T15">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4">в жопу без мыла, пардон,</text:span></text:span><text:span text:style-name="T15"> в душу без стука.</text:span></text:p>
      <text:p text:style-name="P2"/>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list xml:id="list7391294003538147749" text:style-name="L21">
        <text:list-item>
          <text:p text:style-name="P47">Подрался в школе — плохо — драться нельзя, нужно уметь решить конфликт словами. Не <text:soft-page-break/>подрался — тюфяк, ты должен уметь постоять за себя. Чтоб больше мы этих синяков не видели.</text:p>
        </text:list-item>
        <text:list-item>
          <text:p text:style-name="P47">Получил пять по математике — нужно еще и по географии пять. Получил тройку — бестолочь, в кого ты у нас такой!?</text:p>
        </text:list-item>
        <text:list-item>
          <text:p text:style-name="P47">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Он не прав, и родителям наплевать — вот что понимал ребенок после таких «душевных» разговоров.</text:p>
      <text:p text:style-name="P2"/>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38335316" text:continue-list="list38325559" text:style-name="диалог">
        <text:list-item>
          <text:p text:style-name="P52"><text:soft-page-break/><text:span text:style-name="T15">Мы — твои друзья, а друзей не бросают...</text:span></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и неприспособленным к нормальной жизни.</text:p>
      <text:p text:style-name="P2"/>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
      <text:p text:style-name="P2">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list xml:id="list38321243" text:continue-numbering="true" text:style-name="диалог">
        <text:list-item>
          <text:p text:style-name="P36"><text:soft-page-break/>Нравится мальчик? Не говори подружкам — отобъют...</text:p>
        </text:list-item>
        <text:list-item>
          <text:p text:style-name="P36">Петя не пошел с тобой гулять? Стало быть тренировка/уроки ему важнее друзей...</text:p>
        </text:list-item>
        <text:list-item>
          <text:p text:style-name="P36">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text:soft-page-break/>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2">Итак, я постаралась описать пожалуй самые важные причины развития у ребенка психофизических отклонений. Довольно часто оказывается, что сам человек не виноват в своей жестокости по отношению к близким.</text:p>
      <text:p text:style-name="Text_20_body"><text:span text:style-name="T15">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span></text:p>
      <text:p text:style-name="P61"/>
      <text:p text:style-name="P58"/>
      <text:p text:style-name="P58"/>
      <text:p text:style-name="P58"/>
      <text:p text:style-name="P58"/>
      <text:p text:style-name="P58"/>
      <text:h text:style-name="Heading_20_1" text:outline-level="1">Часть 2.<text:line-break/>Ингридиенты</text:h>
      <text:h text:style-name="P65" text:outline-level="2"><text:bookmark-start text:name="Glava_25__Priznaki__priiemy_i_protivosto"/>Глава 25.<text:line-break/>Признаки, приемы и противостояние манипуляции<text:bookmark-end text:name="Glava_25__Priznaki__priiemy_i_protivosto"/></text:h>
      <text:p text:style-name="P2">Вы уже наверное заметили, что в этой книге очень много повторений. Это так.</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анализа, эти слова, скорее всего, вызвали бы у вас море возмущений.</text:p>
      <text:p text:style-name="P2">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Это его рок. Простить такого легко, если понять, что он всю жизнь будет несчастным.</text:p>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2">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2">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62" text:outline-level="3"><text:bookmark-start text:name="Pochiemu_ia_"/>Почему я?<text:bookmark-end text:name="Pochiemu_ia_"/></text:h>
      <text:p text:style-name="Text_20_body"><text:span text:style-name="T3">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span></text:p>
      <text:p text:style-name="P2">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2">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text:span text:style-name="T3">Нет смысла перечислять все уже перечисленное, чтобы понять — вы не абы кто с улицы, а самодостаточная и интересная личность.</text:span></text:p>
      <text:p text:style-name="P2">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text:span text:style-name="T3">Объект его манипулирования должен обладать качествами, которые не стыдно демонстрировать окружающим, которые вызывают их зависть или восхищение. Вы </text:span><text:soft-page-break/><text:span text:style-name="T3">слишком хороши, тем самым поддерживаете его нарциссический выбор, его образ. Все просто.</text:span></text:p>
      <text:p text:style-name="P2">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2">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P2"><text:span text:style-name="T3">Сейчас он прощупывает высоту порога вашего сопротивления. Пытается понять, что вы готовы терпеть.</text:span></text:p>
      <text:p text:style-name="P2"><text:span text:style-name="T3">Абьюзер выбирает в жертвы личность, </text:span><text:span text:style-name="_30__20_Text">которой хотел бы быть сам</text:span><text:span text:style-name="T3">.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3">.</text:span></text:p>
      <text:p text:style-name="Subtitle"><text:span text:style-name="T3">* * *</text:span></text:p>
      <text:p text:style-name="P2">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2"><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2">Речь идет об умственных, материальных и духовных аспектах.</text:p>
      <text:p text:style-name="P2"><text:span text:style-name="T3">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span></text:p>
      <text:p text:style-name="P2">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text:span text:style-name="T3">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span></text:p>
      <text:p text:style-name="P2"><text:span text:style-name="T3">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span></text:p>
      <text:p text:style-name="P2"><text:soft-page-break/>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text:span text:style-name="T3">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span></text:p>
      <text:p text:style-name="P21">* * *</text:p>
      <text:p text:style-name="P2"><text:span text:style-name="T3">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span></text:p>
      <text:p text:style-name="P2"><text:span text:style-name="T3">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span></text:p>
      <text:p text:style-name="P2">Скажи вам кто-то, что ваш партнер немного «мутноват», и вам нужно хорошенько присмотреться к нему, что бы вы ответили? Как бы поступили? Я уверена, что у <text:soft-page-break/>вас возникла бы масса протестов и доводов, что человек, который дал вам этот совет — ошибается.</text:p>
      <text:p text:style-name="P2">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2">Если на эти «одинаковые» вопросы он отвечает по-разному — он врет.</text:p>
      <text:p text:style-name="P2">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Неподготовленному человеку сложно узнать в таком поведении ложь. Но это вполне реально. А вот моему другу не составило особого труда за считанные минуты <text:soft-page-break/>увидеть все эти «знаки» и сообщить мне о них. Конечно же я протестовала!</text:p>
      <text:list xml:id="list38327841" text:continue-numbering="true" text:style-name="диалог">
        <text:list-item>
          <text:p text:style-name="P52"><text:span text:style-name="T23">Ты просто его не знаешь! — ответила я.</text:span></text:p>
        </text:list-item>
      </text:list>
      <text:p text:style-name="P2"><text:span text:style-name="T3">И, как вы понимаете, я ошиблась.</text:span></text:p>
      <text:p text:style-name="P23">* * *</text:p>
      <text:p text:style-name="P2"><text:span text:style-name="T3">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span></text:p>
      <text:p text:style-name="P2">Давайте вспомним ранее описанный диалог, где я задаю своему бывшему парню вопрос:</text:p>
      <text:list xml:id="list38303093" text:continue-numbering="true" text:style-name="диалог">
        <text:list-item>
          <text:p text:style-name="P52"><text:span text:style-name="T15">Есть ли что-то, что я должна знать?..</text:span></text:p>
        </text:list-item>
      </text:list>
      <text:p text:style-name="P2">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8318076" text:continue-numbering="true" text:style-name="диалог">
        <text:list-item>
          <text:p text:style-name="P52"><text:span text:style-name="T15">Ты вокруг меня плетешь какую-то западню...</text:span></text:p>
        </text:list-item>
      </text:list>
      <text:p text:style-name="P2">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text:soft-page-break/>В последствии, задавая вопросы, намекая и уточняя, я получала все новые ответы:</text:p>
      <text:list xml:id="list38329235" text:continue-numbering="true" text:style-name="диалог">
        <text:list-item>
          <text:p text:style-name="P36">Я ничего такого не делал...</text:p>
        </text:list-item>
        <text:list-item>
          <text:p text:style-name="P36">Каждый справляется с болью по разному...</text:p>
        </text:list-item>
        <text:list-item>
          <text:p text:style-name="P36">Я был на четырех свиданиях...</text:p>
        </text:list-item>
        <text:list-item>
          <text:p text:style-name="P36">Да, я трахаться хотел...</text:p>
        </text:list-item>
      </text:list>
      <text:p text:style-name="P2"><text:span text:style-name="T3">Чуть больше часа + одинаковые вопросы = море информации — вот такой прекрасный метод узнать правду.</text:span></text:p>
      <text:p text:style-name="P2"><text:span text:style-name="T3">К слову, сначала он сказал, что был на двух свиданиях, но потом, в ходе разговора запутался, и выдал уже другую цифру — 4.</text:span></text:p>
      <text:p text:style-name="Subtitle"><text:span text:style-name="T3">* * *</text:span></text:p>
      <text:p text:style-name="Text_20_body"><text:span text:style-name="T3">Но как же не попасться в эту ловушку снова?</text:span></text:p>
      <text:p text:style-name="Text_20_body"><text:span text:style-name="T3">Здесь я бы хотела уделить особое внимание одной очень полезной штуке. Эта штука есть у каждого из нас, но мы почти не умеем ею пользоваться.</text:span></text:p>
      <text:p text:style-name="Text_20_body"><text:span text:style-name="T3">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span></text:p>
      <text:p text:style-name="Text_20_body"><text:span text:style-name="T3">Поговорим об интуиции.</text:span></text:p>
      <text:p text:style-name="Text_20_body"><text:span text:style-name="T3">Интуиция </text:span><text:span text:style-name="T1">(от позднелат. intueor — пристально смотрю)</text:span><text:span text:style-name="T3"> — это способность понимать, формировать и прони</text:span><text:soft-page-break/><text:span text:style-name="T3">кать в смысл происходящего посредством моментального подсознательного анализа.</text:span></text:p>
      <text:p text:style-name="Text_20_body"><text:span text:style-name="T3">И тут сразу можно задаться вопросом:</text:span></text:p>
      <text:list xml:id="list38312251" text:continue-numbering="true" text:style-name="диалог">
        <text:list-header>
          <text:p text:style-name="P57">«Что важнее — интуиция или же все-таки логика?»</text:p>
        </text:list-header>
      </text:list>
      <text:p text:style-name="Text_20_body"><text:span text:style-name="T3">Логика — сознание — рационализм.</text:span></text:p>
      <text:p text:style-name="Text_20_body"><text:span text:style-name="T3">Интуиция — подсознание — инстинкт.</text:span></text:p>
      <text:p text:style-name="Text_20_body"><text:span text:style-name="T3">Если логика — это анализ сложившейся ситуации, то интуиция — это подсказки «внутреннего голоса».</text:span></text:p>
      <text:p text:style-name="Text_20_body"><text:span text:style-name="T3">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span></text:p>
      <text:p text:style-name="Text_20_body"><text:span text:style-name="T3">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span></text:p>
      <text:p text:style-name="Text_20_body"><text:span text:style-name="T3">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span></text:p>
      <text:p text:style-name="Text_20_body"><text:span text:style-name="T3">Особенность интуиции состоит в том, что даже при недостатке информации или при «нечеткой картинке» </text:span><text:soft-page-break/><text:span text:style-name="T3">обстоятельств ответы приходят моментально — подсознательно!</text:span></text:p>
      <text:p text:style-name="P2"><text:span text:style-name="T3">В учениях Платона</text:span><text:span text:style-name="T3"><text:note text:id="ftn14" text:note-class="footnote"><text:note-citation text:label="*">*</text:note-citation><text:note-body><text:p text:style-name="Footnote">Платон - <text:s/>др.-греч. философ, ученик Сократа, учитель Аристотеля.</text:p></text:note-body></text:note></text:span><text:span text:style-name="T3"> интуиция представлена в виде недискурсивного постижения, т. е. без рассуждений. Эпикуреизм</text:span><text:span text:style-name="T3"><text:note text:id="ftn15"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text:span text:style-name="T3"> гласит, что это феномен непосредственного познания. Плотин</text:span><text:span text:style-name="T3"><text:note text:id="ftn16" text:note-class="footnote"><text:note-citation text:label="***">***</text:note-citation><text:note-body><text:p text:style-name="Footnote"><text:s/>Плотин — античный философ, последователь Платона.</text:p></text:note-body></text:note></text:span><text:span text:style-name="T3"> описал это понятие, как мгновенное постижение — озарение.</text:span></text:p>
      <text:list xml:id="list38332715" text:continue-numbering="true" text:style-name="диалог">
        <text:list-item>
          <text:p text:style-name="P52"><text:span text:style-name="T23">Я так и знала!</text:span></text:p>
        </text:list-item>
      </text:list>
      <text:p text:style-name="P2"><text:span text:style-name="T3">Да? И вот интересно — откуда знала? Ответить сложно, но ведь знала же!</text:span></text:p>
      <text:p text:style-name="P2"><text:span text:style-name="T3">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span></text:p>
      <text:p text:style-name="P2"><text:span text:style-name="T3">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span></text:p>
      <text:p text:style-name="P2"><text:span text:style-name="T3">Так-то.</text:span></text:p>
      <text:p text:style-name="P2"><text:soft-page-break/><text:span text:style-name="T3">Стало быть, первое и самое главное правило — если кажется, то не кажется! Не пытайтесь оправдывать свои опасения.</text:span></text:p>
      <text:p text:style-name="Subtitle"><text:span text:style-name="T3">* * *</text:span></text:p>
      <text:p text:style-name="P2"><text:span text:style-name="T3">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span></text:p>
      <text:p text:style-name="P2"><text:span text:style-name="T3">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span></text:p>
      <text:p text:style-name="P2">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2">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text:soft-page-break/><text:span text:style-name="T3">Понятно, что вы не будете его бить по шее, но мама в детстве так и делала, когда он нашкодит, поэтому он ее прячет.</text:span></text:p>
      <text:p text:style-name="P2"><text:span text:style-name="T3">Признаками вранья могут быть все </text:span><text:span text:style-name="T1">неординарные жесты</text:span><text:span text:style-name="T3">, то есть те, которые проявляются вдруг в каких-то щекотливых ситуациях — </text:span><text:span text:style-name="T1">непривычное поведение</text:span><text:span text:style-name="T3">. Получается, чтобы понять, какие именно жесты являются нестандартными, нужно понимать привычное поведение тела вашего собеседника.</text:span></text:p>
      <text:p text:style-name="P2">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5">Человек, </text:span><text:span text:style-name="_30__20_Text"><text:span text:style-name="T15">вспоминая</text:span></text:span><text:span text:style-name="T15">,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5">Человек, который </text:span><text:span text:style-name="_30__20_Text"><text:span text:style-name="T23">пытается</text:span></text:span><text:span text:style-name="_30__20_Text"><text:span text:style-name="T15"> придумать</text:span></text:span><text:span text:style-name="T1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text:span><text:soft-page-break/><text:span text:style-name="T15">что первое пришло в голову и не посмотрит на вас, когда придумает.</text:span></text:p>
      <text:p text:style-name="P2">Он спрячет от вас взгляд, но будет стараться говорить как можно убедительнее, рассуждая в слух.</text:p>
      <text:p text:style-name="P2">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text:span text:style-name="T3">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span></text:p>
      <text:p text:style-name="P2">Вот и получается первый совет по противостоянию лжи и ложности в поведении:</text:p>
      <text:p text:style-name="Text_20_body"><text:span text:style-name="T23">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span></text:p>
      <text:p text:style-name="P2"><text:span text:style-name="T3">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span></text:p>
      <text:p text:style-name="P2"><text:span text:style-name="T3">И вот мы плавно подошли к ситуации, где логически принять решение будет сложно. Но у нас под рукой всегда есть надежный план «Б» — наша верная интуиция.</text:span></text:p>
      <text:p text:style-name="P2"><text:soft-page-break/><text:span text:style-name="T3">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span></text:p>
      <text:p text:style-name="Subtitle"><text:span text:style-name="T3">* * *</text:span></text:p>
      <text:p text:style-name="P53"><text:span text:style-name="T3">Сергей Зелинский, известный российский психолог, несколько трудов которого я уже процитировала в этой книге, предлагает перечень</text:span><text:span text:style-name="T6"> </text:span><text:span text:style-name="T4">универсальных способов противостояния манипуляции.</text:span></text:p>
      <text:p text:style-name="P53"><text:span text:style-name="T6">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span></text:p>
      <text:p text:style-name="P53"><text:span text:style-name="T6">Предлагаю вашему вниманию результат его неоценимых трудов!</text:span></text:p>
      <text:list xml:id="list1204274765400213888" text:style-name="L24">
        <text:list-item>
          <text:p text:style-name="P56"><text:span text:style-name="T6">Недоверие.</text:span></text:p>
          <text:p text:style-name="P56"><text:span text:style-name="T6">В данном случае недоверие рассматривается, как защитная реакция психики с целью не позволить навязать себе что-то нежелательное.</text:span></text:p>
        </text:list-item>
        <text:list-item>
          <text:p text:style-name="P56"><text:span text:style-name="T6">Избегание источников раздражителя.</text:span></text:p>
          <text:p text:style-name="P56"><text:span text:style-name="T6">Суть ясна — необходимо избавиться от любых взаимодействий с агрессором, дабы исходящая от него информация не могла воздействовать на вас.</text:span></text:p>
        </text:list-item>
        <text:list-item>
          <text:p text:style-name="P56"><text:soft-page-break/><text:span text:style-name="T6">Ирония, подход с юмором.</text:span></text:p>
          <text:p text:style-name="P56"><text:span text:style-name="T6">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span></text:p>
        </text:list-item>
        <text:list-item>
          <text:p text:style-name="P56"><text:span text:style-name="T6">Мнимое непонимание.</text:span></text:p>
          <text:p text:style-name="P56"><text:span text:style-name="T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span></text:p>
        </text:list-item>
        <text:list-item>
          <text:p text:style-name="P56"><text:span text:style-name="T6">Критичность мышления.</text:span></text:p>
          <text:p text:style-name="P56"><text:span text:style-name="T6">Как и недоверие, это способность, которая позволяет ставить под сомнение любую информацию и принимать ее только после подтверждения своим опытом.</text:span></text:p>
        </text:list-item>
        <text:list-item>
          <text:p text:style-name="P56"><text:span text:style-name="T6">Возможность выбора.</text:span></text:p>
          <text:p text:style-name="P56"><text:span text:style-name="T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span></text:p>
        </text:list-item>
        <text:list-item>
          <text:p text:style-name="P56"><text:span text:style-name="T6">Наличие времени на обдумывание.</text:span></text:p>
          <text:p text:style-name="P56"><text:span text:style-name="T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span></text:p>
        </text:list-item>
        <text:list-item>
          <text:p text:style-name="P56"><text:soft-page-break/><text:span text:style-name="T6">Уверенность в себе и больше смелости.</text:span></text:p>
          <text:p text:style-name="P56"><text:span text:style-name="T6">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span></text:p>
        </text:list-item>
        <text:list-item>
          <text:p text:style-name="P56"><text:span text:style-name="T6">Самодостаточность.</text:span></text:p>
          <text:p text:style-name="P56"><text:span text:style-name="T31">C </text:span><text:span text:style-name="T14">чувством </text:span><text:span text:style-name="T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62" text:outline-level="3"><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9">Противостояние</text:span>:</text:p>
      <text:p text:style-name="P2">Пристыдить. Здесь хорошо должна сработать техника триангуляции:</text:p>
      <text:p text:style-name="P2"><text:soft-page-break/>—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62" text:outline-level="3"><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8322192" text:continue-list="list38332715" text:style-name="диалог">
        <text:list-item>
          <text:p text:style-name="P36">Тебе показалось.</text:p>
        </text:list-item>
        <text:list-item>
          <text:p text:style-name="P36">Ты себе накручиваешь.</text:p>
        </text:list-item>
        <text:list-item>
          <text:p text:style-name="P36">Ничего у тебя не болит.</text:p>
        </text:list-item>
        <text:list-item>
          <text:p text:style-name="P36">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text:soft-page-break/>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9">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8306556" text:continue-numbering="true" text:style-name="диалог">
        <text:list-item>
          <text:p text:style-name="P36">Мне это нравится? — Нет.</text:p>
        </text:list-item>
        <text:list-item>
          <text:p text:style-name="P36"><text:soft-page-break/>Он сейчас прав? — Нет.</text:p>
        </text:list-item>
        <text:list-item>
          <text:p text:style-name="P36">Я это слышала/видела? — Да.</text:p>
        </text:list-item>
      </text:list>
      <text:p text:style-name="P2">Таким образом вы избавитесь от сомнений в реальности этих фактов.</text:p>
      <text:p text:style-name="P2">Отстаивайте свою точку зрения. Описывайте свои чувства:</text:p>
      <text:list xml:id="list38326374" text:continue-numbering="true" text:style-name="диалог">
        <text:list-item>
          <text:p text:style-name="P52"><text:span text:style-name="T15">Как это у меня не болит? Еще как болит!</text:span></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8313684" text:continue-numbering="true" text:style-name="диалог">
        <text:list-item>
          <text:p text:style-name="P52"><text:span text:style-name="T15">Ты что, хочешь сказать, что я сумасшедшая?!</text:span></text:p>
        </text:list-item>
      </text:list>
      <text:p text:style-name="P21">*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h text:style-name="P62" text:outline-level="3"><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3">.</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8331388" text:continue-numbering="true" text:style-name="диалог">
        <text:list-item>
          <text:p text:style-name="P52"><text:soft-page-break/><text:span text:style-name="T15">И это, по твоему, проблема? Ты действительно считаешь, что из-за этого стоит ссориться?</text:span></text:p>
        </text:list-item>
      </text:list>
      <text:p text:style-name="P2">И вот вы уже говорите о том, что не хотите ругаться, а просто пытаетесь решить семейный вопрос — он спрыгнул с темы.</text:p>
      <text:list xml:id="list38323681" text:continue-numbering="true" text:style-name="диалог">
        <text:list-item>
          <text:p text:style-name="P52"><text:span text:style-name="T15">Я не буду разговаривать об этом. Это полный бред! Ты хоть слышишь себя?</text:span></text:p>
        </text:list-item>
      </text:list>
      <text:p text:style-name="P2">И вот вы пытаетесь понять, что же «такого» вы сказали не так — он спрыгнул с темы.</text:p>
      <text:list xml:id="list38306825" text:continue-numbering="true" text:style-name="диалог">
        <text:list-item>
          <text:p text:style-name="P36">В смысле?</text:p>
        </text:list-item>
      </text:list>
      <text:p text:style-name="P2">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9">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38303289" text:continue-numbering="true" text:style-name="диалог">
        <text:list-item>
          <text:p text:style-name="P36">У меня такое впечатление, что тебе просто неинтересно меня слушать.</text:p>
        </text:list-item>
        <text:list-item>
          <text:p text:style-name="P36"><text:soft-page-break/>Ты каждый раз придумываешь отговорки, чтобы избежать разговоров со мной.</text:p>
        </text:list-item>
        <text:list-item>
          <text:p text:style-name="P36">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8326561" text:continue-numbering="true" text:style-name="диалог">
        <text:list-item>
          <text:p text:style-name="P52"><text:span text:style-name="T15">Кстати, тоже интересный момент, но давай мы его обсудим после. Вернемся к сути.</text:span></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62" text:outline-level="3"><text:bookmark-start text:name="__Da__no__________v_dopolnieniie_k_opisa"/>«Да, но &lt;...&gt;» (в дополнение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323626" text:continue-numbering="true" text:style-name="диалог">
        <text:list-item>
          <text:p text:style-name="P52"><text:span text:style-name="_30__20_Text"><text:span text:style-name="T15">Да</text:span></text:span><text:span text:style-name="T15">, я виноват, </text:span><text:span text:style-name="_30__20_Text"><text:span text:style-name="T15">но</text:span></text:span><text:span text:style-name="T15"> позавчера ты была больше не права, чем я сейчас.</text:span></text:p>
        </text:list-item>
        <text:list-item>
          <text:p text:style-name="P36">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2"><text:span text:style-name="T9">Противостояние</text:span>:</text:p>
      <text:p text:style-name="P2">Дайте ему понять, что вы заметили эту тактику и раскусили его:</text:p>
      <text:list xml:id="list38325058" text:continue-numbering="true" text:style-name="диалог">
        <text:list-item>
          <text:p text:style-name="P36">Мама научила меня не воспринимать все, что сказано до слова «Но». Скажи, пожалуйста, ты со мной согласен или нет?</text:p>
        </text:list-item>
        <text:list-item>
          <text:p text:style-name="P36">Милый, я заметила, что ты себе противоречишь. А то что-то я смотрю, у нас диалог не вяжется...</text:p>
        </text:list-item>
      </text:list>
      <text:p text:style-name="P2"><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62" text:outline-level="3">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8303771" text:continue-numbering="true" text:style-name="диалог">
        <text:list-item>
          <text:p text:style-name="P36">Твоя Машка как-то странно на меня посмотрела...</text:p>
        </text:list-item>
        <text:list-item>
          <text:p text:style-name="P36">Мне не нравится, что Петя на тебя постоянно смотрит. Я видел, как ты с ним кокетничала...</text:p>
        </text:list-item>
      </text:list>
      <text:p text:style-name="P2">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2"><text:soft-page-break/>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Другими словами, вам никто не поверит, что с таким прекрасным человеком могут быть проблемы.</text:p>
      <text:p text:style-name="P2"><text:span text:style-name="T9">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text:soft-page-break/>текстом об этом своим родителям — они вам не поверят. Мои мама и сестра, например, поначалу списывали все на мою эмоциональность.</text:p>
      <text:p text:style-name="P2">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62" text:outline-level="3"><text:bookmark-start text:name="Passivnaia_aghriessiia__ighnorirovaniie_"/>Пассивная агрессия (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text:soft-page-break/>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8322979" text:continue-numbering="true" text:style-name="диалог">
        <text:list-item>
          <text:p text:style-name="P52"><text:span text:style-name="T15">Не может же он просто так взять и обидеться?</text:span></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8309388" text:continue-numbering="true" text:style-name="диалог">
        <text:list-item>
          <text:p text:style-name="P52"><text:span text:style-name="T15">Милый, ну скажи, что не так? Ну прости, если я тебя чем-то обидела!</text:span></text:p>
        </text:list-item>
      </text:list>
      <text:p text:style-name="P2"><text:soft-page-break/>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38307652" text:continue-numbering="true" text:style-name="диалог">
        <text:list-item>
          <text:p text:style-name="P52"><text:span text:style-name="T15">Опять ты за свое. В прошлый раз было тоже самое!</text:span></text:p>
        </text:list-item>
      </text:list>
      <text:p text:style-name="P2">И вы снова не понимаете. И снова просите прощение, и обещаете, что такого больше не повторится! А вам говорят:</text:p>
      <text:list xml:id="list38319090" text:continue-numbering="true" text:style-name="диалог">
        <text:list-item>
          <text:p text:style-name="P52"><text:span text:style-name="T15">Ты в прошлый раз тоже говорила, что не повторится!</text:span></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9">Противостояние</text:span>:</text:p>
      <text:p text:style-name="P2">Лично я не знала, как бороться с этим «недугом». Как и со всеми остальными. Я перепробовала все — сначала <text:soft-page-break/>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8318681" text:continue-numbering="true" text:style-name="диалог">
        <text:list-item>
          <text:p text:style-name="P52"><text:span text:style-name="T15">Что, опять? Ну ок...</text:span></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Я хладнокровно резко прямо начала его ставить на место, не принимая его поведение. Он пытался молчать или съехать с темы, но я не унималась.</text:p>
      <text:list xml:id="list38306173" text:continue-numbering="true" text:style-name="диалог">
        <text:list-item>
          <text:p text:style-name="P52"><text:span text:style-name="T15">Ну? Что опять? Ну, говори! Чем ты не доволен!? Давай — я недоволен тем, что... Продолжай предложение!</text:span></text:p>
        </text:list-item>
      </text:list>
      <text:p text:style-name="P2">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text:soft-page-break/>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38333943" text:continue-numbering="true" text:style-name="диалог">
        <text:list-item>
          <text:p text:style-name="P52"><text:span text:style-name="T15">Я жду ответа и не уйду, пока не получу его! Если ты утверждаешь что я неправа/виновата, то будь добр, объясни мне, в чем?</text:span></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62" text:outline-level="3"><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9">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8318094" text:continue-numbering="true" text:style-name="диалог">
        <text:list-item>
          <text:p text:style-name="P36">Мне нужна твоя помощь/совет/поддержка!</text:p>
        </text:list-item>
        <text:list-item>
          <text:p text:style-name="P36">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8327208" text:continue-numbering="true" text:style-name="диалог">
        <text:list-item>
          <text:p text:style-name="P52"><text:span text:style-name="T15">Ты что, обиделся? На что? На то, что не можешь оказать мне помощь?</text:span></text:p>
        </text:list-item>
      </text:list>
      <text:h text:style-name="P62" text:outline-level="3"><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38332906" text:continue-numbering="true" text:style-name="диалог">
        <text:list-item>
          <text:p text:style-name="P36">Да, я помню, что ты уже однажды потеряла контроль над ситуацией... Так что не нужно мне рассказывать, что сейчас ты ни при чем...</text:p>
        </text:list-item>
        <text:list-item>
          <text:p text:style-name="P36">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text:soft-page-break/>абьюзер «не бьет» вас. Он, в целом, ничего такого сверх страшного не делает, и, по итогу, упрекнуть или обвинить его вы не можете.</text:p>
      <text:p text:style-name="P2"><text:span text:style-name="T9">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316005" text:continue-numbering="true" text:style-name="диалог">
        <text:list-item>
          <text:p text:style-name="P52"><text:span text:style-name="T1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span></text:p>
        </text:list-item>
      </text:list>
      <text:h text:style-name="P62" text:outline-level="3"><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38313960" text:continue-numbering="true" text:style-name="диалог">
        <text:list-item>
          <text:p text:style-name="P36">Ее бы не изнасиловали, если бы она не надела такое короткое платье.</text:p>
        </text:list-item>
        <text:list-item>
          <text:p text:style-name="P36">Тебя не повысили, потому что ты мало старалась, тебе нужно было усерднее работать.</text:p>
        </text:list-item>
        <text:list-item>
          <text:p text:style-name="P36">Твой кошелек украли из-за твоей невнимательности...</text:p>
        </text:list-item>
      </text:list>
      <text:p text:style-name="P2">Все эти примеры, и подобные, подводятся итоговым приговором:</text:p>
      <text:list xml:id="list38323576" text:continue-numbering="true" text:style-name="диалог">
        <text:list-item>
          <text:p text:style-name="P52"><text:span text:style-name="T15">Сама виновата!</text:span></text:p>
        </text:list-item>
      </text:list>
      <text:p text:style-name="P2"><text:soft-page-break/>Без вины виноватая (С). Жертва становится эдаким «козлом отпущения», и вместо поддержки, выслушивает упреки с нотками злорадства и сарказма.</text:p>
      <text:list xml:id="list38306220" text:continue-numbering="true" text:style-name="диалог">
        <text:list-item>
          <text:p text:style-name="P52"><text:span text:style-name="T15">А чего ты хотела?!</text:span></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307158" text:continue-numbering="true" text:style-name="диалог">
        <text:list-item>
          <text:p text:style-name="P52"><text:span text:style-name="T15">Прости меня, я сорвался из-за того, что ты сказала/сделала.</text:span></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Если же вам не пришлось вспоминать и вы узнали себя во всех этих примерах — вы стали жертвой виктимблейминга.</text:p>
      <text:p text:style-name="P2"><text:span text:style-name="T9">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2">Об этом нужно говорить. Говорить громко и уверенно. Вслух!</text:p>
      <text:list xml:id="list38327476" text:continue-numbering="true" text:style-name="диалог">
        <text:list-item>
          <text:p text:style-name="P36">Меня побили!</text:p>
        </text:list-item>
        <text:list-item>
          <text:p text:style-name="P36">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list xml:id="list38309371" text:continue-numbering="true" text:style-name="диалог">
        <text:list-item>
          <text:p text:style-name="P36">То есть, если ты пересолила суп, то позволишь своему мужу наказать тебя? Побить?</text:p>
        </text:list-item>
        <text:list-item>
          <text:p text:style-name="P36">Я бы, например, сказала человеку, что у него карман не застегнут. Ведь я нормальный честный человек! А ты бы как поступил?</text:p>
        </text:list-item>
        <text:list-item>
          <text:p text:style-name="P36">Ты хочешь сказать, что, если увидишь на улице девушку в короткой юбке, это даст тебе полное право изнасиловать ее?</text:p>
        </text:list-item>
      </text:list>
      <text:h text:style-name="P62" text:outline-level="3"><text:bookmark-start text:name="Vam_riedko_ustupaiut_ili_nie_ustupaiut_v"/>Вам редко уступают или не уступают вообще.<text:bookmark-end text:name="Vam_riedko_ustupaiut_ili_nie_ustupaiut_v"/></text:h>
      <text:p text:style-name="P2">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9">Противостояние</text:span>:</text:p>
      <text:p text:style-name="P2"><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2"><text:soft-page-break/>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38308025" text:continue-numbering="true" text:style-name="диалог">
        <text:list-item>
          <text:p text:style-name="P52"><text:span text:style-name="T15">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span></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list xml:id="list38309562" text:continue-numbering="true" text:style-name="диалог">
        <text:list-item>
          <text:p text:style-name="P52"><text:span text:style-name="T15">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span></text:p>
        </text:list-item>
      </text:list>
      <text:p text:style-name="P2">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8313014" text:continue-numbering="true" text:style-name="диалог">
        <text:list-item>
          <text:p text:style-name="P52"><text:span text:style-name="T15">В семье должно быть соперничество!</text:span></text:p>
        </text:list-item>
      </text:list>
      <text:p text:style-name="P2">Конечно, я возмутилась и уже была готова начать жуткий спор, но он тут же продолжил:</text:p>
      <text:list xml:id="list38325940" text:continue-numbering="true" text:style-name="диалог">
        <text:list-item>
          <text:p text:style-name="P52"><text:span text:style-name="T15">Кто кого счастливее сделает!</text:span></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62" text:outline-level="3"><text:bookmark-start text:name="Patologhichieskaia_lozh___Vviedieniie_v_"/>Патологическая ложь. 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2"><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9">Противостояние</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6">1) </text:span></text:span><text:span text:style-name="T15">Пристыдить.</text:span></text:p>
      <text:list xml:id="list38320664" text:continue-numbering="true" text:style-name="диалог">
        <text:list-item>
          <text:p text:style-name="P52"><text:span text:style-name="T15">Ты можешь и не обещать, если не хочешь выглядеть обманщиком.</text:span></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8335561" text:continue-numbering="true" text:style-name="диалог">
        <text:list-item>
          <text:p text:style-name="P52"><text:span text:style-name="T15">Если тебя не устраивает — давай расстанемся.</text:span></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306264" text:continue-numbering="true" text:style-name="диалог">
        <text:list-item>
          <text:p text:style-name="P52"><text:span text:style-name="T15">Я пока поживу у друзей/родителей, а вещи соберу на выходных, договорились?</text:span></text:p>
        </text:list-item>
      </text:list>
      <text:p text:style-name="Text_20_body"><text:span text:style-name="_31__20_Text"><text:span text:style-name="_31__20_Text"><text:span text:style-name="T26">2)</text:span></text:span></text:span><text:span text:style-name="_31__20_Text"><text:span text:style-name="T15"> </text:span></text:span><text:span text:style-name="T15">Отзеркаливание.</text:span></text:p>
      <text:p text:style-name="P2">Пообещайте ему что-то, что ему может очень понравиться, например:</text:p>
      <text:list xml:id="list38326586" text:continue-numbering="true" text:style-name="диалог">
        <text:list-item>
          <text:p text:style-name="P52"><text:span text:style-name="T15">Сегодня дома тебя ждет большой сюрприз!</text:span></text:p>
        </text:list-item>
      </text:list>
      <text:p text:style-name="P2"><text:soft-page-break/>Но никакого сюрприза не готовьте, а если вам начнут предъявлять претензии или демонстрировать обиду, просто ответьте:</text:p>
      <text:list xml:id="list38319511" text:continue-numbering="true" text:style-name="диалог">
        <text:list-item>
          <text:p text:style-name="P52"><text:span text:style-name="T15">Я собиралась, честно, но возникли дела по важнее, поэтому сюрприз переноситься на завтра.</text:span></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8314213" text:continue-numbering="true" text:style-name="диалог">
        <text:list-item>
          <text:p text:style-name="P52"><text:span text:style-name="T15">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span></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62" text:outline-level="3"><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8315512" text:continue-numbering="true" text:style-name="диалог">
        <text:list-item>
          <text:p text:style-name="P52"><text:span text:style-name="T15">Даже Маша/Петя говорит, что ты не права.</text:span></text:p>
        </text:list-item>
      </text:list>
      <text:p text:style-name="P2">Или что-то подобное. Манипулятор даже может не посчитать нужным сказать, кто именно отозвался так о вас:</text:p>
      <text:list xml:id="list38326584" text:continue-numbering="true" text:style-name="диалог">
        <text:list-item>
          <text:p text:style-name="P52"><text:span text:style-name="T15">Да какая разница — кто? Главное, что я не один так считаю...</text:span></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8318527" text:continue-numbering="true" text:style-name="диалог">
        <text:list-item>
          <text:p text:style-name="P52"><text:span text:style-name="T15">Маша/Петя вообще не понимает, почему я с тобой до сих пор встречаюсь...</text:span></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text:soft-page-break/>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9">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list xml:id="list38335559" text:continue-numbering="true" text:style-name="диалог">
        <text:list-item>
          <text:p text:style-name="P52"><text:span text:style-name="T15">А свое мнение у тебя есть?</text:span></text:p>
        </text:list-item>
      </text:list>
      <text:p text:style-name="P2">Если он скажет, что согласен с мнением Маши/Пети, смело уточняйте у него смысл этого, уже его, мнения:</text:p>
      <text:list xml:id="list38313862" text:continue-numbering="true" text:style-name="диалог">
        <text:list-item>
          <text:p text:style-name="P52"><text:span text:style-name="T15">То есть, ты хочешь сказать, что не понимаешь, почему мы с тобой встречаемся?</text:span></text:p>
        </text:list-item>
      </text:list>
      <text:p text:style-name="P2">Так же можно вывести его на чистую воду — узнать, по какой причине он рассказывает о ваших отношениях другим людям:</text:p>
      <text:list xml:id="list38315959" text:continue-numbering="true" text:style-name="диалог">
        <text:list-item>
          <text:p text:style-name="P52"><text:span text:style-name="T15">Ты что, жаловался Маше/Пете на меня?</text:span></text:p>
        </text:list-item>
      </text:list>
      <text:p text:style-name="P2">Ну или пристыдить в распускании слухов о вашей паре:</text:p>
      <text:list xml:id="list38308359" text:continue-numbering="true" text:style-name="диалог">
        <text:list-item>
          <text:p text:style-name="P52"><text:span text:style-name="T15">Можно не быть сплетником и лицемером, милый, и обсудить эти вопросы со мной, а не с посторонними людьми.</text:span></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Так вы попытаетесь узнать, что у него в голове, и, возможно, даже узнаете.</text:p>
      <text:h text:style-name="P62" text:outline-level="3"><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text:soft-page-break/>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8332505" text:continue-numbering="true" text:style-name="диалог">
        <text:list-item>
          <text:p text:style-name="P52"><text:span text:style-name="T15">Закрой свой рот и ответь мне!</text:span></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8312911" text:continue-numbering="true" text:style-name="диалог">
        <text:list-item>
          <text:p text:style-name="P52"><text:span text:style-name="T15">Главное, что хорошо тебе! Вот это самое главное!</text:span></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321057" text:continue-numbering="true" text:style-name="диалог">
        <text:list-item>
          <text:p text:style-name="P52"><text:span text:style-name="T15">Ты все придумываешь. Я такого не говорил...</text:span></text:p>
        </text:list-item>
      </text:list>
      <text:p text:style-name="P2">Потом висхолдинг:</text:p>
      <text:list xml:id="list38305098" text:continue-numbering="true" text:style-name="диалог">
        <text:list-item>
          <text:p text:style-name="P52"><text:span text:style-name="T15">И это, по твоему, проблема? Ты действительно считаешь, что из-за этого стоит ссориться?</text:span></text:p>
        </text:list-item>
      </text:list>
      <text:p text:style-name="P2">Потом он шлифует это все триггером:</text:p>
      <text:list xml:id="list38315490" text:continue-numbering="true" text:style-name="диалог">
        <text:list-item>
          <text:p text:style-name="P52"><text:span text:style-name="T15">Вчера ты тоже говорила, что не хочешь ругаться, но, тем не менее мы поругались...</text:span></text:p>
        </text:list-item>
      </text:list>
      <text:p text:style-name="P2">Конечно, без триангуляции никуда:</text:p>
      <text:list xml:id="list38318227" text:continue-numbering="true" text:style-name="диалог">
        <text:list-item>
          <text:p text:style-name="P52"><text:span text:style-name="T15">Да все говорят, что ты просто неурав­новешенная...</text:span></text:p>
        </text:list-item>
      </text:list>
      <text:p text:style-name="P2"><text:soft-page-break/>И в заключение, виктимблейминг:</text:p>
      <text:list xml:id="list38329214" text:continue-numbering="true" text:style-name="диалог">
        <text:list-item>
          <text:p text:style-name="P52"><text:span text:style-name="T15">Хватит ныть! Сидела бы молча — ничего бы этого не было!..</text:span></text:p>
        </text:list-item>
      </text:list>
      <text:p text:style-name="P23">*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1"><text:soft-page-break/>*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5">Шизофрения (</text:span><text:span text:style-name="T21">от </text:span><text:span text:style-name="_30__20_Text"><text:span text:style-name="T15">греч. schizo – расщеплять, phren – ум, рассудок</text:span></text:span><text:span text:style-name="T15">)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8318195" text:continue-numbering="true" text:style-name="диалог">
        <text:list-item>
          <text:p text:style-name="P52"><text:span text:style-name="T15">Мне так нравится ее смех!/ Сколько можно ржать?!</text:span></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8325346" text:continue-numbering="true" text:style-name="диалог">
        <text:list-item>
          <text:p text:style-name="P52"><text:span text:style-name="T15">Слушай, а это хорошая идея!/Ты серьезно? Тупее ничего не придумала?</text:span></text:p>
        </text:list-item>
      </text:list>
      <text:p text:style-name="P2">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311006" text:continue-numbering="true" text:style-name="диалог">
        <text:list-item>
          <text:p text:style-name="P52"><text:span text:style-name="T15">Если ты пригласишь всех друзей, то это вызовет дискомфорт.</text:span></text:p>
        </text:list-item>
      </text:list>
      <text:p text:style-name="P2">Нельзя не согласиться, что подтекстом данного заявления является запрет.</text:p>
      <text:list xml:id="list38331522" text:continue-numbering="true" text:style-name="диалог">
        <text:list-item>
          <text:p text:style-name="P52"><text:span text:style-name="T15">Я не хочу, чтобы ты приглашала всех друзей, так как это повлечет за собой дискомфорт...</text:span></text:p>
        </text:list-item>
      </text:list>
      <text:p text:style-name="P2"><text:soft-page-break/>Этот подтекст является скрытой (или пассивной) агрессией, и ее очень сложно отследить, ведь жертва изначально видит только такие намерения:</text:p>
      <text:list xml:id="list38324607" text:continue-numbering="true" text:style-name="диалог">
        <text:list-item>
          <text:p text:style-name="P52"><text:span text:style-name="T15">Я хочу, чтобы всем было комфортно.</text:span></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334780" text:continue-numbering="true" text:style-name="диалог">
        <text:list-item>
          <text:p text:style-name="P52"><text:span text:style-name="T15">Я тебя люблю ни смотря ни на что! (Ты очень плохая. У тебя множество недостатков. По сути тебя не за что любить, но — я тебя все равно люблю!)</text:span></text:p>
        </text:list-item>
        <text:list-item>
          <text:p text:style-name="P52"><text:span text:style-name="T15">Мы сделаем это когда ты захочешь — завтра!</text:span></text:p>
        </text:list-item>
        <text:list-item>
          <text:p text:style-name="P52"><text:span text:style-name="T15">Ты можешь рассказать мне. Я пойму! / Как ты могла такое сделать?! Ты в своем уме?</text:span></text:p>
        </text:list-item>
        <text:list-item>
          <text:p text:style-name="P52"><text:soft-page-break/><text:span text:style-name="T15">Тебе не нужна косметика, ты у меня и так красивая! / Ух какая девушка, не то, что моя — замухрышка!</text:span></text:p>
        </text:list-item>
        <text:list-item>
          <text:p text:style-name="P52"><text:span text:style-name="T15">Ты у меня самая лучшая! Я тебя недостоин! (Ты слишком умная/красивая/талантливая... Тебе надо быть хуже, чтобы я был достойным тебя!)</text:span></text:p>
        </text:list-item>
        <text:list-item>
          <text:p text:style-name="P52"><text:span text:style-name="T15">Не работает — нахлебница, сидит на моей шее. / Работает — а обо мне кто будет заботиться?! Эгоистка!</text:span></text:p>
        </text:list-item>
        <text:list-item>
          <text:p text:style-name="P52"><text:span text:style-name="T15">Все женщины корыстные сучки! Им только деньги и нужны! / Как это ты сама за себя заплатишь? Ты хочешь меня унизить?</text:span></text:p>
        </text:list-item>
        <text:list-item>
          <text:p text:style-name="P36">Занимаешься спортом — хочешь, чтоб парни на твою накачанную попку смотрели? / Не занимаешься — лентяйка и жопа у тебя жирная!</text:p>
        </text:list-item>
        <text:list-item>
          <text:p text:style-name="P36">Ей только обнимашки и нужны! / Она вообще не обращает на меня внимание!</text:p>
        </text:list-item>
        <text:list-item>
          <text:p text:style-name="P36">Мне нравятся умные девушки! / Она что думает, что она самая умная?!</text:p>
        </text:list-item>
        <text:list-item>
          <text:p text:style-name="P36">Мне так нравится твой смех! / Когда ты уже успокоишься? Веди себя нормально!</text:p>
        </text:list-item>
        <text:list-item>
          <text:p text:style-name="P36">Мне для тебя ничего не жалко! / Джинсы тебе новые? А чем тебе старые не нравятся?</text:p>
        </text:list-item>
      </text:list>
      <text:p text:style-name="P4"><text:span text:style-name="T9">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62" text:outline-level="3">Демонстрация (в дополнение к описанию дабл байнда).</text:h>
      <text:h text:style-name="Heading_20_4" text:outline-level="4">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text:soft-page-break/>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3">Противостояние<text:span text:style-name="T10">:</text:span></text:p>
      <text:p text:style-name="P11">Во-первых, как я уже неоднократно говорила — перестаньте служить. Во-вторых, поставьте наконец себя на первое место, полюбите себя!</text:p>
      <text:p text:style-name="P4">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4">Вылезьте наконец из «домика» под названием зависимость.</text:p>
      <text:p text:style-name="P4">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4">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2">Есть еще один вид демонстрации. В прямом смысле этого слова. Он смело относится к дабл байнду, так как тоже сбивает с толку.</text:p>
      <text:p text:style-name="P2"><text:soft-page-break/>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text:soft-page-break/>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3">Противостояние<text:span text:style-name="T10">:</text:span></text:p>
      <text:p text:style-name="P4">Здесь, на мой взгляд, ничего не остается, кроме как <text:s/>акцентировать на этом внимание вашего окружения. Обращайте внимание вслух:</text:p>
      <text:list xml:id="list38318358" text:continue-numbering="true" text:style-name="диалог">
        <text:list-item>
          <text:p text:style-name="P33">Ого, сколько нежности! Всегда бы так!</text:p>
        </text:list-item>
        <text:list-item>
          <text:p text:style-name="P33">Ммм... спасибо, милый! Ты настоящий джентльмен! Если бы еще дома так себя вел, то цены бы тебе не было! На тебе цем!</text:p>
        </text:list-item>
        <text:list-item>
          <text:p text:style-name="P48"><text:span text:style-name="T10">Откуда столько внимания? Или это ты перед друзьями рисуешься?</text:span>!</text:p>
        </text:list-item>
        <text:list-item>
          <text:p text:style-name="P33"><text:soft-page-break/>Ой, а я уже и забыла, как цветы пахнут!</text:p>
        </text:list-item>
      </text:list>
      <text:p text:style-name="P4">Но, внимание!</text:p>
      <text:p text:style-name="P4"><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4">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4">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4">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62" text:outline-level="3"><text:bookmark-start text:name="Podkrieplieniie__Stimuliatsiia_na_dieist"/>Подкрепление. 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63" text:outline-level="4"><text:bookmark-start text:name="Polozhitiel_noie_podkrieplieniie_"/>Положительное подкрепление. <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35">«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8329034" text:continue-numbering="true" text:style-name="диалог">
        <text:list-item>
          <text:p text:style-name="P52"><text:span text:style-name="T15">Ты у меня такая сильная! Такие тяжелые пакеты из магазина притащила! Люблю сильных женщин. Иди сюда, я тебя поцелую!</text:span></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2. Стимуляция жертвы на действия путем благодарности за то, что жертва выполнила свои обязанности.</text:p>
      <text:list xml:id="list38319783" text:continue-numbering="true" text:style-name="диалог">
        <text:list-item>
          <text:p text:style-name="P52"><text:span text:style-name="T15">Вот тебе цветы за то, что ты вчера приготовила такой вкусный ужин!</text:span></text:p>
        </text:list-item>
      </text:list>
      <text:p text:style-name="P2">Это, на первый взгляд, тоже приятный комплимент. Нам ведь нравится, когда нам дарят цветы, да? Но по<text:soft-page-break/>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8312476" text:continue-numbering="true" text:style-name="диалог">
        <text:list-item>
          <text:p text:style-name="P36">Я вчера с тобой поделился, теперь ты делись.</text:p>
        </text:list-item>
        <text:list-item>
          <text:p text:style-name="P36">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323409" text:continue-numbering="true" text:style-name="диалог">
        <text:list-item>
          <text:p text:style-name="P52"><text:span text:style-name="T15">Летом едем на море, а зимой — в горы, договорились?</text:span></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text:soft-page-break/>4. Стимуляция жертвы путем похвалы на самостоятельное выполнение общих обязанностей.</text:p>
      <text:list xml:id="list38328034" text:continue-numbering="true" text:style-name="диалог">
        <text:list-item>
          <text:p text:style-name="P36">Милая, но ты же знаешь, что я не уберу в квартире, как ты! Ты с этим справишься гораздо быстрее, чем я! Ты у меня такая молодец!</text:p>
        </text:list-item>
        <text:list-item>
          <text:p text:style-name="P36">У тебя так здорово получается все планировать, так что я решил дать тебе возможность полностью спланировать эту поездку!</text:p>
        </text:list-item>
        <text:list-item>
          <text:p text:style-name="P36">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8303184" text:continue-numbering="true" text:style-name="диалог">
        <text:list-item>
          <text:p text:style-name="P36">Милая, не обижайся! Я ведь так тебя люблю!</text:p>
        </text:list-item>
        <text:list-item>
          <text:p text:style-name="P36">Я вчера погорячился... Вот тебе цветы!</text:p>
        </text:list-item>
        <text:list-item>
          <text:p text:style-name="P36">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text:soft-page-break/>То есть, постоянно нажимают на вашу зеленую кнопку!</text:p>
      <text:p text:style-name="P23">*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text:soft-page-break/>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9">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38319759" text:continue-numbering="true" text:style-name="диалог">
        <text:list-item>
          <text:p text:style-name="P36">Спасибо! Я очень рада! Ты приготовил действительно вкусный ужин!</text:p>
        </text:list-item>
        <text:list-item>
          <text:p text:style-name="P36">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63" text:outline-level="4"><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35">«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8307048" text:continue-numbering="true" text:style-name="диалог">
        <text:list-item>
          <text:p text:style-name="P36">Ты приготовила замечательный ужин! Вот если бы ты еще и десерт приготовила — цены бы тебе не было!</text:p>
        </text:list-item>
        <text:list-item>
          <text:p text:style-name="P36">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text:soft-page-break/>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333578" text:continue-numbering="true" text:style-name="диалог">
        <text:list-item>
          <text:p text:style-name="P36">Ты прямо статусами из соц-сети заговорила!</text:p>
        </text:list-item>
        <text:list-item>
          <text:p text:style-name="P36">Вау, а что это за платье у тебя такое! Может наденешь что-то другое?</text:p>
        </text:list-item>
        <text:list-item>
          <text:p text:style-name="P36">Тебе бы постричься не помешало... Только вчера была у парикмахера?.. Понятно...</text:p>
        </text:list-item>
      </text:list>
      <text:p text:style-name="P2">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8334542" text:continue-numbering="true" text:style-name="диалог">
        <text:list-item>
          <text:p text:style-name="P36">Также во многом это проявляется в быту:</text:p>
        </text:list-item>
        <text:list-item>
          <text:p text:style-name="P36">Ты вчера борщ пересолила, поэтому сегодня готовишь тоже ты.</text:p>
        </text:list-item>
        <text:list-item>
          <text:p text:style-name="P36">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text:soft-page-break/>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9">Противостояние</text:span>:</text:p>
      <text:p text:style-name="P2">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329592" text:continue-numbering="true" text:style-name="диалог">
        <text:list-item>
          <text:p text:style-name="P36"><text:soft-page-break/>Да, эта то самое платье, в котором я была на нашем свидании неделю назад. Ты еще сказал, что я хорошо выгляжу.</text:p>
        </text:list-item>
        <text:list-item>
          <text:p text:style-name="P36">Ты думаешь, что если скажешь мне пару незнакомых мне слов, я тебя любить больше буду?</text:p>
        </text:list-item>
        <text:list-item>
          <text:p text:style-name="P36">Если ты хочешь рыбу на ужин, то ты мог бы сам ее приготовить.</text:p>
        </text:list-item>
        <text:list-item>
          <text:p text:style-name="P36">Не нравится — делай сам.</text:p>
        </text:list-item>
        <text:list-item>
          <text:p text:style-name="P36">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8303570" text:continue-numbering="true" text:style-name="диалог">
        <text:list-item>
          <text:p text:style-name="P52"><text:span text:style-name="T15">Тебе надо, ты и делай! - услышите вы на все предложения.</text:span></text:p>
        </text:list-item>
      </text:list>
      <text:p text:style-name="P2">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text:soft-page-break/>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63" text:outline-level="4"><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35">«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8334138" text:continue-numbering="true" text:style-name="диалог">
        <text:list-item>
          <text:p text:style-name="P36">Если ты сейчас пойдешь гулять, то я с тобой не буду разговаривать.</text:p>
        </text:list-item>
        <text:list-item>
          <text:p text:style-name="P36">Если ты купишь это платье, то мы не поедем в отпуск.</text:p>
        </text:list-item>
        <text:list-item>
          <text:p text:style-name="P36">Если ты еще раз так сделаешь — пеняй на себя!</text:p>
        </text:list-item>
        <text:list-item>
          <text:p text:style-name="P36">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text:soft-page-break/>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9">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8">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text:soft-page-break/>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8321868" text:continue-numbering="true" text:style-name="диалог">
        <text:list-item>
          <text:p text:style-name="P52"><text:soft-page-break/><text:span text:style-name="T15">Но ты не можешь мне запретить!</text:span></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325923" text:continue-numbering="true" text:style-name="диалог">
        <text:list-item>
          <text:p text:style-name="P52"><text:span text:style-name="T15">Поговорим, когда я вернусь.</text:span></text:p>
        </text:list-item>
      </text:list>
      <text:p text:style-name="P2"><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63" text:outline-level="4"><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35">«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text:soft-page-break/>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2"><text:span text:style-name="T9">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62" text:outline-level="3"><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text:soft-page-break/>Пожалуй, я включу сюда еще один момент — жажда внимания. Рассмотрим сразу две формулировки:</text:p>
      <text:list xml:id="list38303274" text:continue-numbering="true" text:style-name="диалог">
        <text:list-item>
          <text:p text:style-name="P36">Ты уделяешь мне недостаточно внимания! — упрек.</text:p>
        </text:list-item>
        <text:list-item>
          <text:p text:style-name="P36">Ты должна уделять мне больше внимания! — приказ.</text:p>
        </text:list-item>
      </text:list>
      <text:p text:style-name="P2">В приказном тоне или же в качестве обвинения — это жалоба.</text:p>
      <text:p text:style-name="P2">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9">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ной технике. Нуж<text:soft-page-break/>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8319332" text:continue-numbering="true" text:style-name="диалог">
        <text:list-item>
          <text:p text:style-name="P36">Болит голова? Выпей таблетку. Вон там лежит...</text:p>
        </text:list-item>
        <text:list-item>
          <text:p text:style-name="P36">Что? Опять злодей-Володя тебе палки в колеса ставит? Вот паразит! Ужинать будешь?</text:p>
        </text:list-item>
        <text:list-item>
          <text:p text:style-name="P3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36">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62" text:outline-level="3"><text:bookmark-start text:name="On_zatsiklien_na_siebie_i_na_sobstvienno"/>Н<text:bookmark-end text:name="On_zatsiklien_na_siebie_i_na_sobstvienno"/>арциссизм.</text:h>
      <text:p text:style-name="P2">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text:p>
      <text:p text:style-name="P2">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2">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2"><text:span text:style-name="T9">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В этом случае техника отзеркаливания хорошо работает. Если ваш партнер лежит, пока вы вкалываете — лягте рядом с ним. Если такой метод может нанести вред, <text:soft-page-break/>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62" text:outline-level="3"><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29"> </text:span><text:span text:style-name="T12">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9">Противостояние</text:span>:</text:p>
      <text:p text:style-name="P2"><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8332801" text:continue-numbering="true" text:style-name="диалог">
        <text:list-item>
          <text:p text:style-name="P52"><text:span text:style-name="T15">Фу, чем это так пахнет? Дорогой, это что, от тебя? Да ты у меня вонючка!</text:span></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63" text:outline-level="4">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4">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4"><text:soft-page-break/>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4">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4">В отношениях с маниакальным чистюлей этого недостаточно.</text:p>
      <text:p text:style-name="P4">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4">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4">Также, чрезмерная приверженность к чистоте может свидетельствовать о наличии таких качеств, как:</text:p>
      <text:list xml:id="list757612835193058100" text:style-name="L22">
        <text:list-item>
          <text:p text:style-name="P49"><text:span text:style-name="T11">закомплексованность и неуверенность в себе</text:span><text:span text:style-name="T1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49"><text:soft-page-break/><text:span text:style-name="T11">сексуальная неудовлетворенность</text:span><text:span text:style-name="T10">, как считал Фрейд, хотя многие современные психо</text:span><text:span text:style-name="T10">аналитики склонны считать, что неудовлетворенность необязательно должна быть сексуальной;</text:span></text:p>
        </text:list-item>
        <text:list-item>
          <text:p text:style-name="P34"><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34"><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34"><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4">Но что же делать вам, если именно от вас требуют идеальной чистоты в доме?</text:p>
      <text:p text:style-name="P3">Противостояние<text:span text:style-name="T10">:</text:span></text:p>
      <text:p text:style-name="P4">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oft-page-break/><text:span text:style-name="T10">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62" text:outline-level="3"><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060952182372731579" text:style-name="L23">
        <text:list-item>
          <text:p text:style-name="P50">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50">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59"><text:span text:style-name="T1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span></text:p>
          <text:p text:style-name="P59"><text:span text:style-name="T15">«Я тебя и больной любить буду.»</text:span></text:p>
        </text:list-item>
        <text:list-item>
          <text:p text:style-name="P50"><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50">Абьюзер считает, что у вас лишний вес и заставляет вас голодать.</text:p>
          <text:p text:style-name="P50">«Хватит жрать!»</text:p>
        </text:list-item>
        <text:list-item>
          <text:p text:style-name="P59"><text:span text:style-name="T15">Абьюзер нарочно мешает вам спать.</text:span></text:p>
          <text:p text:style-name="P59"><text:span text:style-name="T15">«На том свете выспишься!»</text:span></text:p>
        </text:list-item>
      </text:list>
      <text:list xml:id="list38307643" text:continue-list="list38332801" text:style-name="диалог">
        <text:list-item>
          <text:p text:style-name="P36">Сколько можно кашлять?</text:p>
        </text:list-item>
        <text:list-item>
          <text:p text:style-name="P36">Холодно? А ты попрыгай!</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9">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38310290" text:continue-numbering="true" text:style-name="диалог">
        <text:list-item>
          <text:p text:style-name="P52"><text:span text:style-name="T15">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span></text:p>
        </text:list-item>
        <text:list-item>
          <text:p text:style-name="P3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36">Ты же знаешь, что я на антибиотиках. Ты не хочешь, чтобы я поправилась?</text:p>
        </text:list-item>
        <text:list-item>
          <text:p text:style-name="P36">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text:soft-page-break/>ли подобное отношение или, хотя бы, намеки, то вам НЕОБХОДИМО ОБРАТИТЬСЯ ЗА ПОМОЩЬЮ К ПОСТОРОННИМ!!!</text:p>
      <text:p text:style-name="Text_20_body"><text:span text:style-name="T15">Это не шутка, так как </text:span><text:span text:style-name="_31__20_Text"><text:span text:style-name="T15">неглект может стать причиной смерти жертвы</text:span></text:span><text:span text:style-name="T15">. Если у вас, по каким-то причинам, нет возможности обратиться к близким или знакомым — звоните на горячие линии, обращайтесь в центры помо</text:span><text:span text:style-name="T15">щи, говорите, что вы подвергаетесь физическому насилию и вам нужна помощь!</text:span></text:p>
      <text:h text:style-name="P62" text:outline-level="3"><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14">Лично я никогда об этом не задумывалась, но как-то разговорилась с девчонками на эту тему и услышала довольно интересное мнение.</text:p>
      <text:list xml:id="list38323577" text:continue-numbering="true" text:style-name="диалог">
        <text:list-item>
          <text:p text:style-name="P36">Я бы простила измену. — сказала мне одна девушка, которая очень себя любит.</text:p>
        </text:list-item>
        <text:list-item>
          <text:p text:style-name="P36">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17">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15">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1">*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8303915" text:continue-numbering="true" text:style-name="диалог">
        <text:list-item>
          <text:p text:style-name="P51">Что здесь такого? Я же тебя люблю! А она для меня ничего не значит!</text:p>
        </text:list-item>
        <text:list-item>
          <text:p text:style-name="P51">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8329178" text:continue-numbering="true" text:style-name="диалог">
        <text:list-item>
          <text:p text:style-name="P51">Не имеет значения, что произошло в тот момент, когда люди были, как бы, не вместе...</text:p>
        </text:list-item>
        <text:list-item>
          <text:p text:style-name="P51">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8323133" text:continue-numbering="true" text:style-name="диалог">
        <text:list-item>
          <text:p text:style-name="P52"><text:span text:style-name="T26">Подумаешь, кружку разбил. На счастье...</text:span></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text:soft-page-break/>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text:soft-page-break/>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8308271" text:continue-numbering="true" text:style-name="диалог">
        <text:list-item>
          <text:p text:style-name="P52"><text:span text:style-name="T15">У женщины мужик должен быть один. Только шлюхи трахаются со всеми подряд! — можете услышать вы в ответ.</text:span></text:p>
        </text:list-item>
      </text:list>
      <text:p text:style-name="P2">Пусть это вас не удивляет. Он собственник. Ваша просьба может вызвать в нем море возмущений — он же <text:soft-page-break/>ваш хозяин. Как это, что вами может овладеть кто-то другой!? Только он!</text:p>
      <text:p text:style-name="P2">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8332726" text:continue-numbering="true" text:style-name="диалог">
        <text:list-item>
          <text:p text:style-name="P52"><text:span text:style-name="T15">А чё?!</text:span></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2">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text:soft-page-break/>Он созванивается и переписывается с новыми пассиями не шифруясь.</text:p>
      <text:list xml:id="list38333054" text:continue-numbering="true" text:style-name="диалог">
        <text:list-item>
          <text:p text:style-name="P52"><text:span text:style-name="T26">Это мои подружки!</text:span></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2"><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8316871" text:continue-numbering="true" text:style-name="диалог">
        <text:list-item>
          <text:p text:style-name="P36">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8334081" text:continue-numbering="true" text:style-name="диалог">
        <text:list-item>
          <text:p text:style-name="P52"><text:span text:style-name="T15">Я думаю, что мы готовы к этому...</text:span></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8328770" text:continue-numbering="true" text:style-name="диалог">
        <text:list-item>
          <text:p text:style-name="P52"><text:soft-page-break/><text:span text:style-name="T15">Я, — говорит. — просто посижу и посмотрю на вас!</text:span></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1">*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8332451" text:continue-numbering="true" text:style-name="диалог">
        <text:list-item>
          <text:p text:style-name="P52"><text:span text:style-name="T15">Что здесь такого? — слышите вы в ответ на все ваши возмущения.</text:span></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8322119" text:continue-numbering="true" text:style-name="диалог">
        <text:list-item>
          <text:p text:style-name="P52"><text:span text:style-name="T15">Измена — это искусство сделать так, чтоб о ней никто не узнал!</text:span></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2"/>
      <text:p text:style-name="P2"/>
      <text:p text:style-name="P2"/>
      <text:h text:style-name="P62" text:outline-level="3"><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16">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9">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62" text:outline-level="3">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8311671" text:continue-numbering="true" text:style-name="диалог">
        <text:list-item>
          <text:p text:style-name="P36">Меня никто, кроме тебя не понимает!</text:p>
        </text:list-item>
        <text:list-item>
          <text:p text:style-name="P36">Ты лучшее, что со мной случилось в жизни!</text:p>
        </text:list-item>
        <text:list-item>
          <text:p text:style-name="P36">Как я мог так поступать с тобой?! Теперь я все понял!</text:p>
        </text:list-item>
      </text:list>
      <text:p text:style-name="P8">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text:soft-page-break/>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3">Противостояние<text:span text:style-name="T10">:</text:span></text:p>
      <text:p text:style-name="P4">Не возвращайтесь!</text:p>
      <text:h text:style-name="P62" text:outline-level="3">Манипуляция разрывом<text:bookmark-start text:name="Zaiavlieniie_o_razryvie_otnoshienii_"/>.<text:bookmark-end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8306759" text:continue-numbering="true" text:style-name="диалог">
        <text:list-item>
          <text:p text:style-name="P52"><text:span text:style-name="T15">Так будет лучше для нас.</text:span></text:p>
        </text:list-item>
      </text:list>
      <text:p text:style-name="P2">Или:</text:p>
      <text:list xml:id="list383058371" text:continue-numbering="true" text:style-name="диалог">
        <text:list-item>
          <text:p text:style-name="P52"><text:span text:style-name="T15">Так больше не может продолжаться, ведь ты...</text:span></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21">*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text:soft-page-break/>Вам внушали, что нужно быть лучше. И вы снова и снова разрушали себя с его подачи, но — самостоятельно.</text:p>
      <text:p text:style-name="P2">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9">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text:soft-page-break/>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65" text:outline-level="2">Эпилог</text:h>
      <text:p text:style-name="P4">Ну вот и все. Дело сделано. Ответы найдены.</text:p>
      <text:p text:style-name="P4">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4">Изначально, именно это стало целью для меня - найти и объяснить себе:</text:p>
      <text:list xml:id="list38319271" text:continue-numbering="true" text:style-name="диалог">
        <text:list-item>
          <text:p text:style-name="P33">Что это было?</text:p>
        </text:list-item>
        <text:list-item>
          <text:p text:style-name="P33">Почему это произошло со мной?</text:p>
        </text:list-item>
        <text:list-item>
          <text:p text:style-name="P33">За какие такие мои проступки мне причинили столько боли?</text:p>
        </text:list-item>
      </text:list>
      <text:p text:style-name="P4">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2"><text:span text:style-name="T10">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4"><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4">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4">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4">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4">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2"><text:span text:style-name="T10">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10">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4">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2">* * *</text:p>
      <text:p text:style-name="P4">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4">Для них это может стать новым стимулом для оскорблений и высмеивания, а также вызвать множество возмущений и обвинении меня в клевете.</text:p>
      <text:list xml:id="list38306727" text:continue-numbering="true" text:style-name="диалог">
        <text:list-item>
          <text:p text:style-name="P33">Это притянуто за уши;</text:p>
        </text:list-item>
        <text:list-item>
          <text:p text:style-name="P33">Это абсолютная клевета;</text:p>
        </text:list-item>
        <text:list-item>
          <text:p text:style-name="P33">Она все это придумала;</text:p>
        </text:list-item>
        <text:list-item>
          <text:p text:style-name="P33">Это полный бред/абсурд;</text:p>
        </text:list-item>
        <text:list-item>
          <text:p text:style-name="P33">Это не стоит моего внимания;</text:p>
        </text:list-item>
        <text:list-item>
          <text:p text:style-name="P33">Это просто смешно;</text:p>
        </text:list-item>
        <text:list-item>
          <text:p text:style-name="P33"><text:soft-page-break/>Это еще раз доказывает ее неадекватность;</text:p>
        </text:list-item>
      </text:list>
      <text:p text:style-name="P4">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4">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2">* * *</text:p>
      <text:p text:style-name="P4">Напоследок не удержусь и нажелаю!</text:p>
      <text:p text:style-name="P4">Я желаю вам быть сильными и любить себя.</text:p>
      <text:p text:style-name="P4">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4">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4">Я желаю вам понимать, что для вас лучше и точно знать, что же приведет вас к счастью!</text:p>
      <text:p text:style-name="P4">Я желаю вам то, чего вы заслуживаете, без поблажек и привилегий!</text:p>
      <text:p text:style-name="P4">Искренне ваша Я. Каминская.</text:p>
      <text:h text:style-name="P64"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Часть 1.<text:line-break/>Фирменные отношения<text:tab/>3</text:p>
          <text:p text:style-name="P80">Пролог<text:tab/>3</text:p>
          <text:p text:style-name="P80">Глава 1.<text:line-break/>Это еще не конец<text:tab/>23</text:p>
          <text:p text:style-name="P80">Глава 2.<text:line-break/>Таблетка<text:tab/>26</text:p>
          <text:p text:style-name="P80">Глава 3.<text:line-break/>Останешься?<text:tab/>39</text:p>
          <text:p text:style-name="P80">Глава 4.<text:line-break/>Зачем платить больше?<text:tab/>43</text:p>
          <text:p text:style-name="P80">Глава 5.<text:line-break/>Интроверт<text:tab/>48</text:p>
          <text:p text:style-name="P80">Глава 6.<text:line-break/>Стразики<text:tab/>75</text:p>
          <text:p text:style-name="P80">Глава 7.<text:line-break/>З — Забота<text:tab/>87</text:p>
          <text:p text:style-name="P80">Глава 8.<text:line-break/>Сама, котик<text:tab/>105</text:p>
          <text:p text:style-name="P80">Глава 9.<text:line-break/>Мы так общаемся<text:tab/>121</text:p>
          <text:p text:style-name="P80">Глава 10.<text:line-break/>Это не я<text:tab/>139</text:p>
          <text:p text:style-name="P80">Глава 11.<text:line-break/>Трио<text:tab/>161</text:p>
          <text:p text:style-name="P80">Глава 12.<text:line-break/>Не ной<text:tab/>170</text:p>
          <text:p text:style-name="P80"><text:soft-page-break/>Глава 13.<text:line-break/>Неадекватная<text:tab/>180</text:p>
          <text:p text:style-name="P80">Глава 14.<text:line-break/>Вожак<text:tab/>205</text:p>
          <text:p text:style-name="P80">Глава 15.<text:line-break/>Ад<text:tab/>224</text:p>
          <text:p text:style-name="P80">Глава 16.<text:line-break/>Nosce te ipsum<text:tab/>237</text:p>
          <text:p text:style-name="P80">Глава 17.<text:line-break/>Я все понял<text:tab/>246</text:p>
          <text:p text:style-name="P80">Глава 18.<text:line-break/>А зачем вам Она?<text:tab/>252</text:p>
          <text:p text:style-name="P80">Глава 19.<text:line-break/>Я подумаю<text:tab/>260</text:p>
          <text:p text:style-name="P80">Глава 20.<text:line-break/>Меньше нюансов<text:tab/>265</text:p>
          <text:p text:style-name="P80">Глава 21.<text:line-break/>Быть честным очень легко!<text:tab/>274</text:p>
          <text:p text:style-name="P80">Глава 22.<text:line-break/>Гори в аду<text:tab/>320</text:p>
          <text:p text:style-name="P80">Глава 23.<text:line-break/>Апофеоз отношений с манипулятором<text:tab/>340</text:p>
          <text:p text:style-name="P80">Глава 24.<text:line-break/>Причины манипуляции<text:tab/>360</text:p>
          <text:p text:style-name="P72">Часть 2.<text:line-break/>Ингридиенты<text:tab/>380</text:p>
          <text:p text:style-name="P80">Глава 25.<text:line-break/>Признаки, приемы и противостояние манипуляции<text:tab/>381</text:p>
          <text:p text:style-name="P73">Почему я?<text:tab/>383</text:p>
          <text:p text:style-name="P73">Демонстративное игнорирование собственных обязательств.<text:tab/>396</text:p>
          <text:p text:style-name="P73">Газлайтинг.<text:tab/>398</text:p>
          <text:p text:style-name="P73">Висхолдинг.<text:tab/>403</text:p>
          <text:p text:style-name="P73">«Да, но &lt;...&gt;» (в дополнение к описанию висхолдинга).<text:tab/>406</text:p>
          <text:p text:style-name="P73">Изоляция жертвы от ее окружения.<text:tab/>408</text:p>
          <text:p text:style-name="P73"><text:soft-page-break/>Пассивная агрессия (игнорирование, обида, внезапный бойкот).<text:tab/>411</text:p>
          <text:p text:style-name="P73">Эгоизм. Равнодушие.<text:tab/>416</text:p>
          <text:p text:style-name="P73">Игра на ваших эмоциях или психологические триггеры.<text:tab/>417</text:p>
          <text:p text:style-name="P73">Виктимблейминг.<text:tab/>421</text:p>
          <text:p text:style-name="P73">Вам редко уступают или не уступают вообще.<text:tab/>427</text:p>
          <text:p text:style-name="P73">Патологическая ложь. Введение в болезненное состояние ожидания.<text:tab/>432</text:p>
          <text:p text:style-name="P73">Триангуляция.<text:tab/>438</text:p>
          <text:p text:style-name="P73">Дабл байнд.<text:tab/>441</text:p>
          <text:p text:style-name="P73">Демонстрация (в дополнение к описанию дабл байнда).<text:tab/>450</text:p>
          <text:p text:style-name="Оглавление_20_пользователя_20_4">Демонстрация занятости.<text:tab/>450</text:p>
          <text:p text:style-name="Оглавление_20_пользователя_20_4">Демонстрация любви.<text:tab/>454</text:p>
          <text:p text:style-name="P73">Подкрепление. Стимуляция на действия.<text:tab/>458</text:p>
          <text:p text:style-name="Оглавление_20_пользователя_20_4">Положительное подкрепление. <text:tab/>459</text:p>
          <text:p text:style-name="Оглавление_20_пользователя_20_4">Неустойчивое или частичное подкрепление.<text:tab/>465</text:p>
          <text:p text:style-name="Оглавление_20_пользователя_20_4">Отрицательное подкрепление.<text:tab/>470</text:p>
          <text:p text:style-name="Оглавление_20_пользователя_20_4">Травмирующий одноразовый опыт.<text:tab/>475</text:p>
          <text:p text:style-name="P73">Постоянные жалобы.<text:tab/>477</text:p>
          <text:p text:style-name="P73">Нарциссизм.<text:tab/>480</text:p>
          <text:p text:style-name="P73">Отношение к чистоте.<text:tab/>482</text:p>
          <text:p text:style-name="Оглавление_20_пользователя_20_4">Патологическая неряшливость.<text:tab/>482</text:p>
          <text:p text:style-name="Оглавление_20_пользователя_20_4">Патологическое стремление к чистоте.<text:tab/>484</text:p>
          <text:p text:style-name="P73">Неглект.<text:tab/>488</text:p>
          <text:p text:style-name="P73">Попытка выторговать право на «лево».</text:p>
          <text:p text:style-name="P73">Принуждение к трио.<text:tab/>492</text:p>
          <text:p text:style-name="Оглавление_20_пользователя_20_4">Вариант 1. <text:s/>Ничто не предвещало беды.<text:tab/>497</text:p>
          <text:p text:style-name="Оглавление_20_пользователя_20_4">Вариант 2. Ну мааам!<text:tab/>498</text:p>
          <text:p text:style-name="Оглавление_20_пользователя_20_4">Вариант 3. Я уже взрослый.<text:tab/>501</text:p>
          <text:p text:style-name="Оглавление_20_пользователя_20_4">Секс втроем.<text:tab/>503</text:p>
          <text:p text:style-name="P73">Перспектицид.<text:tab/>509</text:p>
          <text:p text:style-name="P73">Сахарное шоу.<text:tab/>511</text:p>
          <text:p text:style-name="P73">Манипуляция разрывом.<text:tab/>513</text:p>
          <text:p text:style-name="P80">Эпилог<text:tab/>518</text:p>
          <text:p text:style-name="P72">Содержание<text:tab/>52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sans-serif" svg:font-family="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6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6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Часть 2.Ингридиенты</text:chapter></text:p>
      </style:header>
      <style:footer>
        <text:p text:style-name="Footer_20_right"><text:page-number text:select-page="current">523</text:page-number></text:p>
      </style:footer>
    </style:master-page>
    <style:master-page style:name="Right_20_Page" style:display-name="Right Page" style:page-layout-name="Mpm5" style:next-style-name="Left_20_Page">
      <style:header>
        <text:p text:style-name="Header_20_right"><text:chapter text:display="number-and-name" text:outline-level="1">Часть 1.Фирменные отношения</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2-09T18:12:25.84</dc:date>
    <meta:editing-cycles>261</meta:editing-cycles>
    <meta:editing-duration>P11DT8H32M24S</meta:editing-duration>
    <meta:document-statistic meta:table-count="0" meta:image-count="0" meta:object-count="0" meta:page-count="531" meta:paragraph-count="3645" meta:word-count="95337" meta:character-count="58982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